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peed_ramp" table:style-name="ta1">
        <table:shapes>
          <draw:frame draw:z-index="0" draw:style-name="gr1" draw:text-style-name="P1" svg:width="6.2988in" svg:height="3.5429in" svg:x="8.1657in" svg:y="14.4181in">
            <draw:object draw:notify-on-update-of-ranges="speed_ramp.A1:speed_ramp.A119 speed_ramp.B1:speed_ramp.B119 speed_ramp.C1:speed_ramp.C1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4" table:default-cell-style-name="Default"/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table:number-columns-repeated="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5" calcext:value-type="float">
            <text:p>0.05</text:p>
          </table:table-cell>
          <table:table-cell office:value-type="float" office:value="0.07" calcext:value-type="float">
            <text:p>0.07</text:p>
          </table:table-cell>
          <table:table-cell table:number-columns-repeated="2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table:number-columns-repeated="2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8" calcext:value-type="float">
            <text:p>0.08</text:p>
          </table:table-cell>
          <table:table-cell office:value-type="float" office:value="0.09" calcext:value-type="float">
            <text:p>0.09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table:number-columns-repeated="2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table:number-columns-repeated="2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table:number-columns-repeated="2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table:number-columns-repeated="17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7" calcext:value-type="float">
            <text:p>0.17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15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8" calcext:value-type="float">
            <text:p>0.18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table:number-columns-repeated="17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" calcext:value-type="float">
            <text:p>0.2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string" calcext:value-type="string">
            <text:p>LINEST raw output</text:p>
          </table:table-cell>
          <table:table-cell table:number-columns-repeated="15"/>
          <table:table-cell table:number-matrix-columns-spanned="2" table:number-matrix-rows-spanned="5" table:formula="of:=LINEST([.$C$1:.$C$119] ; [.$A$1:.$A$119] ; 1 ; 1)" office:value-type="float" office:value="0.00526976214214499" calcext:value-type="float">
            <text:p>0.005269762142145</text:p>
          </table:table-cell>
          <table:table-cell office:value-type="float" office:value="-0.0287884916678538" calcext:value-type="float">
            <text:p>-0.02878849166785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/>
          <table:table-cell table:number-matrix-columns-spanned="2" table:number-matrix-rows-spanned="5" table:formula="of:=LINEST([.$B$1:.$B$119] ; [.$A$1:.$A$119] ; 1 ; 1)" office:value-type="float" office:value="0.00511558182595072" calcext:value-type="float">
            <text:p>0.005115581825951</text:p>
          </table:table-cell>
          <table:table-cell office:value-type="float" office:value="-0.0342065232872809" calcext:value-type="float">
            <text:p>-0.034206523287281</text:p>
          </table:table-cell>
          <table:table-cell table:number-columns-repeated="14"/>
          <table:table-cell office:value-type="float" office:value="0.00000729832663655906" calcext:value-type="float">
            <text:p>7.29832663655906E-06</text:p>
          </table:table-cell>
          <table:table-cell office:value-type="float" office:value="0.00111203125515687" calcext:value-type="float">
            <text:p>0.00111203125515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0.00000874368039451057" calcext:value-type="float">
            <text:p>8.74368039451057E-06</text:p>
          </table:table-cell>
          <table:table-cell office:value-type="float" office:value="0.00133225688133661" calcext:value-type="float">
            <text:p>0.001332256881337</text:p>
          </table:table-cell>
          <table:table-cell table:number-columns-repeated="14"/>
          <table:table-cell office:value-type="float" office:value="0.999775636101785" calcext:value-type="float">
            <text:p>0.999775636101785</text:p>
          </table:table-cell>
          <table:table-cell office:value-type="float" office:value="0.00546975377042093" calcext:value-type="float">
            <text:p>0.00546975377042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0.999658307128396" calcext:value-type="float">
            <text:p>0.999658307128396</text:p>
          </table:table-cell>
          <table:table-cell office:value-type="float" office:value="0.00655297867399617" calcext:value-type="float">
            <text:p>0.006552978673996</text:p>
          </table:table-cell>
          <table:table-cell table:number-columns-repeated="14"/>
          <table:table-cell office:value-type="float" office:value="521357.269839666" calcext:value-type="float">
            <text:p>521357.269839666</text:p>
          </table:table-cell>
          <table:table-cell office:value-type="float" office:value="117" calcext:value-type="float">
            <text:p>11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float" office:value="342295.762229613" calcext:value-type="float">
            <text:p>342295.762229613</text:p>
          </table:table-cell>
          <table:table-cell office:value-type="float" office:value="117" calcext:value-type="float">
            <text:p>117</text:p>
          </table:table-cell>
          <table:table-cell table:number-columns-repeated="14"/>
          <table:table-cell office:value-type="float" office:value="15.5980743597778" calcext:value-type="float">
            <text:p>15.5980743597778</text:p>
          </table:table-cell>
          <table:table-cell office:value-type="float" office:value="0.00350043013815697" calcext:value-type="float">
            <text:p>0.003500430138157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/>
          <table:table-cell office:value-type="float" office:value="14.6987035721407" calcext:value-type="float">
            <text:p>14.6987035721407</text:p>
          </table:table-cell>
          <table:table-cell office:value-type="float" office:value="0.00502415895171629" calcext:value-type="float">
            <text:p>0.005024158951716</text:p>
          </table:table-cell>
          <table:table-cell table:number-columns-repeated="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table:number-columns-repeated="17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/>
          <table:table-cell office:value-type="string" calcext:value-type="string">
            <text:p>Regression Statistics</text:p>
          </table:table-cell>
          <table:table-cell table:number-columns-repeated="15"/>
          <table:table-cell office:value-type="string" calcext:value-type="string">
            <text:p>R^2</text:p>
          </table:table-cell>
          <table:table-cell table:formula="of:=[.$U$17]" office:value-type="float" office:value="0.999775636101785" calcext:value-type="float">
            <text:p>0.99977563610178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R^2</text:p>
          </table:table-cell>
          <table:table-cell table:formula="of:=[.$E$18]" office:value-type="float" office:value="0.999658307128396" calcext:value-type="float">
            <text:p>0.999658307128396</text:p>
          </table:table-cell>
          <table:table-cell table:number-columns-repeated="14"/>
          <table:table-cell office:value-type="string" calcext:value-type="string">
            <text:p>Standard Error</text:p>
          </table:table-cell>
          <table:table-cell table:formula="of:=[.$V$17]" office:value-type="float" office:value="0.00546975377042093" calcext:value-type="float">
            <text:p>0.00546975377042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string" calcext:value-type="string">
            <text:p>Standard Error</text:p>
          </table:table-cell>
          <table:table-cell table:formula="of:=[.$F$18]" office:value-type="float" office:value="0.00655297867399617" calcext:value-type="float">
            <text:p>0.006552978673996</text:p>
          </table:table-cell>
          <table:table-cell table:number-columns-repeated="14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Observations</text:p>
          </table:table-cell>
          <table:table-cell table:formula="of:=119" office:value-type="float" office:value="119" calcext:value-type="float">
            <text:p>119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Observations</text:p>
          </table:table-cell>
          <table:table-cell table:formula="of:=119" office:value-type="float" office:value="119" calcext:value-type="float">
            <text:p>119</text:p>
          </table:table-cell>
          <table:table-cell table:number-columns-repeated="14"/>
          <table:table-cell office:value-type="string" calcext:value-type="string">
            <text:p>Adjusted R^2</text:p>
          </table:table-cell>
          <table:table-cell table:formula="of:=1 - (1 - [.$U$17])*([.$V$25] - 1)/([.$V$25] - [.$V$24] - 1)" office:value-type="float" office:value="0.999773718461629" calcext:value-type="float">
            <text:p>0.99977371846162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2" calcext:value-type="float">
            <text:p>0.32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string" calcext:value-type="string">
            <text:p>Adjusted R^2</text:p>
          </table:table-cell>
          <table:table-cell table:formula="of:=1 - (1 - [.$E$18])*([.$F$26] - 1)/([.$F$26] - [.$F$25] - 1)" office:value-type="float" office:value="0.999655386676502" calcext:value-type="float">
            <text:p>0.999655386676502</text:p>
          </table:table-cell>
          <table:table-cell table:number-columns-repeated="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34" calcext:value-type="float">
            <text:p>0.34</text:p>
          </table:table-cell>
          <table:table-cell office:value-type="float" office:value="0.35" calcext:value-type="float">
            <text:p>0.35</text:p>
          </table:table-cell>
          <table:table-cell table:number-columns-repeated="17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5" calcext:value-type="float">
            <text:p>0.35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string" calcext:value-type="string">
            <text:p>Analysis of Variance (ANOVA)</text:p>
          </table:table-cell>
          <table:table-cell table:number-columns-repeated="16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6" calcext:value-type="float">
            <text:p>0.36</text:p>
          </table:table-cell>
          <table:table-cell office:value-type="float" office:value="0.37" calcext:value-type="float">
            <text:p>0.37</text:p>
          </table:table-cell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10"/>
          <table:table-cell office:value-type="string" calcext:value-type="string">
            <text:p>Regression</text:p>
          </table:table-cell>
          <table:table-cell table:formula="of:=[.$V$24]" office:value-type="float" office:value="1" calcext:value-type="float">
            <text:p>1</text:p>
          </table:table-cell>
          <table:table-cell table:formula="of:=[.$U$19]" office:value-type="float" office:value="15.5980743597778" calcext:value-type="float">
            <text:p>15.5980743597778</text:p>
          </table:table-cell>
          <table:table-cell table:formula="of:=[.$U$19] / [.$V$30]" office:value-type="float" office:value="15.5980743597778" calcext:value-type="float">
            <text:p>15.5980743597778</text:p>
          </table:table-cell>
          <table:table-cell table:formula="of:=[.$U$18]" office:value-type="float" office:value="521357.269839666" calcext:value-type="float">
            <text:p>521357.269839666</text:p>
          </table:table-cell>
          <table:table-cell table:formula="of:=LEGACY.FDIST([.$U$18] ; [.$V$30] ; [.$V$18])" office:value-type="float" office:value="2.4987121396885E-215" calcext:value-type="float">
            <text:p>2.4987121396885E-21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37" calcext:value-type="float">
            <text:p>0.37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string" calcext:value-type="string">
            <text:p>Regression</text:p>
          </table:table-cell>
          <table:table-cell table:formula="of:=[.$F$25]" office:value-type="float" office:value="1" calcext:value-type="float">
            <text:p>1</text:p>
          </table:table-cell>
          <table:table-cell table:formula="of:=[.$E$20]" office:value-type="float" office:value="14.6987035721407" calcext:value-type="float">
            <text:p>14.6987035721407</text:p>
          </table:table-cell>
          <table:table-cell table:formula="of:=[.$E$20] / [.$F$31]" office:value-type="float" office:value="14.6987035721407" calcext:value-type="float">
            <text:p>14.6987035721407</text:p>
          </table:table-cell>
          <table:table-cell table:formula="of:=[.$E$19]" office:value-type="float" office:value="342295.762229613" calcext:value-type="float">
            <text:p>342295.762229613</text:p>
          </table:table-cell>
          <table:table-cell table:formula="of:=LEGACY.FDIST([.$E$19] ; [.$F$31] ; [.$F$19])" office:value-type="float" office:value="1.21532761376249E-204" calcext:value-type="float">
            <text:p>1.21532761376249E-204</text:p>
          </table:table-cell>
          <table:table-cell table:number-columns-repeated="10"/>
          <table:table-cell office:value-type="string" calcext:value-type="string">
            <text:p>Residual</text:p>
          </table:table-cell>
          <table:table-cell table:formula="of:=[.$V$18]" office:value-type="float" office:value="117" calcext:value-type="float">
            <text:p>117</text:p>
          </table:table-cell>
          <table:table-cell table:formula="of:=[.$V$19]" office:value-type="float" office:value="0.00350043013815697" calcext:value-type="float">
            <text:p>0.003500430138157</text:p>
          </table:table-cell>
          <table:table-cell table:formula="of:=[.$V$19] / [.$V$18]" office:value-type="float" office:value="0.0000299182063090339" calcext:value-type="float">
            <text:p>2.99182063090339E-05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8" calcext:value-type="float">
            <text:p>0.38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string" calcext:value-type="string">
            <text:p>Residual</text:p>
          </table:table-cell>
          <table:table-cell table:formula="of:=[.$F$19]" office:value-type="float" office:value="117" calcext:value-type="float">
            <text:p>117</text:p>
          </table:table-cell>
          <table:table-cell table:formula="of:=[.$F$20]" office:value-type="float" office:value="0.00502415895171629" calcext:value-type="float">
            <text:p>0.005024158951716</text:p>
          </table:table-cell>
          <table:table-cell table:formula="of:=[.$F$20] / [.$F$19]" office:value-type="float" office:value="0.0000429415295018487" calcext:value-type="float">
            <text:p>4.29415295018487E-05</text:p>
          </table:table-cell>
          <table:table-cell table:number-columns-repeated="12"/>
          <table:table-cell office:value-type="string" calcext:value-type="string">
            <text:p>Total</text:p>
          </table:table-cell>
          <table:table-cell table:formula="of:=[.$V$30] + [.$V$18]" office:value-type="float" office:value="118" calcext:value-type="float">
            <text:p>118</text:p>
          </table:table-cell>
          <table:table-cell table:formula="of:=[.$U$19] + [.$V$19]" office:value-type="float" office:value="15.601574789916" calcext:value-type="float">
            <text:p>15.60157478991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9" calcext:value-type="float">
            <text:p>0.3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string" calcext:value-type="string">
            <text:p>Total</text:p>
          </table:table-cell>
          <table:table-cell table:formula="of:=[.$F$31] + [.$F$19]" office:value-type="float" office:value="118" calcext:value-type="float">
            <text:p>118</text:p>
          </table:table-cell>
          <table:table-cell table:formula="of:=[.$E$20] + [.$F$20]" office:value-type="float" office:value="14.7037277310924" calcext:value-type="float">
            <text:p>14.7037277310924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" calcext:value-type="float">
            <text:p>0.4</text:p>
          </table:table-cell>
          <table:table-cell office:value-type="float" office:value="0.41" calcext:value-type="float">
            <text:p>0.41</text:p>
          </table:table-cell>
          <table:table-cell table:number-columns-repeated="17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2" calcext:value-type="float">
            <text:p>0.42</text:p>
          </table:table-cell>
          <table:table-cell office:value-type="float" office:value="0.44" calcext:value-type="float">
            <text:p>0.44</text:p>
          </table:table-cell>
          <table:table-cell table:number-columns-repeated="18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V$34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V$34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.43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35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35] * 100) ; &quot;%&quot;)" office:value-type="string" office:string-value="Upper 95%" calcext:value-type="string">
            <text:p>Upper 95%</text:p>
          </table:table-cell>
          <table:table-cell table:number-columns-repeated="9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U$15:.$V$15]; 1 ; 39 - ROW())" office:value-type="float" office:value="-0.0287884916678538" calcext:value-type="float">
            <text:p>-0.028788491667854</text:p>
          </table:table-cell>
          <table:table-cell table:number-matrix-columns-spanned="1" table:number-matrix-rows-spanned="2" table:formula="of:=INDEX([.$U$16:.$V$16]; 1 ; 39 - ROW())" office:value-type="float" office:value="0.00111203125515687" calcext:value-type="float">
            <text:p>0.001112031255157</text:p>
          </table:table-cell>
          <table:table-cell table:number-matrix-columns-spanned="1" table:number-matrix-rows-spanned="2" table:formula="of:=[.$V$37:.$V$38] / [.$W$37:.$W$38]" office:value-type="float" office:value="-25.8882037122174" calcext:value-type="float">
            <text:p>-25.8882037122174</text:p>
          </table:table-cell>
          <table:table-cell table:number-matrix-columns-spanned="1" table:number-matrix-rows-spanned="2" table:formula="of:=LEGACY.TDIST(ABS([.$X$37:.$X$38]) ; [.$V$18] ; 2 )" office:value-type="float" office:value="2.9454349239382E-050" calcext:value-type="float">
            <text:p>2.9454349239382E-50</text:p>
          </table:table-cell>
          <table:table-cell table:number-matrix-columns-spanned="1" table:number-matrix-rows-spanned="2" table:formula="of:=[.$V$37:.$V$38] - [.$W$37:.$W$38] * TINV(1 - [.$V$34] ; [.$V$18])" office:value-type="float" office:value="-0.0309908112967901" calcext:value-type="float">
            <text:p>-0.03099081129679</text:p>
          </table:table-cell>
          <table:table-cell table:number-matrix-columns-spanned="1" table:number-matrix-rows-spanned="2" table:formula="of:=[.$V$37:.$V$38] + [.$W$37:.$W$38] * TINV(1 - [.$V$34] ; [.$V$18])" office:value-type="float" office:value="-0.0265861720389175" calcext:value-type="float">
            <text:p>-0.026586172038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4" calcext:value-type="float">
            <text:p>0.44</text:p>
          </table:table-cell>
          <table:table-cell office:value-type="float" office:value="0.46" calcext:value-type="float">
            <text:p>0.46</text:p>
          </table:table-cell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16:.$F$16]; 1 ; 40 - ROW())" office:value-type="float" office:value="-0.0342065232872809" calcext:value-type="float">
            <text:p>-0.034206523287281</text:p>
          </table:table-cell>
          <table:table-cell table:number-matrix-columns-spanned="1" table:number-matrix-rows-spanned="2" table:formula="of:=INDEX([.$E$17:.$F$17]; 1 ; 40 - ROW())" office:value-type="float" office:value="0.00133225688133661" calcext:value-type="float">
            <text:p>0.001332256881337</text:p>
          </table:table-cell>
          <table:table-cell table:number-matrix-columns-spanned="1" table:number-matrix-rows-spanned="2" table:formula="of:=[.$F$38:.$F$39] / [.$G$38:.$G$39]" office:value-type="float" office:value="-25.6756213958997" calcext:value-type="float">
            <text:p>-25.6756213958997</text:p>
          </table:table-cell>
          <table:table-cell table:number-matrix-columns-spanned="1" table:number-matrix-rows-spanned="2" table:formula="of:=LEGACY.TDIST(ABS([.$H$38:.$H$39]) ; [.$F$19] ; 2 )" office:value-type="float" office:value="6.69786986337544E-050" calcext:value-type="float">
            <text:p>6.69786986337544E-50</text:p>
          </table:table-cell>
          <table:table-cell table:number-matrix-columns-spanned="1" table:number-matrix-rows-spanned="2" table:formula="of:=[.$F$38:.$F$39] - [.$G$38:.$G$39] * TINV(1 - [.$F$35] ; [.$F$19])" office:value-type="float" office:value="-0.0368449882287534" calcext:value-type="float">
            <text:p>-0.036844988228754</text:p>
          </table:table-cell>
          <table:table-cell table:number-matrix-columns-spanned="1" table:number-matrix-rows-spanned="2" table:formula="of:=[.$F$38:.$F$39] + [.$G$38:.$G$39] * TINV(1 - [.$F$35] ; [.$F$19])" office:value-type="float" office:value="-0.0315680583458084" calcext:value-type="float">
            <text:p>-0.031568058345808</text:p>
          </table:table-cell>
          <table:table-cell table:number-columns-repeated="9"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526976214214499" calcext:value-type="float">
            <text:p>0.005269762142145</text:p>
          </table:table-cell>
          <table:table-cell office:value-type="float" office:value="0.00000729832663655906" calcext:value-type="float">
            <text:p>7.29832663655906E-06</text:p>
          </table:table-cell>
          <table:table-cell office:value-type="float" office:value="722.050739103331" calcext:value-type="float">
            <text:p>722.050739103331</text:p>
          </table:table-cell>
          <table:table-cell office:value-type="float" office:value="2.49871213968822E-215" calcext:value-type="float">
            <text:p>2.49871213968822E-215</text:p>
          </table:table-cell>
          <table:table-cell office:value-type="float" office:value="0.00525530818868321" calcext:value-type="float">
            <text:p>0.005255308188683</text:p>
          </table:table-cell>
          <table:table-cell office:value-type="float" office:value="0.00528421609560678" calcext:value-type="float">
            <text:p>0.0052842160956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5" calcext:value-type="float">
            <text:p>0.45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0.00511558182595072" calcext:value-type="float">
            <text:p>0.005115581825951</text:p>
          </table:table-cell>
          <table:table-cell office:value-type="float" office:value="0.00000874368039451057" calcext:value-type="float">
            <text:p>8.74368039451057E-06</text:p>
          </table:table-cell>
          <table:table-cell office:value-type="float" office:value="585.060477412048" calcext:value-type="float">
            <text:p>585.060477412048</text:p>
          </table:table-cell>
          <table:table-cell office:value-type="float" office:value="1.21532761376249E-204" calcext:value-type="float">
            <text:p>1.21532761376249E-204</text:p>
          </table:table-cell>
          <table:table-cell office:value-type="float" office:value="0.00509826542510976" calcext:value-type="float">
            <text:p>0.00509826542511</text:p>
          </table:table-cell>
          <table:table-cell office:value-type="float" office:value="0.00513289822679168" calcext:value-type="float">
            <text:p>0.005132898226792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6" calcext:value-type="float">
            <text:p>0.46</text:p>
          </table:table-cell>
          <table:table-cell office:value-type="float" office:value="0.48" calcext:value-type="float">
            <text:p>0.48</text:p>
          </table:table-cell>
          <table:table-cell table:number-columns-repeated="17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7" calcext:value-type="float">
            <text:p>0.47</text:p>
          </table:table-cell>
          <table:table-cell office:value-type="float" office:value="0.49" calcext:value-type="float">
            <text:p>0.49</text:p>
          </table:table-cell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12"/>
          <table:table-cell table:number-matrix-columns-spanned="1" table:number-matrix-rows-spanned="119" table:formula="of:=[.$A$1:.$A$119]" office:value-type="float" office:value="18" calcext:value-type="float">
            <text:p>18</text:p>
          </table:table-cell>
          <table:table-cell table:number-matrix-columns-spanned="1" table:number-matrix-rows-spanned="119" table:formula="of:=MMULT([.$U$41:.$U$159] ; [.$V$38]) + [.$V$37]" office:value-type="float" office:value="0.0660672268907561" calcext:value-type="float">
            <text:p>0.066067226890756</text:p>
          </table:table-cell>
          <table:table-cell table:number-matrix-columns-spanned="1" table:number-matrix-rows-spanned="119" table:formula="of:=[.$C$1:.$C$119]" office:value-type="float" office:value="0.04" calcext:value-type="float">
            <text:p>0.04</text:p>
          </table:table-cell>
          <table:table-cell table:number-matrix-columns-spanned="1" table:number-matrix-rows-spanned="119" table:formula="of:=[.$W$41:.$W$159] - [.$V$41:.$V$159]" office:value-type="float" office:value="-0.0260672268907561" calcext:value-type="float">
            <text:p>-0.026067226890756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" calcext:value-type="float">
            <text:p>0.48</text:p>
          </table:table-cell>
          <table:table-cell office:value-type="float" office:value="0.5" calcext:value-type="float">
            <text:p>0.5</text:p>
          </table:table-cell>
          <table:table-cell/>
          <table:table-cell table:number-matrix-columns-spanned="1" table:number-matrix-rows-spanned="119" table:formula="of:=[.$A$1:.$A$119]" office:value-type="float" office:value="18" calcext:value-type="float">
            <text:p>18</text:p>
          </table:table-cell>
          <table:table-cell table:number-matrix-columns-spanned="1" table:number-matrix-rows-spanned="119" table:formula="of:=MMULT([.$E$42:.$E$160] ; [.$F$39]) + [.$F$38]" office:value-type="float" office:value="0.057873949579832" calcext:value-type="float">
            <text:p>0.057873949579832</text:p>
          </table:table-cell>
          <table:table-cell table:number-matrix-columns-spanned="1" table:number-matrix-rows-spanned="119" table:formula="of:=[.$B$1:.$B$119]" office:value-type="float" office:value="0.03" calcext:value-type="float">
            <text:p>0.03</text:p>
          </table:table-cell>
          <table:table-cell table:number-matrix-columns-spanned="1" table:number-matrix-rows-spanned="119" table:formula="of:=[.$G$42:.$G$160] - [.$F$42:.$F$160]" office:value-type="float" office:value="-0.027873949579832" calcext:value-type="float">
            <text:p>-0.027873949579832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0.0766067511750461" calcext:value-type="float">
            <text:p>0.076606751175046</text:p>
          </table:table-cell>
          <table:table-cell office:value-type="float" office:value="0.07" calcext:value-type="float">
            <text:p>0.07</text:p>
          </table:table-cell>
          <table:table-cell office:value-type="float" office:value="-0.00660675117504608" calcext:value-type="float">
            <text:p>-0.006606751175046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9" calcext:value-type="float">
            <text:p>0.49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681051132317335" calcext:value-type="float">
            <text:p>0.068105113231734</text:p>
          </table:table-cell>
          <table:table-cell office:value-type="float" office:value="0.05" calcext:value-type="float">
            <text:p>0.05</text:p>
          </table:table-cell>
          <table:table-cell office:value-type="float" office:value="-0.0181051132317335" calcext:value-type="float">
            <text:p>-0.018105113231734</text:p>
          </table:table-cell>
          <table:table-cell table:number-columns-repeated="12"/>
          <table:table-cell office:value-type="float" office:value="22" calcext:value-type="float">
            <text:p>22</text:p>
          </table:table-cell>
          <table:table-cell office:value-type="float" office:value="0.0871462754593361" calcext:value-type="float">
            <text:p>0.087146275459336</text:p>
          </table:table-cell>
          <table:table-cell office:value-type="float" office:value="0.08" calcext:value-type="float">
            <text:p>0.08</text:p>
          </table:table-cell>
          <table:table-cell office:value-type="float" office:value="-0.00714627545933608" calcext:value-type="float">
            <text:p>-0.007146275459336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83362768836349" calcext:value-type="float">
            <text:p>0.078336276883635</text:p>
          </table:table-cell>
          <table:table-cell office:value-type="float" office:value="0.06" calcext:value-type="float">
            <text:p>0.06</text:p>
          </table:table-cell>
          <table:table-cell office:value-type="float" office:value="-0.0183362768836349" calcext:value-type="float">
            <text:p>-0.018336276883635</text:p>
          </table:table-cell>
          <table:table-cell table:number-columns-repeated="12"/>
          <table:table-cell office:value-type="float" office:value="24" calcext:value-type="float">
            <text:p>24</text:p>
          </table:table-cell>
          <table:table-cell office:value-type="float" office:value="0.0976857997436261" calcext:value-type="float">
            <text:p>0.097685799743626</text:p>
          </table:table-cell>
          <table:table-cell office:value-type="float" office:value="0.09" calcext:value-type="float">
            <text:p>0.09</text:p>
          </table:table-cell>
          <table:table-cell office:value-type="float" office:value="-0.00768579974362607" calcext:value-type="float">
            <text:p>-0.007685799743626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1" calcext:value-type="float">
            <text:p>0.51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85674405355363" calcext:value-type="float">
            <text:p>0.088567440535536</text:p>
          </table:table-cell>
          <table:table-cell office:value-type="float" office:value="0.08" calcext:value-type="float">
            <text:p>0.08</text:p>
          </table:table-cell>
          <table:table-cell office:value-type="float" office:value="-0.00856744053553633" calcext:value-type="float">
            <text:p>-0.008567440535536</text:p>
          </table:table-cell>
          <table:table-cell table:number-columns-repeated="12"/>
          <table:table-cell office:value-type="float" office:value="26" calcext:value-type="float">
            <text:p>26</text:p>
          </table:table-cell>
          <table:table-cell office:value-type="float" office:value="0.108225324027916" calcext:value-type="float">
            <text:p>0.108225324027916</text:p>
          </table:table-cell>
          <table:table-cell office:value-type="float" office:value="0.11" calcext:value-type="float">
            <text:p>0.11</text:p>
          </table:table-cell>
          <table:table-cell office:value-type="float" office:value="0.00177467597208393" calcext:value-type="float">
            <text:p>0.001774675972084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2" calcext:value-type="float">
            <text:p>0.52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87986041874378" calcext:value-type="float">
            <text:p>0.098798604187438</text:p>
          </table:table-cell>
          <table:table-cell office:value-type="float" office:value="0.09" calcext:value-type="float">
            <text:p>0.09</text:p>
          </table:table-cell>
          <table:table-cell office:value-type="float" office:value="-0.00879860418743778" calcext:value-type="float">
            <text:p>-0.008798604187438</text:p>
          </table:table-cell>
          <table:table-cell table:number-columns-repeated="12"/>
          <table:table-cell office:value-type="float" office:value="28" calcext:value-type="float">
            <text:p>28</text:p>
          </table:table-cell>
          <table:table-cell office:value-type="float" office:value="0.118764848312206" calcext:value-type="float">
            <text:p>0.118764848312206</text:p>
          </table:table-cell>
          <table:table-cell office:value-type="float" office:value="0.12" calcext:value-type="float">
            <text:p>0.12</text:p>
          </table:table-cell>
          <table:table-cell office:value-type="float" office:value="0.00123515168779395" calcext:value-type="float">
            <text:p>0.001235151687794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3" calcext:value-type="float">
            <text:p>0.53</text:p>
          </table:table-cell>
          <table:table-cell office:value-type="float" office:value="0.55" calcext:value-type="float">
            <text:p>0.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9029767839339" calcext:value-type="float">
            <text:p>0.109029767839339</text:p>
          </table:table-cell>
          <table:table-cell office:value-type="float" office:value="0.1" calcext:value-type="float">
            <text:p>0.1</text:p>
          </table:table-cell>
          <table:table-cell office:value-type="float" office:value="-0.0090297678393392" calcext:value-type="float">
            <text:p>-0.009029767839339</text:p>
          </table:table-cell>
          <table:table-cell table:number-columns-repeated="12"/>
          <table:table-cell office:value-type="float" office:value="30" calcext:value-type="float">
            <text:p>30</text:p>
          </table:table-cell>
          <table:table-cell office:value-type="float" office:value="0.129304372596496" calcext:value-type="float">
            <text:p>0.129304372596496</text:p>
          </table:table-cell>
          <table:table-cell office:value-type="float" office:value="0.13" calcext:value-type="float">
            <text:p>0.13</text:p>
          </table:table-cell>
          <table:table-cell office:value-type="float" office:value="0.000695627403503984" calcext:value-type="float">
            <text:p>0.000695627403504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54" calcext:value-type="float">
            <text:p>0.54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19260931491241" calcext:value-type="float">
            <text:p>0.119260931491241</text:p>
          </table:table-cell>
          <table:table-cell office:value-type="float" office:value="0.11" calcext:value-type="float">
            <text:p>0.11</text:p>
          </table:table-cell>
          <table:table-cell office:value-type="float" office:value="-0.00926093149124065" calcext:value-type="float">
            <text:p>-0.009260931491241</text:p>
          </table:table-cell>
          <table:table-cell table:number-columns-repeated="12"/>
          <table:table-cell office:value-type="float" office:value="32" calcext:value-type="float">
            <text:p>32</text:p>
          </table:table-cell>
          <table:table-cell office:value-type="float" office:value="0.139843896880786" calcext:value-type="float">
            <text:p>0.139843896880786</text:p>
          </table:table-cell>
          <table:table-cell office:value-type="float" office:value="0.14" calcext:value-type="float">
            <text:p>0.14</text:p>
          </table:table-cell>
          <table:table-cell office:value-type="float" office:value="0.000156103119213991" calcext:value-type="float">
            <text:p>0.000156103119214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5" calcext:value-type="float">
            <text:p>0.5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29492095143142" calcext:value-type="float">
            <text:p>0.129492095143142</text:p>
          </table:table-cell>
          <table:table-cell office:value-type="float" office:value="0.13" calcext:value-type="float">
            <text:p>0.13</text:p>
          </table:table-cell>
          <table:table-cell office:value-type="float" office:value="0.000507904856857921" calcext:value-type="float">
            <text:p>0.000507904856858</text:p>
          </table:table-cell>
          <table:table-cell table:number-columns-repeated="12"/>
          <table:table-cell office:value-type="float" office:value="34" calcext:value-type="float">
            <text:p>34</text:p>
          </table:table-cell>
          <table:table-cell office:value-type="float" office:value="0.150383421165076" calcext:value-type="float">
            <text:p>0.150383421165076</text:p>
          </table:table-cell>
          <table:table-cell office:value-type="float" office:value="0.15" calcext:value-type="float">
            <text:p>0.15</text:p>
          </table:table-cell>
          <table:table-cell office:value-type="float" office:value="-0.000383421165076031" calcext:value-type="float">
            <text:p>-0.00038342116507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6" calcext:value-type="float">
            <text:p>0.56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39723258795044" calcext:value-type="float">
            <text:p>0.139723258795044</text:p>
          </table:table-cell>
          <table:table-cell office:value-type="float" office:value="0.14" calcext:value-type="float">
            <text:p>0.14</text:p>
          </table:table-cell>
          <table:table-cell office:value-type="float" office:value="0.000276741204956493" calcext:value-type="float">
            <text:p>0.000276741204956</text:p>
          </table:table-cell>
          <table:table-cell table:number-columns-repeated="12"/>
          <table:table-cell office:value-type="float" office:value="36" calcext:value-type="float">
            <text:p>36</text:p>
          </table:table-cell>
          <table:table-cell office:value-type="float" office:value="0.160922945449366" calcext:value-type="float">
            <text:p>0.160922945449366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922945449365997" calcext:value-type="float">
            <text:p>-0.000922945449366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49954422446945" calcext:value-type="float">
            <text:p>0.149954422446945</text:p>
          </table:table-cell>
          <table:table-cell office:value-type="float" office:value="0.15" calcext:value-type="float">
            <text:p>0.15</text:p>
          </table:table-cell>
          <table:table-cell office:value-type="float" office:value="0.0000455775530550373" calcext:value-type="float">
            <text:p>4.55775530550373E-05</text:p>
          </table:table-cell>
          <table:table-cell table:number-columns-repeated="12"/>
          <table:table-cell office:value-type="float" office:value="38" calcext:value-type="float">
            <text:p>38</text:p>
          </table:table-cell>
          <table:table-cell office:value-type="float" office:value="0.171462469733656" calcext:value-type="float">
            <text:p>0.171462469733656</text:p>
          </table:table-cell>
          <table:table-cell office:value-type="float" office:value="0.17" calcext:value-type="float">
            <text:p>0.17</text:p>
          </table:table-cell>
          <table:table-cell office:value-type="float" office:value="-0.00146246973365596" calcext:value-type="float">
            <text:p>-0.001462469733656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8" calcext:value-type="float">
            <text:p>0.58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0185586098846" calcext:value-type="float">
            <text:p>0.160185586098846</text:p>
          </table:table-cell>
          <table:table-cell office:value-type="float" office:value="0.16" calcext:value-type="float">
            <text:p>0.16</text:p>
          </table:table-cell>
          <table:table-cell office:value-type="float" office:value="-0.000185586098846391" calcext:value-type="float">
            <text:p>-0.000185586098846</text:p>
          </table:table-cell>
          <table:table-cell table:number-columns-repeated="12"/>
          <table:table-cell office:value-type="float" office:value="40" calcext:value-type="float">
            <text:p>40</text:p>
          </table:table-cell>
          <table:table-cell office:value-type="float" office:value="0.182001994017946" calcext:value-type="float">
            <text:p>0.182001994017946</text:p>
          </table:table-cell>
          <table:table-cell office:value-type="float" office:value="0.18" calcext:value-type="float">
            <text:p>0.18</text:p>
          </table:table-cell>
          <table:table-cell office:value-type="float" office:value="-0.00200199401794598" calcext:value-type="float">
            <text:p>-0.002001994017946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" calcext:value-type="float">
            <text:p>0.6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70416749750748" calcext:value-type="float">
            <text:p>0.170416749750748</text:p>
          </table:table-cell>
          <table:table-cell office:value-type="float" office:value="0.17" calcext:value-type="float">
            <text:p>0.17</text:p>
          </table:table-cell>
          <table:table-cell office:value-type="float" office:value="-0.000416749750747819" calcext:value-type="float">
            <text:p>-0.000416749750748</text:p>
          </table:table-cell>
          <table:table-cell table:number-columns-repeated="12"/>
          <table:table-cell office:value-type="float" office:value="42" calcext:value-type="float">
            <text:p>42</text:p>
          </table:table-cell>
          <table:table-cell office:value-type="float" office:value="0.192541518302236" calcext:value-type="float">
            <text:p>0.192541518302236</text:p>
          </table:table-cell>
          <table:table-cell office:value-type="float" office:value="0.19" calcext:value-type="float">
            <text:p>0.19</text:p>
          </table:table-cell>
          <table:table-cell office:value-type="float" office:value="-0.00254151830223598" calcext:value-type="float">
            <text:p>-0.002541518302236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80647913402649" calcext:value-type="float">
            <text:p>0.180647913402649</text:p>
          </table:table-cell>
          <table:table-cell office:value-type="float" office:value="0.18" calcext:value-type="float">
            <text:p>0.18</text:p>
          </table:table-cell>
          <table:table-cell office:value-type="float" office:value="-0.000647913402649275" calcext:value-type="float">
            <text:p>-0.000647913402649</text:p>
          </table:table-cell>
          <table:table-cell table:number-columns-repeated="12"/>
          <table:table-cell office:value-type="float" office:value="44" calcext:value-type="float">
            <text:p>44</text:p>
          </table:table-cell>
          <table:table-cell office:value-type="float" office:value="0.203081042586526" calcext:value-type="float">
            <text:p>0.203081042586526</text:p>
          </table:table-cell>
          <table:table-cell office:value-type="float" office:value="0.2" calcext:value-type="float">
            <text:p>0.2</text:p>
          </table:table-cell>
          <table:table-cell office:value-type="float" office:value="-0.00308104258652594" calcext:value-type="float">
            <text:p>-0.003081042586526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1" calcext:value-type="float">
            <text:p>0.61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90879077054551" calcext:value-type="float">
            <text:p>0.190879077054551</text:p>
          </table:table-cell>
          <table:table-cell office:value-type="float" office:value="0.19" calcext:value-type="float">
            <text:p>0.19</text:p>
          </table:table-cell>
          <table:table-cell office:value-type="float" office:value="-0.000879077054550703" calcext:value-type="float">
            <text:p>-0.000879077054551</text:p>
          </table:table-cell>
          <table:table-cell table:number-columns-repeated="12"/>
          <table:table-cell office:value-type="float" office:value="46" calcext:value-type="float">
            <text:p>46</text:p>
          </table:table-cell>
          <table:table-cell office:value-type="float" office:value="0.213620566870816" calcext:value-type="float">
            <text:p>0.213620566870816</text:p>
          </table:table-cell>
          <table:table-cell office:value-type="float" office:value="0.21" calcext:value-type="float">
            <text:p>0.21</text:p>
          </table:table-cell>
          <table:table-cell office:value-type="float" office:value="-0.00362056687081594" calcext:value-type="float">
            <text:p>-0.003620566870816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62" calcext:value-type="float">
            <text:p>0.62</text:p>
          </table:table-cell>
          <table:table-cell office:value-type="float" office:value="0.65" calcext:value-type="float">
            <text:p>0.6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01110240706452" calcext:value-type="float">
            <text:p>0.201110240706452</text:p>
          </table:table-cell>
          <table:table-cell office:value-type="float" office:value="0.2" calcext:value-type="float">
            <text:p>0.2</text:p>
          </table:table-cell>
          <table:table-cell office:value-type="float" office:value="-0.00111024070645213" calcext:value-type="float">
            <text:p>-0.001110240706452</text:p>
          </table:table-cell>
          <table:table-cell table:number-columns-repeated="12"/>
          <table:table-cell office:value-type="float" office:value="48" calcext:value-type="float">
            <text:p>48</text:p>
          </table:table-cell>
          <table:table-cell office:value-type="float" office:value="0.224160091155106" calcext:value-type="float">
            <text:p>0.224160091155106</text:p>
          </table:table-cell>
          <table:table-cell office:value-type="float" office:value="0.22" calcext:value-type="float">
            <text:p>0.22</text:p>
          </table:table-cell>
          <table:table-cell office:value-type="float" office:value="-0.00416009115510593" calcext:value-type="float">
            <text:p>-0.00416009115510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4" calcext:value-type="float">
            <text:p>0.64</text:p>
          </table:table-cell>
          <table:table-cell office:value-type="float" office:value="0.66" calcext:value-type="float">
            <text:p>0.6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11341404358354" calcext:value-type="float">
            <text:p>0.211341404358354</text:p>
          </table:table-cell>
          <table:table-cell office:value-type="float" office:value="0.21" calcext:value-type="float">
            <text:p>0.21</text:p>
          </table:table-cell>
          <table:table-cell office:value-type="float" office:value="-0.00134140435835359" calcext:value-type="float">
            <text:p>-0.001341404358354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234699615439396" calcext:value-type="float">
            <text:p>0.23469961543939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469961543939593" calcext:value-type="float">
            <text:p>-0.004699615439396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65" calcext:value-type="float">
            <text:p>0.65</text:p>
          </table:table-cell>
          <table:table-cell office:value-type="float" office:value="0.67" calcext:value-type="float">
            <text:p>0.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221572568010255" calcext:value-type="float">
            <text:p>0.221572568010255</text:p>
          </table:table-cell>
          <table:table-cell office:value-type="float" office:value="0.22" calcext:value-type="float">
            <text:p>0.22</text:p>
          </table:table-cell>
          <table:table-cell office:value-type="float" office:value="-0.00157256801025504" calcext:value-type="float">
            <text:p>-0.001572568010255</text:p>
          </table:table-cell>
          <table:table-cell table:number-columns-repeated="12"/>
          <table:table-cell office:value-type="float" office:value="52" calcext:value-type="float">
            <text:p>52</text:p>
          </table:table-cell>
          <table:table-cell office:value-type="float" office:value="0.245239139723686" calcext:value-type="float">
            <text:p>0.245239139723686</text:p>
          </table:table-cell>
          <table:table-cell office:value-type="float" office:value="0.24" calcext:value-type="float">
            <text:p>0.24</text:p>
          </table:table-cell>
          <table:table-cell office:value-type="float" office:value="-0.00523913972368595" calcext:value-type="float">
            <text:p>-0.005239139723686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231803731662156" calcext:value-type="float">
            <text:p>0.231803731662156</text:p>
          </table:table-cell>
          <table:table-cell office:value-type="float" office:value="0.23" calcext:value-type="float">
            <text:p>0.23</text:p>
          </table:table-cell>
          <table:table-cell office:value-type="float" office:value="-0.00180373166215644" calcext:value-type="float">
            <text:p>-0.001803731662156</text:p>
          </table:table-cell>
          <table:table-cell table:number-columns-repeated="12"/>
          <table:table-cell office:value-type="float" office:value="54" calcext:value-type="float">
            <text:p>54</text:p>
          </table:table-cell>
          <table:table-cell office:value-type="float" office:value="0.255778664007976" calcext:value-type="float">
            <text:p>0.255778664007976</text:p>
          </table:table-cell>
          <table:table-cell office:value-type="float" office:value="0.26" calcext:value-type="float">
            <text:p>0.26</text:p>
          </table:table-cell>
          <table:table-cell office:value-type="float" office:value="0.00422133599202412" calcext:value-type="float">
            <text:p>0.004221335992024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67" calcext:value-type="float">
            <text:p>0.67</text:p>
          </table:table-cell>
          <table:table-cell office:value-type="float" office:value="0.69" calcext:value-type="float">
            <text:p>0.69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242034895314058" calcext:value-type="float">
            <text:p>0.242034895314058</text:p>
          </table:table-cell>
          <table:table-cell office:value-type="float" office:value="0.24" calcext:value-type="float">
            <text:p>0.24</text:p>
          </table:table-cell>
          <table:table-cell office:value-type="float" office:value="-0.00203489531405787" calcext:value-type="float">
            <text:p>-0.002034895314058</text:p>
          </table:table-cell>
          <table:table-cell table:number-columns-repeated="12"/>
          <table:table-cell office:value-type="float" office:value="56" calcext:value-type="float">
            <text:p>56</text:p>
          </table:table-cell>
          <table:table-cell office:value-type="float" office:value="0.266318188292266" calcext:value-type="float">
            <text:p>0.266318188292266</text:p>
          </table:table-cell>
          <table:table-cell office:value-type="float" office:value="0.27" calcext:value-type="float">
            <text:p>0.27</text:p>
          </table:table-cell>
          <table:table-cell office:value-type="float" office:value="0.00368181170773413" calcext:value-type="float">
            <text:p>0.003681811707734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7" calcext:value-type="float">
            <text:p>0.6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.252266058965959" calcext:value-type="float">
            <text:p>0.252266058965959</text:p>
          </table:table-cell>
          <table:table-cell office:value-type="float" office:value="0.25" calcext:value-type="float">
            <text:p>0.25</text:p>
          </table:table-cell>
          <table:table-cell office:value-type="float" office:value="-0.00226605896595933" calcext:value-type="float">
            <text:p>-0.002266058965959</text:p>
          </table:table-cell>
          <table:table-cell table:number-columns-repeated="12"/>
          <table:table-cell office:value-type="float" office:value="58" calcext:value-type="float">
            <text:p>58</text:p>
          </table:table-cell>
          <table:table-cell office:value-type="float" office:value="0.276857712576556" calcext:value-type="float">
            <text:p>0.276857712576556</text:p>
          </table:table-cell>
          <table:table-cell office:value-type="float" office:value="0.28" calcext:value-type="float">
            <text:p>0.28</text:p>
          </table:table-cell>
          <table:table-cell office:value-type="float" office:value="0.00314228742344413" calcext:value-type="float">
            <text:p>0.003142287423444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62497222617861" calcext:value-type="float">
            <text:p>0.262497222617861</text:p>
          </table:table-cell>
          <table:table-cell office:value-type="float" office:value="0.26" calcext:value-type="float">
            <text:p>0.26</text:p>
          </table:table-cell>
          <table:table-cell office:value-type="float" office:value="-0.00249722261786078" calcext:value-type="float">
            <text:p>-0.002497222617861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0.287397236860846" calcext:value-type="float">
            <text:p>0.287397236860846</text:p>
          </table:table-cell>
          <table:table-cell office:value-type="float" office:value="0.29" calcext:value-type="float">
            <text:p>0.29</text:p>
          </table:table-cell>
          <table:table-cell office:value-type="float" office:value="0.00260276313915414" calcext:value-type="float">
            <text:p>0.002602763139154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272728386269762" calcext:value-type="float">
            <text:p>0.272728386269762</text:p>
          </table:table-cell>
          <table:table-cell office:value-type="float" office:value="0.27" calcext:value-type="float">
            <text:p>0.27</text:p>
          </table:table-cell>
          <table:table-cell office:value-type="float" office:value="-0.00272838626976218" calcext:value-type="float">
            <text:p>-0.002728386269762</text:p>
          </table:table-cell>
          <table:table-cell table:number-columns-repeated="12"/>
          <table:table-cell office:value-type="float" office:value="62" calcext:value-type="float">
            <text:p>62</text:p>
          </table:table-cell>
          <table:table-cell office:value-type="float" office:value="0.297936761145136" calcext:value-type="float">
            <text:p>0.297936761145136</text:p>
          </table:table-cell>
          <table:table-cell office:value-type="float" office:value="0.3" calcext:value-type="float">
            <text:p>0.3</text:p>
          </table:table-cell>
          <table:table-cell office:value-type="float" office:value="0.0020632388548642" calcext:value-type="float">
            <text:p>0.002063238854864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71" calcext:value-type="float">
            <text:p>0.71</text:p>
          </table:table-cell>
          <table:table-cell office:value-type="float" office:value="0.73" calcext:value-type="float">
            <text:p>0.73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282959549921664" calcext:value-type="float">
            <text:p>0.282959549921664</text:p>
          </table:table-cell>
          <table:table-cell office:value-type="float" office:value="0.28" calcext:value-type="float">
            <text:p>0.28</text:p>
          </table:table-cell>
          <table:table-cell office:value-type="float" office:value="-0.00295954992166358" calcext:value-type="float">
            <text:p>-0.002959549921664</text:p>
          </table:table-cell>
          <table:table-cell table:number-columns-repeated="12"/>
          <table:table-cell office:value-type="float" office:value="64" calcext:value-type="float">
            <text:p>64</text:p>
          </table:table-cell>
          <table:table-cell office:value-type="float" office:value="0.308476285429426" calcext:value-type="float">
            <text:p>0.308476285429426</text:p>
          </table:table-cell>
          <table:table-cell office:value-type="float" office:value="0.31" calcext:value-type="float">
            <text:p>0.31</text:p>
          </table:table-cell>
          <table:table-cell office:value-type="float" office:value="0.00152371457057415" calcext:value-type="float">
            <text:p>0.00152371457057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72" calcext:value-type="float">
            <text:p>0.72</text:p>
          </table:table-cell>
          <table:table-cell office:value-type="float" office:value="0.74" calcext:value-type="float">
            <text:p>0.7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293190713573565" calcext:value-type="float">
            <text:p>0.293190713573565</text:p>
          </table:table-cell>
          <table:table-cell office:value-type="float" office:value="0.29" calcext:value-type="float">
            <text:p>0.29</text:p>
          </table:table-cell>
          <table:table-cell office:value-type="float" office:value="-0.0031907135735651" calcext:value-type="float">
            <text:p>-0.003190713573565</text:p>
          </table:table-cell>
          <table:table-cell table:number-columns-repeated="12"/>
          <table:table-cell office:value-type="float" office:value="66" calcext:value-type="float">
            <text:p>66</text:p>
          </table:table-cell>
          <table:table-cell office:value-type="float" office:value="0.319015809713716" calcext:value-type="float">
            <text:p>0.319015809713716</text:p>
          </table:table-cell>
          <table:table-cell office:value-type="float" office:value="0.32" calcext:value-type="float">
            <text:p>0.32</text:p>
          </table:table-cell>
          <table:table-cell office:value-type="float" office:value="0.000984190286284159" calcext:value-type="float">
            <text:p>0.000984190286284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73" calcext:value-type="float">
            <text:p>0.73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0.303421877225467" calcext:value-type="float">
            <text:p>0.303421877225467</text:p>
          </table:table-cell>
          <table:table-cell office:value-type="float" office:value="0.3" calcext:value-type="float">
            <text:p>0.3</text:p>
          </table:table-cell>
          <table:table-cell office:value-type="float" office:value="-0.0034218772254665" calcext:value-type="float">
            <text:p>-0.003421877225467</text:p>
          </table:table-cell>
          <table:table-cell table:number-columns-repeated="12"/>
          <table:table-cell office:value-type="float" office:value="68" calcext:value-type="float">
            <text:p>68</text:p>
          </table:table-cell>
          <table:table-cell office:value-type="float" office:value="0.329555333998006" calcext:value-type="float">
            <text:p>0.329555333998006</text:p>
          </table:table-cell>
          <table:table-cell office:value-type="float" office:value="0.33" calcext:value-type="float">
            <text:p>0.33</text:p>
          </table:table-cell>
          <table:table-cell office:value-type="float" office:value="0.000444666001994165" calcext:value-type="float">
            <text:p>0.00044466600199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74" calcext:value-type="float">
            <text:p>0.74</text:p>
          </table:table-cell>
          <table:table-cell office:value-type="float" office:value="0.77" calcext:value-type="float">
            <text:p>0.77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0.313653040877368" calcext:value-type="float">
            <text:p>0.313653040877368</text:p>
          </table:table-cell>
          <table:table-cell office:value-type="float" office:value="0.31" calcext:value-type="float">
            <text:p>0.31</text:p>
          </table:table-cell>
          <table:table-cell office:value-type="float" office:value="-0.00365304087736795" calcext:value-type="float">
            <text:p>-0.003653040877368</text:p>
          </table:table-cell>
          <table:table-cell table:number-columns-repeated="12"/>
          <table:table-cell office:value-type="float" office:value="70" calcext:value-type="float">
            <text:p>70</text:p>
          </table:table-cell>
          <table:table-cell office:value-type="float" office:value="0.340094858282296" calcext:value-type="float">
            <text:p>0.340094858282296</text:p>
          </table:table-cell>
          <table:table-cell office:value-type="float" office:value="0.34" calcext:value-type="float">
            <text:p>0.34</text:p>
          </table:table-cell>
          <table:table-cell office:value-type="float" office:value="-0.0000948582822957733" calcext:value-type="float">
            <text:p>-9.48582822957733E-05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75" calcext:value-type="float">
            <text:p>0.75</text:p>
          </table:table-cell>
          <table:table-cell office:value-type="float" office:value="0.78" calcext:value-type="float">
            <text:p>0.7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323884204529269" calcext:value-type="float">
            <text:p>0.323884204529269</text:p>
          </table:table-cell>
          <table:table-cell office:value-type="float" office:value="0.32" calcext:value-type="float">
            <text:p>0.32</text:p>
          </table:table-cell>
          <table:table-cell office:value-type="float" office:value="-0.00388420452926935" calcext:value-type="float">
            <text:p>-0.003884204529269</text:p>
          </table:table-cell>
          <table:table-cell table:number-columns-repeated="12"/>
          <table:table-cell office:value-type="float" office:value="72" calcext:value-type="float">
            <text:p>72</text:p>
          </table:table-cell>
          <table:table-cell office:value-type="float" office:value="0.350634382566586" calcext:value-type="float">
            <text:p>0.350634382566586</text:p>
          </table:table-cell>
          <table:table-cell office:value-type="float" office:value="0.35" calcext:value-type="float">
            <text:p>0.35</text:p>
          </table:table-cell>
          <table:table-cell office:value-type="float" office:value="-0.000634382566585767" calcext:value-type="float">
            <text:p>-0.000634382566586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76" calcext:value-type="float">
            <text:p>0.76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0.334115368181171" calcext:value-type="float">
            <text:p>0.334115368181171</text:p>
          </table:table-cell>
          <table:table-cell office:value-type="float" office:value="0.34" calcext:value-type="float">
            <text:p>0.34</text:p>
          </table:table-cell>
          <table:table-cell office:value-type="float" office:value="0.0058846318188292" calcext:value-type="float">
            <text:p>0.005884631818829</text:p>
          </table:table-cell>
          <table:table-cell table:number-columns-repeated="12"/>
          <table:table-cell office:value-type="float" office:value="74" calcext:value-type="float">
            <text:p>74</text:p>
          </table:table-cell>
          <table:table-cell office:value-type="float" office:value="0.361173906850876" calcext:value-type="float">
            <text:p>0.361173906850876</text:p>
          </table:table-cell>
          <table:table-cell office:value-type="float" office:value="0.36" calcext:value-type="float">
            <text:p>0.36</text:p>
          </table:table-cell>
          <table:table-cell office:value-type="float" office:value="-0.00117390685087582" calcext:value-type="float">
            <text:p>-0.001173906850876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77" calcext:value-type="float">
            <text:p>0.77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344346531833072" calcext:value-type="float">
            <text:p>0.344346531833072</text:p>
          </table:table-cell>
          <table:table-cell office:value-type="float" office:value="0.35" calcext:value-type="float">
            <text:p>0.35</text:p>
          </table:table-cell>
          <table:table-cell office:value-type="float" office:value="0.00565346816692774" calcext:value-type="float">
            <text:p>0.005653468166928</text:p>
          </table:table-cell>
          <table:table-cell table:number-columns-repeated="12"/>
          <table:table-cell office:value-type="float" office:value="76" calcext:value-type="float">
            <text:p>76</text:p>
          </table:table-cell>
          <table:table-cell office:value-type="float" office:value="0.371713431135166" calcext:value-type="float">
            <text:p>0.371713431135166</text:p>
          </table:table-cell>
          <table:table-cell office:value-type="float" office:value="0.37" calcext:value-type="float">
            <text:p>0.37</text:p>
          </table:table-cell>
          <table:table-cell office:value-type="float" office:value="-0.00171343113516576" calcext:value-type="float">
            <text:p>-0.001713431135166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78" calcext:value-type="float">
            <text:p>0.78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0.354577695484974" calcext:value-type="float">
            <text:p>0.354577695484974</text:p>
          </table:table-cell>
          <table:table-cell office:value-type="float" office:value="0.36" calcext:value-type="float">
            <text:p>0.36</text:p>
          </table:table-cell>
          <table:table-cell office:value-type="float" office:value="0.00542230451502629" calcext:value-type="float">
            <text:p>0.005422304515026</text:p>
          </table:table-cell>
          <table:table-cell table:number-columns-repeated="12"/>
          <table:table-cell office:value-type="float" office:value="78" calcext:value-type="float">
            <text:p>78</text:p>
          </table:table-cell>
          <table:table-cell office:value-type="float" office:value="0.382252955419456" calcext:value-type="float">
            <text:p>0.382252955419456</text:p>
          </table:table-cell>
          <table:table-cell office:value-type="float" office:value="0.38" calcext:value-type="float">
            <text:p>0.38</text:p>
          </table:table-cell>
          <table:table-cell office:value-type="float" office:value="-0.00225295541945575" calcext:value-type="float">
            <text:p>-0.002252955419456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79" calcext:value-type="float">
            <text:p>0.79</text:p>
          </table:table-cell>
          <table:table-cell office:value-type="float" office:value="0.82" calcext:value-type="float">
            <text:p>0.82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0.364808859136875" calcext:value-type="float">
            <text:p>0.364808859136875</text:p>
          </table:table-cell>
          <table:table-cell office:value-type="float" office:value="0.37" calcext:value-type="float">
            <text:p>0.37</text:p>
          </table:table-cell>
          <table:table-cell office:value-type="float" office:value="0.00519114086312489" calcext:value-type="float">
            <text:p>0.005191140863125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office:value-type="float" office:value="0.392792479703746" calcext:value-type="float">
            <text:p>0.392792479703746</text:p>
          </table:table-cell>
          <table:table-cell office:value-type="float" office:value="0.39" calcext:value-type="float">
            <text:p>0.39</text:p>
          </table:table-cell>
          <table:table-cell office:value-type="float" office:value="-0.00279247970374574" calcext:value-type="float">
            <text:p>-0.002792479703746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8" calcext:value-type="float">
            <text:p>0.8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375040022788777" calcext:value-type="float">
            <text:p>0.375040022788777</text:p>
          </table:table-cell>
          <table:table-cell office:value-type="float" office:value="0.38" calcext:value-type="float">
            <text:p>0.38</text:p>
          </table:table-cell>
          <table:table-cell office:value-type="float" office:value="0.00495997721122343" calcext:value-type="float">
            <text:p>0.004959977211223</text:p>
          </table:table-cell>
          <table:table-cell table:number-columns-repeated="12"/>
          <table:table-cell office:value-type="float" office:value="82" calcext:value-type="float">
            <text:p>82</text:p>
          </table:table-cell>
          <table:table-cell office:value-type="float" office:value="0.403332003988036" calcext:value-type="float">
            <text:p>0.403332003988036</text:p>
          </table:table-cell>
          <table:table-cell office:value-type="float" office:value="0.4" calcext:value-type="float">
            <text:p>0.4</text:p>
          </table:table-cell>
          <table:table-cell office:value-type="float" office:value="-0.00333200398803574" calcext:value-type="float">
            <text:p>-0.003332003988036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84" calcext:value-type="float">
            <text:p>0.84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0.385271186440678" calcext:value-type="float">
            <text:p>0.385271186440678</text:p>
          </table:table-cell>
          <table:table-cell office:value-type="float" office:value="0.39" calcext:value-type="float">
            <text:p>0.39</text:p>
          </table:table-cell>
          <table:table-cell office:value-type="float" office:value="0.00472881355932198" calcext:value-type="float">
            <text:p>0.004728813559322</text:p>
          </table:table-cell>
          <table:table-cell table:number-columns-repeated="12"/>
          <table:table-cell office:value-type="float" office:value="84" calcext:value-type="float">
            <text:p>84</text:p>
          </table:table-cell>
          <table:table-cell office:value-type="float" office:value="0.413871528272326" calcext:value-type="float">
            <text:p>0.413871528272326</text:p>
          </table:table-cell>
          <table:table-cell office:value-type="float" office:value="0.41" calcext:value-type="float">
            <text:p>0.41</text:p>
          </table:table-cell>
          <table:table-cell office:value-type="float" office:value="-0.00387152827232573" calcext:value-type="float">
            <text:p>-0.003871528272326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82" calcext:value-type="float">
            <text:p>0.8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0.395502350092579" calcext:value-type="float">
            <text:p>0.395502350092579</text:p>
          </table:table-cell>
          <table:table-cell office:value-type="float" office:value="0.4" calcext:value-type="float">
            <text:p>0.4</text:p>
          </table:table-cell>
          <table:table-cell office:value-type="float" office:value="0.00449764990742058" calcext:value-type="float">
            <text:p>0.004497649907421</text:p>
          </table:table-cell>
          <table:table-cell table:number-columns-repeated="12"/>
          <table:table-cell office:value-type="float" office:value="86" calcext:value-type="float">
            <text:p>86</text:p>
          </table:table-cell>
          <table:table-cell office:value-type="float" office:value="0.424411052556616" calcext:value-type="float">
            <text:p>0.424411052556616</text:p>
          </table:table-cell>
          <table:table-cell office:value-type="float" office:value="0.42" calcext:value-type="float">
            <text:p>0.42</text:p>
          </table:table-cell>
          <table:table-cell office:value-type="float" office:value="-0.00441105255661572" calcext:value-type="float">
            <text:p>-0.004411052556616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83" calcext:value-type="float">
            <text:p>0.83</text:p>
          </table:table-cell>
          <table:table-cell office:value-type="float" office:value="0.86" calcext:value-type="float">
            <text:p>0.86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0.405733513744481" calcext:value-type="float">
            <text:p>0.405733513744481</text:p>
          </table:table-cell>
          <table:table-cell office:value-type="float" office:value="0.41" calcext:value-type="float">
            <text:p>0.41</text:p>
          </table:table-cell>
          <table:table-cell office:value-type="float" office:value="0.00426648625551918" calcext:value-type="float">
            <text:p>0.004266486255519</text:p>
          </table:table-cell>
          <table:table-cell table:number-columns-repeated="12"/>
          <table:table-cell office:value-type="float" office:value="88" calcext:value-type="float">
            <text:p>88</text:p>
          </table:table-cell>
          <table:table-cell office:value-type="float" office:value="0.434950576840906" calcext:value-type="float">
            <text:p>0.434950576840906</text:p>
          </table:table-cell>
          <table:table-cell office:value-type="float" office:value="0.44" calcext:value-type="float">
            <text:p>0.44</text:p>
          </table:table-cell>
          <table:table-cell office:value-type="float" office:value="0.00504942315909429" calcext:value-type="float">
            <text:p>0.005049423159094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0.415964677396382" calcext:value-type="float">
            <text:p>0.415964677396382</text:p>
          </table:table-cell>
          <table:table-cell office:value-type="float" office:value="0.42" calcext:value-type="float">
            <text:p>0.42</text:p>
          </table:table-cell>
          <table:table-cell office:value-type="float" office:value="0.00403532260361766" calcext:value-type="float">
            <text:p>0.004035322603618</text:p>
          </table:table-cell>
          <table:table-cell table:number-columns-repeated="12"/>
          <table:table-cell office:value-type="float" office:value="90" calcext:value-type="float">
            <text:p>90</text:p>
          </table:table-cell>
          <table:table-cell office:value-type="float" office:value="0.445490101125196" calcext:value-type="float">
            <text:p>0.445490101125196</text:p>
          </table:table-cell>
          <table:table-cell office:value-type="float" office:value="0.45" calcext:value-type="float">
            <text:p>0.45</text:p>
          </table:table-cell>
          <table:table-cell office:value-type="float" office:value="0.0045098988748043" calcext:value-type="float">
            <text:p>0.004509898874804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0.426195841048284" calcext:value-type="float">
            <text:p>0.426195841048284</text:p>
          </table:table-cell>
          <table:table-cell office:value-type="float" office:value="0.43" calcext:value-type="float">
            <text:p>0.43</text:p>
          </table:table-cell>
          <table:table-cell office:value-type="float" office:value="0.00380415895171621" calcext:value-type="float">
            <text:p>0.003804158951716</text:p>
          </table:table-cell>
          <table:table-cell table:number-columns-repeated="12"/>
          <table:table-cell office:value-type="float" office:value="92" calcext:value-type="float">
            <text:p>92</text:p>
          </table:table-cell>
          <table:table-cell office:value-type="float" office:value="0.456029625409486" calcext:value-type="float">
            <text:p>0.456029625409486</text:p>
          </table:table-cell>
          <table:table-cell office:value-type="float" office:value="0.46" calcext:value-type="float">
            <text:p>0.46</text:p>
          </table:table-cell>
          <table:table-cell office:value-type="float" office:value="0.00397037459051436" calcext:value-type="float">
            <text:p>0.003970374590514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86" calcext:value-type="float">
            <text:p>0.86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0.436427004700185" calcext:value-type="float">
            <text:p>0.436427004700185</text:p>
          </table:table-cell>
          <table:table-cell office:value-type="float" office:value="0.44" calcext:value-type="float">
            <text:p>0.44</text:p>
          </table:table-cell>
          <table:table-cell office:value-type="float" office:value="0.00357299529981481" calcext:value-type="float">
            <text:p>0.003572995299815</text:p>
          </table:table-cell>
          <table:table-cell table:number-columns-repeated="12"/>
          <table:table-cell office:value-type="float" office:value="94" calcext:value-type="float">
            <text:p>94</text:p>
          </table:table-cell>
          <table:table-cell office:value-type="float" office:value="0.466569149693776" calcext:value-type="float">
            <text:p>0.466569149693776</text:p>
          </table:table-cell>
          <table:table-cell office:value-type="float" office:value="0.47" calcext:value-type="float">
            <text:p>0.47</text:p>
          </table:table-cell>
          <table:table-cell office:value-type="float" office:value="0.00343085030622436" calcext:value-type="float">
            <text:p>0.003430850306224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87" calcext:value-type="float">
            <text:p>0.87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0.446658168352087" calcext:value-type="float">
            <text:p>0.446658168352087</text:p>
          </table:table-cell>
          <table:table-cell office:value-type="float" office:value="0.45" calcext:value-type="float">
            <text:p>0.45</text:p>
          </table:table-cell>
          <table:table-cell office:value-type="float" office:value="0.00334183164791341" calcext:value-type="float">
            <text:p>0.003341831647913</text:p>
          </table:table-cell>
          <table:table-cell table:number-columns-repeated="12"/>
          <table:table-cell office:value-type="float" office:value="96" calcext:value-type="float">
            <text:p>96</text:p>
          </table:table-cell>
          <table:table-cell office:value-type="float" office:value="0.477108673978066" calcext:value-type="float">
            <text:p>0.477108673978066</text:p>
          </table:table-cell>
          <table:table-cell office:value-type="float" office:value="0.48" calcext:value-type="float">
            <text:p>0.48</text:p>
          </table:table-cell>
          <table:table-cell office:value-type="float" office:value="0.00289132602193432" calcext:value-type="float">
            <text:p>0.002891326021934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88" calcext:value-type="float">
            <text:p>0.88</text:p>
          </table:table-cell>
          <table:table-cell office:value-type="float" office:value="0.91" calcext:value-type="float">
            <text:p>0.91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456889332003988" calcext:value-type="float">
            <text:p>0.456889332003988</text:p>
          </table:table-cell>
          <table:table-cell office:value-type="float" office:value="0.46" calcext:value-type="float">
            <text:p>0.46</text:p>
          </table:table-cell>
          <table:table-cell office:value-type="float" office:value="0.00311066799601195" calcext:value-type="float">
            <text:p>0.003110667996012</text:p>
          </table:table-cell>
          <table:table-cell table:number-columns-repeated="12"/>
          <table:table-cell office:value-type="float" office:value="98" calcext:value-type="float">
            <text:p>98</text:p>
          </table:table-cell>
          <table:table-cell office:value-type="float" office:value="0.487648198262356" calcext:value-type="float">
            <text:p>0.487648198262356</text:p>
          </table:table-cell>
          <table:table-cell office:value-type="float" office:value="0.49" calcext:value-type="float">
            <text:p>0.49</text:p>
          </table:table-cell>
          <table:table-cell office:value-type="float" office:value="0.00235180173764438" calcext:value-type="float">
            <text:p>0.002351801737644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89" calcext:value-type="float">
            <text:p>0.89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0.46712049565589" calcext:value-type="float">
            <text:p>0.46712049565589</text:p>
          </table:table-cell>
          <table:table-cell office:value-type="float" office:value="0.47" calcext:value-type="float">
            <text:p>0.47</text:p>
          </table:table-cell>
          <table:table-cell office:value-type="float" office:value="0.00287950434411049" calcext:value-type="float">
            <text:p>0.002879504344111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498187722546646" calcext:value-type="float">
            <text:p>0.498187722546646</text:p>
          </table:table-cell>
          <table:table-cell office:value-type="float" office:value="0.5" calcext:value-type="float">
            <text:p>0.5</text:p>
          </table:table-cell>
          <table:table-cell office:value-type="float" office:value="0.00181227745335433" calcext:value-type="float">
            <text:p>0.00181227745335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9" calcext:value-type="float">
            <text:p>0.9</text:p>
          </table:table-cell>
          <table:table-cell office:value-type="float" office:value="0.94" calcext:value-type="float">
            <text:p>0.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477351659307791" calcext:value-type="float">
            <text:p>0.477351659307791</text:p>
          </table:table-cell>
          <table:table-cell office:value-type="float" office:value="0.48" calcext:value-type="float">
            <text:p>0.48</text:p>
          </table:table-cell>
          <table:table-cell office:value-type="float" office:value="0.00264834069220898" calcext:value-type="float">
            <text:p>0.002648340692209</text:p>
          </table:table-cell>
          <table:table-cell table:number-columns-repeated="12"/>
          <table:table-cell office:value-type="float" office:value="102" calcext:value-type="float">
            <text:p>102</text:p>
          </table:table-cell>
          <table:table-cell office:value-type="float" office:value="0.508727246830936" calcext:value-type="float">
            <text:p>0.508727246830936</text:p>
          </table:table-cell>
          <table:table-cell office:value-type="float" office:value="0.51" calcext:value-type="float">
            <text:p>0.51</text:p>
          </table:table-cell>
          <table:table-cell office:value-type="float" office:value="0.00127275316906439" calcext:value-type="float">
            <text:p>0.001272753169064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91" calcext:value-type="float">
            <text:p>0.91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.487582822959692" calcext:value-type="float">
            <text:p>0.487582822959692</text:p>
          </table:table-cell>
          <table:table-cell office:value-type="float" office:value="0.49" calcext:value-type="float">
            <text:p>0.49</text:p>
          </table:table-cell>
          <table:table-cell office:value-type="float" office:value="0.00241717704030764" calcext:value-type="float">
            <text:p>0.002417177040308</text:p>
          </table:table-cell>
          <table:table-cell table:number-columns-repeated="12"/>
          <table:table-cell office:value-type="float" office:value="104" calcext:value-type="float">
            <text:p>104</text:p>
          </table:table-cell>
          <table:table-cell office:value-type="float" office:value="0.519266771115226" calcext:value-type="float">
            <text:p>0.519266771115226</text:p>
          </table:table-cell>
          <table:table-cell office:value-type="float" office:value="0.52" calcext:value-type="float">
            <text:p>0.52</text:p>
          </table:table-cell>
          <table:table-cell office:value-type="float" office:value="0.00073322888477434" calcext:value-type="float">
            <text:p>0.000733228884774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.497813986611594" calcext:value-type="float">
            <text:p>0.497813986611594</text:p>
          </table:table-cell>
          <table:table-cell office:value-type="float" office:value="0.5" calcext:value-type="float">
            <text:p>0.5</text:p>
          </table:table-cell>
          <table:table-cell office:value-type="float" office:value="0.00218601338840618" calcext:value-type="float">
            <text:p>0.002186013388406</text:p>
          </table:table-cell>
          <table:table-cell table:number-columns-repeated="12"/>
          <table:table-cell office:value-type="float" office:value="106" calcext:value-type="float">
            <text:p>106</text:p>
          </table:table-cell>
          <table:table-cell office:value-type="float" office:value="0.529806295399516" calcext:value-type="float">
            <text:p>0.529806295399516</text:p>
          </table:table-cell>
          <table:table-cell office:value-type="float" office:value="0.53" calcext:value-type="float">
            <text:p>0.53</text:p>
          </table:table-cell>
          <table:table-cell office:value-type="float" office:value="0.000193704600484401" calcext:value-type="float">
            <text:p>0.00019370460048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93" calcext:value-type="float">
            <text:p>0.93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0.508045150263495" calcext:value-type="float">
            <text:p>0.508045150263495</text:p>
          </table:table-cell>
          <table:table-cell office:value-type="float" office:value="0.51" calcext:value-type="float">
            <text:p>0.51</text:p>
          </table:table-cell>
          <table:table-cell office:value-type="float" office:value="0.00195484973650473" calcext:value-type="float">
            <text:p>0.001954849736505</text:p>
          </table:table-cell>
          <table:table-cell table:number-columns-repeated="12"/>
          <table:table-cell office:value-type="float" office:value="108" calcext:value-type="float">
            <text:p>108</text:p>
          </table:table-cell>
          <table:table-cell office:value-type="float" office:value="0.540345819683806" calcext:value-type="float">
            <text:p>0.540345819683806</text:p>
          </table:table-cell>
          <table:table-cell office:value-type="float" office:value="0.54" calcext:value-type="float">
            <text:p>0.54</text:p>
          </table:table-cell>
          <table:table-cell office:value-type="float" office:value="-0.000345819683805537" calcext:value-type="float">
            <text:p>-0.000345819683806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94" calcext:value-type="float">
            <text:p>0.94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0.518276313915397" calcext:value-type="float">
            <text:p>0.518276313915397</text:p>
          </table:table-cell>
          <table:table-cell office:value-type="float" office:value="0.52" calcext:value-type="float">
            <text:p>0.52</text:p>
          </table:table-cell>
          <table:table-cell office:value-type="float" office:value="0.00172368608460338" calcext:value-type="float">
            <text:p>0.001723686084603</text:p>
          </table:table-cell>
          <table:table-cell table:number-columns-repeated="12"/>
          <table:table-cell office:value-type="float" office:value="110" calcext:value-type="float">
            <text:p>110</text:p>
          </table:table-cell>
          <table:table-cell office:value-type="float" office:value="0.550885343968096" calcext:value-type="float">
            <text:p>0.550885343968096</text:p>
          </table:table-cell>
          <table:table-cell office:value-type="float" office:value="0.55" calcext:value-type="float">
            <text:p>0.55</text:p>
          </table:table-cell>
          <table:table-cell office:value-type="float" office:value="-0.000885343968095587" calcext:value-type="float">
            <text:p>-0.000885343968096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95" calcext:value-type="float">
            <text:p>0.95</text:p>
          </table:table-cell>
          <table:table-cell office:value-type="float" office:value="0.98" calcext:value-type="float">
            <text:p>0.98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528507477567298" calcext:value-type="float">
            <text:p>0.528507477567298</text:p>
          </table:table-cell>
          <table:table-cell office:value-type="float" office:value="0.53" calcext:value-type="float">
            <text:p>0.53</text:p>
          </table:table-cell>
          <table:table-cell office:value-type="float" office:value="0.00149252243270193" calcext:value-type="float">
            <text:p>0.001492522432702</text:p>
          </table:table-cell>
          <table:table-cell table:number-columns-repeated="12"/>
          <table:table-cell office:value-type="float" office:value="112" calcext:value-type="float">
            <text:p>112</text:p>
          </table:table-cell>
          <table:table-cell office:value-type="float" office:value="0.561424868252386" calcext:value-type="float">
            <text:p>0.561424868252386</text:p>
          </table:table-cell>
          <table:table-cell office:value-type="float" office:value="0.56" calcext:value-type="float">
            <text:p>0.56</text:p>
          </table:table-cell>
          <table:table-cell office:value-type="float" office:value="-0.00142486825238553" calcext:value-type="float">
            <text:p>-0.001424868252386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96" calcext:value-type="float">
            <text:p>0.96</text:p>
          </table:table-cell>
          <table:table-cell office:value-type="float" office:value="0.99" calcext:value-type="float">
            <text:p>0.99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0.5387386412192" calcext:value-type="float">
            <text:p>0.5387386412192</text:p>
          </table:table-cell>
          <table:table-cell office:value-type="float" office:value="0.54" calcext:value-type="float">
            <text:p>0.54</text:p>
          </table:table-cell>
          <table:table-cell office:value-type="float" office:value="0.00126135878080047" calcext:value-type="float">
            <text:p>0.0012613587808</text:p>
          </table:table-cell>
          <table:table-cell table:number-columns-repeated="12"/>
          <table:table-cell office:value-type="float" office:value="114" calcext:value-type="float">
            <text:p>114</text:p>
          </table:table-cell>
          <table:table-cell office:value-type="float" office:value="0.571964392536676" calcext:value-type="float">
            <text:p>0.571964392536676</text:p>
          </table:table-cell>
          <table:table-cell office:value-type="float" office:value="0.57" calcext:value-type="float">
            <text:p>0.57</text:p>
          </table:table-cell>
          <table:table-cell office:value-type="float" office:value="-0.00196439253667546" calcext:value-type="float">
            <text:p>-0.00196439253667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0.548969804871101" calcext:value-type="float">
            <text:p>0.548969804871101</text:p>
          </table:table-cell>
          <table:table-cell office:value-type="float" office:value="0.55" calcext:value-type="float">
            <text:p>0.55</text:p>
          </table:table-cell>
          <table:table-cell office:value-type="float" office:value="0.00103019512889901" calcext:value-type="float">
            <text:p>0.001030195128899</text:p>
          </table:table-cell>
          <table:table-cell table:number-columns-repeated="12"/>
          <table:table-cell office:value-type="float" office:value="116" calcext:value-type="float">
            <text:p>116</text:p>
          </table:table-cell>
          <table:table-cell office:value-type="float" office:value="0.582503916820966" calcext:value-type="float">
            <text:p>0.582503916820966</text:p>
          </table:table-cell>
          <table:table-cell office:value-type="float" office:value="0.58" calcext:value-type="float">
            <text:p>0.58</text:p>
          </table:table-cell>
          <table:table-cell office:value-type="float" office:value="-0.00250391682096562" calcext:value-type="float">
            <text:p>-0.002503916820966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98" calcext:value-type="float">
            <text:p>0.98</text:p>
          </table:table-cell>
          <table:table-cell office:value-type="float" office:value="1.02" calcext:value-type="float">
            <text:p>1.02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0.559200968523003" calcext:value-type="float">
            <text:p>0.559200968523003</text:p>
          </table:table-cell>
          <table:table-cell office:value-type="float" office:value="0.56" calcext:value-type="float">
            <text:p>0.56</text:p>
          </table:table-cell>
          <table:table-cell office:value-type="float" office:value="0.000799031476997558" calcext:value-type="float">
            <text:p>0.000799031476998</text:p>
          </table:table-cell>
          <table:table-cell table:number-columns-repeated="12"/>
          <table:table-cell office:value-type="float" office:value="118" calcext:value-type="float">
            <text:p>118</text:p>
          </table:table-cell>
          <table:table-cell office:value-type="float" office:value="0.593043441105255" calcext:value-type="float">
            <text:p>0.593043441105255</text:p>
          </table:table-cell>
          <table:table-cell office:value-type="float" office:value="0.59" calcext:value-type="float">
            <text:p>0.59</text:p>
          </table:table-cell>
          <table:table-cell office:value-type="float" office:value="-0.00304344110525556" calcext:value-type="float">
            <text:p>-0.003043441105256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99" calcext:value-type="float">
            <text:p>0.99</text:p>
          </table:table-cell>
          <table:table-cell office:value-type="float" office:value="1.03" calcext:value-type="float">
            <text:p>1.03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0.569432132174904" calcext:value-type="float">
            <text:p>0.569432132174904</text:p>
          </table:table-cell>
          <table:table-cell office:value-type="float" office:value="0.57" calcext:value-type="float">
            <text:p>0.57</text:p>
          </table:table-cell>
          <table:table-cell office:value-type="float" office:value="0.000567867825096213" calcext:value-type="float">
            <text:p>0.000567867825096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0.603582965389546" calcext:value-type="float">
            <text:p>0.603582965389546</text:p>
          </table:table-cell>
          <table:table-cell office:value-type="float" office:value="0.61" calcext:value-type="float">
            <text:p>0.61</text:p>
          </table:table-cell>
          <table:table-cell office:value-type="float" office:value="0.00641703461045451" calcext:value-type="float">
            <text:p>0.006417034610455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float" office:value="1.04" calcext:value-type="float">
            <text:p>1.0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0.579663295826805" calcext:value-type="float">
            <text:p>0.579663295826805</text:p>
          </table:table-cell>
          <table:table-cell office:value-type="float" office:value="0.58" calcext:value-type="float">
            <text:p>0.58</text:p>
          </table:table-cell>
          <table:table-cell office:value-type="float" office:value="0.000336704173194646" calcext:value-type="float">
            <text:p>0.000336704173195</text:p>
          </table:table-cell>
          <table:table-cell table:number-columns-repeated="12"/>
          <table:table-cell office:value-type="float" office:value="122" calcext:value-type="float">
            <text:p>122</text:p>
          </table:table-cell>
          <table:table-cell office:value-type="float" office:value="0.614122489673836" calcext:value-type="float">
            <text:p>0.614122489673836</text:p>
          </table:table-cell>
          <table:table-cell office:value-type="float" office:value="0.62" calcext:value-type="float">
            <text:p>0.62</text:p>
          </table:table-cell>
          <table:table-cell office:value-type="float" office:value="0.00587751032616446" calcext:value-type="float">
            <text:p>0.005877510326164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.01" calcext:value-type="float">
            <text:p>1.01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0.589894459478707" calcext:value-type="float">
            <text:p>0.589894459478707</text:p>
          </table:table-cell>
          <table:table-cell office:value-type="float" office:value="0.6" calcext:value-type="float">
            <text:p>0.6</text:p>
          </table:table-cell>
          <table:table-cell office:value-type="float" office:value="0.0101055405212933" calcext:value-type="float">
            <text:p>0.010105540521293</text:p>
          </table:table-cell>
          <table:table-cell table:number-columns-repeated="12"/>
          <table:table-cell office:value-type="float" office:value="124" calcext:value-type="float">
            <text:p>124</text:p>
          </table:table-cell>
          <table:table-cell office:value-type="float" office:value="0.624662013958125" calcext:value-type="float">
            <text:p>0.624662013958125</text:p>
          </table:table-cell>
          <table:table-cell office:value-type="float" office:value="0.63" calcext:value-type="float">
            <text:p>0.63</text:p>
          </table:table-cell>
          <table:table-cell office:value-type="float" office:value="0.00533798604187452" calcext:value-type="float">
            <text:p>0.005337986041875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0.600125623130608" calcext:value-type="float">
            <text:p>0.600125623130608</text:p>
          </table:table-cell>
          <table:table-cell office:value-type="float" office:value="0.6" calcext:value-type="float">
            <text:p>0.6</text:p>
          </table:table-cell>
          <table:table-cell office:value-type="float" office:value="-0.000125623130608044" calcext:value-type="float">
            <text:p>-0.000125623130608</text:p>
          </table:table-cell>
          <table:table-cell table:number-columns-repeated="12"/>
          <table:table-cell office:value-type="float" office:value="126" calcext:value-type="float">
            <text:p>126</text:p>
          </table:table-cell>
          <table:table-cell office:value-type="float" office:value="0.635201538242416" calcext:value-type="float">
            <text:p>0.635201538242416</text:p>
          </table:table-cell>
          <table:table-cell office:value-type="float" office:value="0.64" calcext:value-type="float">
            <text:p>0.64</text:p>
          </table:table-cell>
          <table:table-cell office:value-type="float" office:value="0.00479846175758447" calcext:value-type="float">
            <text:p>0.00479846175758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03" calcext:value-type="float">
            <text:p>1.03</text:p>
          </table:table-cell>
          <table:table-cell office:value-type="float" office:value="1.07" calcext:value-type="float">
            <text:p>1.0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0.61035678678251" calcext:value-type="float">
            <text:p>0.61035678678251</text:p>
          </table:table-cell>
          <table:table-cell office:value-type="float" office:value="0.61" calcext:value-type="float">
            <text:p>0.61</text:p>
          </table:table-cell>
          <table:table-cell office:value-type="float" office:value="-0.00035678678250961" calcext:value-type="float">
            <text:p>-0.00035678678251</text:p>
          </table:table-cell>
          <table:table-cell table:number-columns-repeated="12"/>
          <table:table-cell office:value-type="float" office:value="128" calcext:value-type="float">
            <text:p>128</text:p>
          </table:table-cell>
          <table:table-cell office:value-type="float" office:value="0.645741062526705" calcext:value-type="float">
            <text:p>0.645741062526705</text:p>
          </table:table-cell>
          <table:table-cell office:value-type="float" office:value="0.65" calcext:value-type="float">
            <text:p>0.65</text:p>
          </table:table-cell>
          <table:table-cell office:value-type="float" office:value="0.00425893747329453" calcext:value-type="float">
            <text:p>0.004258937473295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620587950434411" calcext:value-type="float">
            <text:p>0.620587950434411</text:p>
          </table:table-cell>
          <table:table-cell office:value-type="float" office:value="0.62" calcext:value-type="float">
            <text:p>0.62</text:p>
          </table:table-cell>
          <table:table-cell office:value-type="float" office:value="-0.000587950434411066" calcext:value-type="float">
            <text:p>-0.000587950434411</text:p>
          </table:table-cell>
          <table:table-cell table:number-columns-repeated="12"/>
          <table:table-cell office:value-type="float" office:value="130" calcext:value-type="float">
            <text:p>130</text:p>
          </table:table-cell>
          <table:table-cell office:value-type="float" office:value="0.656280586810995" calcext:value-type="float">
            <text:p>0.656280586810995</text:p>
          </table:table-cell>
          <table:table-cell office:value-type="float" office:value="0.66" calcext:value-type="float">
            <text:p>0.66</text:p>
          </table:table-cell>
          <table:table-cell office:value-type="float" office:value="0.00371941318900459" calcext:value-type="float">
            <text:p>0.003719413189005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.05" calcext:value-type="float">
            <text:p>1.05</text:p>
          </table:table-cell>
          <table:table-cell office:value-type="float" office:value="1.09" calcext:value-type="float">
            <text:p>1.09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0.630819114086312" calcext:value-type="float">
            <text:p>0.630819114086312</text:p>
          </table:table-cell>
          <table:table-cell office:value-type="float" office:value="0.64" calcext:value-type="float">
            <text:p>0.64</text:p>
          </table:table-cell>
          <table:table-cell office:value-type="float" office:value="0.00918088591368749" calcext:value-type="float">
            <text:p>0.009180885913687</text:p>
          </table:table-cell>
          <table:table-cell table:number-columns-repeated="12"/>
          <table:table-cell office:value-type="float" office:value="132" calcext:value-type="float">
            <text:p>132</text:p>
          </table:table-cell>
          <table:table-cell office:value-type="float" office:value="0.666820111095286" calcext:value-type="float">
            <text:p>0.666820111095286</text:p>
          </table:table-cell>
          <table:table-cell office:value-type="float" office:value="0.67" calcext:value-type="float">
            <text:p>0.67</text:p>
          </table:table-cell>
          <table:table-cell office:value-type="float" office:value="0.00317988890471454" calcext:value-type="float">
            <text:p>0.003179888904715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.06" calcext:value-type="float">
            <text:p>1.06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0.641050277738214" calcext:value-type="float">
            <text:p>0.641050277738214</text:p>
          </table:table-cell>
          <table:table-cell office:value-type="float" office:value="0.65" calcext:value-type="float">
            <text:p>0.65</text:p>
          </table:table-cell>
          <table:table-cell office:value-type="float" office:value="0.00894972226178603" calcext:value-type="float">
            <text:p>0.008949722261786</text:p>
          </table:table-cell>
          <table:table-cell table:number-columns-repeated="12"/>
          <table:table-cell office:value-type="float" office:value="134" calcext:value-type="float">
            <text:p>134</text:p>
          </table:table-cell>
          <table:table-cell office:value-type="float" office:value="0.677359635379575" calcext:value-type="float">
            <text:p>0.677359635379575</text:p>
          </table:table-cell>
          <table:table-cell office:value-type="float" office:value="0.68" calcext:value-type="float">
            <text:p>0.68</text:p>
          </table:table-cell>
          <table:table-cell office:value-type="float" office:value="0.00264036462042461" calcext:value-type="float">
            <text:p>0.002640364620425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07" calcext:value-type="float">
            <text:p>1.07</text:p>
          </table:table-cell>
          <table:table-cell office:value-type="float" office:value="1.11" calcext:value-type="float">
            <text:p>1.1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0.651281441390115" calcext:value-type="float">
            <text:p>0.651281441390115</text:p>
          </table:table-cell>
          <table:table-cell office:value-type="float" office:value="0.66" calcext:value-type="float">
            <text:p>0.66</text:p>
          </table:table-cell>
          <table:table-cell office:value-type="float" office:value="0.00871855860988469" calcext:value-type="float">
            <text:p>0.008718558609885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office:value-type="float" office:value="0.687899159663866" calcext:value-type="float">
            <text:p>0.687899159663866</text:p>
          </table:table-cell>
          <table:table-cell office:value-type="float" office:value="0.69" calcext:value-type="float">
            <text:p>0.69</text:p>
          </table:table-cell>
          <table:table-cell office:value-type="float" office:value="0.00210084033613456" calcext:value-type="float">
            <text:p>0.002100840336135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.08" calcext:value-type="float">
            <text:p>1.08</text:p>
          </table:table-cell>
          <table:table-cell office:value-type="float" office:value="1.12" calcext:value-type="float">
            <text:p>1.12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0.661512605042017" calcext:value-type="float">
            <text:p>0.661512605042017</text:p>
          </table:table-cell>
          <table:table-cell office:value-type="float" office:value="0.67" calcext:value-type="float">
            <text:p>0.67</text:p>
          </table:table-cell>
          <table:table-cell office:value-type="float" office:value="0.00848739495798323" calcext:value-type="float">
            <text:p>0.008487394957983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office:value-type="float" office:value="0.698438683948155" calcext:value-type="float">
            <text:p>0.698438683948155</text:p>
          </table:table-cell>
          <table:table-cell office:value-type="float" office:value="0.7" calcext:value-type="float">
            <text:p>0.7</text:p>
          </table:table-cell>
          <table:table-cell office:value-type="float" office:value="0.00156131605184462" calcext:value-type="float">
            <text:p>0.001561316051845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09" calcext:value-type="float">
            <text:p>1.09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0.671743768693918" calcext:value-type="float">
            <text:p>0.671743768693918</text:p>
          </table:table-cell>
          <table:table-cell office:value-type="float" office:value="0.67" calcext:value-type="float">
            <text:p>0.67</text:p>
          </table:table-cell>
          <table:table-cell office:value-type="float" office:value="-0.00174376869391824" calcext:value-type="float">
            <text:p>-0.001743768693918</text:p>
          </table:table-cell>
          <table:table-cell table:number-columns-repeated="12"/>
          <table:table-cell office:value-type="float" office:value="140" calcext:value-type="float">
            <text:p>140</text:p>
          </table:table-cell>
          <table:table-cell office:value-type="float" office:value="0.708978208232445" calcext:value-type="float">
            <text:p>0.708978208232445</text:p>
          </table:table-cell>
          <table:table-cell office:value-type="float" office:value="0.71" calcext:value-type="float">
            <text:p>0.71</text:p>
          </table:table-cell>
          <table:table-cell office:value-type="float" office:value="0.00102179176755457" calcext:value-type="float">
            <text:p>0.001021791767555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1" calcext:value-type="float">
            <text:p>1.1</text:p>
          </table:table-cell>
          <table:table-cell office:value-type="float" office:value="1.14" calcext:value-type="float">
            <text:p>1.14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0.68197493234582" calcext:value-type="float">
            <text:p>0.68197493234582</text:p>
          </table:table-cell>
          <table:table-cell office:value-type="float" office:value="0.69" calcext:value-type="float">
            <text:p>0.69</text:p>
          </table:table-cell>
          <table:table-cell office:value-type="float" office:value="0.00802506765418043" calcext:value-type="float">
            <text:p>0.00802506765418</text:p>
          </table:table-cell>
          <table:table-cell table:number-columns-repeated="12"/>
          <table:table-cell office:value-type="float" office:value="142" calcext:value-type="float">
            <text:p>142</text:p>
          </table:table-cell>
          <table:table-cell office:value-type="float" office:value="0.719517732516735" calcext:value-type="float">
            <text:p>0.719517732516735</text:p>
          </table:table-cell>
          <table:table-cell office:value-type="float" office:value="0.72" calcext:value-type="float">
            <text:p>0.72</text:p>
          </table:table-cell>
          <table:table-cell office:value-type="float" office:value="0.00048226748326452" calcext:value-type="float">
            <text:p>0.000482267483265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.11" calcext:value-type="float">
            <text:p>1.11</text:p>
          </table:table-cell>
          <table:table-cell office:value-type="float" office:value="1.15" calcext:value-type="float">
            <text:p>1.15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0.692206095997721" calcext:value-type="float">
            <text:p>0.692206095997721</text:p>
          </table:table-cell>
          <table:table-cell office:value-type="float" office:value="0.7" calcext:value-type="float">
            <text:p>0.7</text:p>
          </table:table-cell>
          <table:table-cell office:value-type="float" office:value="0.00779390400227897" calcext:value-type="float">
            <text:p>0.007793904002279</text:p>
          </table:table-cell>
          <table:table-cell table:number-columns-repeated="12"/>
          <table:table-cell office:value-type="float" office:value="144" calcext:value-type="float">
            <text:p>144</text:p>
          </table:table-cell>
          <table:table-cell office:value-type="float" office:value="0.730057256801025" calcext:value-type="float">
            <text:p>0.730057256801025</text:p>
          </table:table-cell>
          <table:table-cell office:value-type="float" office:value="0.73" calcext:value-type="float">
            <text:p>0.73</text:p>
          </table:table-cell>
          <table:table-cell office:value-type="float" office:value="-0.0000572568010254182" calcext:value-type="float">
            <text:p>-5.72568010254182E-05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12" calcext:value-type="float">
            <text:p>1.12</text:p>
          </table:table-cell>
          <table:table-cell office:value-type="float" office:value="1.16" calcext:value-type="float">
            <text:p>1.16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702437259649623" calcext:value-type="float">
            <text:p>0.702437259649623</text:p>
          </table:table-cell>
          <table:table-cell office:value-type="float" office:value="0.71" calcext:value-type="float">
            <text:p>0.71</text:p>
          </table:table-cell>
          <table:table-cell office:value-type="float" office:value="0.00756274035037741" calcext:value-type="float">
            <text:p>0.007562740350377</text:p>
          </table:table-cell>
          <table:table-cell table:number-columns-repeated="12"/>
          <table:table-cell office:value-type="float" office:value="146" calcext:value-type="float">
            <text:p>146</text:p>
          </table:table-cell>
          <table:table-cell office:value-type="float" office:value="0.740596781085315" calcext:value-type="float">
            <text:p>0.740596781085315</text:p>
          </table:table-cell>
          <table:table-cell office:value-type="float" office:value="0.74" calcext:value-type="float">
            <text:p>0.74</text:p>
          </table:table-cell>
          <table:table-cell office:value-type="float" office:value="-0.000596781085315357" calcext:value-type="float">
            <text:p>-0.000596781085315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.13" calcext:value-type="float">
            <text:p>1.13</text:p>
          </table:table-cell>
          <table:table-cell office:value-type="float" office:value="1.17" calcext:value-type="float">
            <text:p>1.1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0.712668423301524" calcext:value-type="float">
            <text:p>0.712668423301524</text:p>
          </table:table-cell>
          <table:table-cell office:value-type="float" office:value="0.72" calcext:value-type="float">
            <text:p>0.72</text:p>
          </table:table-cell>
          <table:table-cell office:value-type="float" office:value="0.00733157669847595" calcext:value-type="float">
            <text:p>0.007331576698476</text:p>
          </table:table-cell>
          <table:table-cell table:number-columns-repeated="12"/>
          <table:table-cell office:value-type="float" office:value="148" calcext:value-type="float">
            <text:p>148</text:p>
          </table:table-cell>
          <table:table-cell office:value-type="float" office:value="0.751136305369605" calcext:value-type="float">
            <text:p>0.751136305369605</text:p>
          </table:table-cell>
          <table:table-cell office:value-type="float" office:value="0.76" calcext:value-type="float">
            <text:p>0.76</text:p>
          </table:table-cell>
          <table:table-cell office:value-type="float" office:value="0.0088636946303946" calcext:value-type="float">
            <text:p>0.008863694630395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14" calcext:value-type="float">
            <text:p>1.14</text:p>
          </table:table-cell>
          <table:table-cell office:value-type="float" office:value="1.18" calcext:value-type="float">
            <text:p>1.18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0.722899586953425" calcext:value-type="float">
            <text:p>0.722899586953425</text:p>
          </table:table-cell>
          <table:table-cell office:value-type="float" office:value="0.73" calcext:value-type="float">
            <text:p>0.73</text:p>
          </table:table-cell>
          <table:table-cell office:value-type="float" office:value="0.00710041304657449" calcext:value-type="float">
            <text:p>0.007100413046575</text:p>
          </table:table-cell>
          <table:table-cell table:number-columns-repeated="12"/>
          <table:table-cell office:value-type="float" office:value="150" calcext:value-type="float">
            <text:p>150</text:p>
          </table:table-cell>
          <table:table-cell office:value-type="float" office:value="0.761675829653895" calcext:value-type="float">
            <text:p>0.761675829653895</text:p>
          </table:table-cell>
          <table:table-cell office:value-type="float" office:value="0.77" calcext:value-type="float">
            <text:p>0.77</text:p>
          </table:table-cell>
          <table:table-cell office:value-type="float" office:value="0.00832417034610466" calcext:value-type="float">
            <text:p>0.008324170346105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.15" calcext:value-type="float">
            <text:p>1.15</text:p>
          </table:table-cell>
          <table:table-cell office:value-type="float" office:value="1.19" calcext:value-type="float">
            <text:p>1.19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0.733130750605327" calcext:value-type="float">
            <text:p>0.733130750605327</text:p>
          </table:table-cell>
          <table:table-cell office:value-type="float" office:value="0.74" calcext:value-type="float">
            <text:p>0.74</text:p>
          </table:table-cell>
          <table:table-cell office:value-type="float" office:value="0.00686924939467315" calcext:value-type="float">
            <text:p>0.006869249394673</text:p>
          </table:table-cell>
          <table:table-cell table:number-columns-repeated="12"/>
          <table:table-cell office:value-type="float" office:value="152" calcext:value-type="float">
            <text:p>152</text:p>
          </table:table-cell>
          <table:table-cell office:value-type="float" office:value="0.772215353938185" calcext:value-type="float">
            <text:p>0.772215353938185</text:p>
          </table:table-cell>
          <table:table-cell office:value-type="float" office:value="0.78" calcext:value-type="float">
            <text:p>0.78</text:p>
          </table:table-cell>
          <table:table-cell office:value-type="float" office:value="0.00778464606181473" calcext:value-type="float">
            <text:p>0.007784646061815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.16" calcext:value-type="float">
            <text:p>1.16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0.743361914257228" calcext:value-type="float">
            <text:p>0.743361914257228</text:p>
          </table:table-cell>
          <table:table-cell office:value-type="float" office:value="0.75" calcext:value-type="float">
            <text:p>0.75</text:p>
          </table:table-cell>
          <table:table-cell office:value-type="float" office:value="0.00663808574277169" calcext:value-type="float">
            <text:p>0.006638085742772</text:p>
          </table:table-cell>
          <table:table-cell table:number-columns-repeated="12"/>
          <table:table-cell office:value-type="float" office:value="154" calcext:value-type="float">
            <text:p>154</text:p>
          </table:table-cell>
          <table:table-cell office:value-type="float" office:value="0.782754878222475" calcext:value-type="float">
            <text:p>0.782754878222475</text:p>
          </table:table-cell>
          <table:table-cell office:value-type="float" office:value="0.79" calcext:value-type="float">
            <text:p>0.79</text:p>
          </table:table-cell>
          <table:table-cell office:value-type="float" office:value="0.00724512177752468" calcext:value-type="float">
            <text:p>0.007245121777525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.17" calcext:value-type="float">
            <text:p>1.17</text:p>
          </table:table-cell>
          <table:table-cell office:value-type="float" office:value="1.21" calcext:value-type="float">
            <text:p>1.2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0.75359307790913" calcext:value-type="float">
            <text:p>0.75359307790913</text:p>
          </table:table-cell>
          <table:table-cell office:value-type="float" office:value="0.76" calcext:value-type="float">
            <text:p>0.76</text:p>
          </table:table-cell>
          <table:table-cell office:value-type="float" office:value="0.00640692209087024" calcext:value-type="float">
            <text:p>0.00640692209087</text:p>
          </table:table-cell>
          <table:table-cell table:number-columns-repeated="12"/>
          <table:table-cell office:value-type="float" office:value="156" calcext:value-type="float">
            <text:p>156</text:p>
          </table:table-cell>
          <table:table-cell office:value-type="float" office:value="0.793294402506765" calcext:value-type="float">
            <text:p>0.793294402506765</text:p>
          </table:table-cell>
          <table:table-cell office:value-type="float" office:value="0.8" calcext:value-type="float">
            <text:p>0.8</text:p>
          </table:table-cell>
          <table:table-cell office:value-type="float" office:value="0.00670559749323474" calcext:value-type="float">
            <text:p>0.006705597493235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.17" calcext:value-type="float">
            <text:p>1.17</text:p>
          </table:table-cell>
          <table:table-cell office:value-type="float" office:value="1.22" calcext:value-type="float">
            <text:p>1.2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763824241561031" calcext:value-type="float">
            <text:p>0.763824241561031</text:p>
          </table:table-cell>
          <table:table-cell office:value-type="float" office:value="0.77" calcext:value-type="float">
            <text:p>0.77</text:p>
          </table:table-cell>
          <table:table-cell office:value-type="float" office:value="0.00617575843896889" calcext:value-type="float">
            <text:p>0.006175758438969</text:p>
          </table:table-cell>
          <table:table-cell table:number-columns-repeated="12"/>
          <table:table-cell office:value-type="float" office:value="158" calcext:value-type="float">
            <text:p>158</text:p>
          </table:table-cell>
          <table:table-cell office:value-type="float" office:value="0.803833926791055" calcext:value-type="float">
            <text:p>0.803833926791055</text:p>
          </table:table-cell>
          <table:table-cell office:value-type="float" office:value="0.81" calcext:value-type="float">
            <text:p>0.81</text:p>
          </table:table-cell>
          <table:table-cell office:value-type="float" office:value="0.00616607320894469" calcext:value-type="float">
            <text:p>0.006166073208945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8" calcext:value-type="float">
            <text:p>1.18</text:p>
          </table:table-cell>
          <table:table-cell office:value-type="float" office:value="1.23" calcext:value-type="float">
            <text:p>1.23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0.774055405212933" calcext:value-type="float">
            <text:p>0.774055405212933</text:p>
          </table:table-cell>
          <table:table-cell office:value-type="float" office:value="0.78" calcext:value-type="float">
            <text:p>0.78</text:p>
          </table:table-cell>
          <table:table-cell office:value-type="float" office:value="0.00594459478706744" calcext:value-type="float">
            <text:p>0.005944594787067</text:p>
          </table:table-cell>
          <table:table-cell table:number-columns-repeated="12"/>
          <table:table-cell office:value-type="float" office:value="160" calcext:value-type="float">
            <text:p>160</text:p>
          </table:table-cell>
          <table:table-cell office:value-type="float" office:value="0.814373451075345" calcext:value-type="float">
            <text:p>0.814373451075345</text:p>
          </table:table-cell>
          <table:table-cell office:value-type="float" office:value="0.82" calcext:value-type="float">
            <text:p>0.82</text:p>
          </table:table-cell>
          <table:table-cell office:value-type="float" office:value="0.00562654892465475" calcext:value-type="float">
            <text:p>0.005626548924655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.19" calcext:value-type="float">
            <text:p>1.19</text:p>
          </table:table-cell>
          <table:table-cell office:value-type="float" office:value="1.24" calcext:value-type="float">
            <text:p>1.24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0.784286568864834" calcext:value-type="float">
            <text:p>0.784286568864834</text:p>
          </table:table-cell>
          <table:table-cell office:value-type="float" office:value="0.79" calcext:value-type="float">
            <text:p>0.79</text:p>
          </table:table-cell>
          <table:table-cell office:value-type="float" office:value="0.00571343113516598" calcext:value-type="float">
            <text:p>0.005713431135166</text:p>
          </table:table-cell>
          <table:table-cell table:number-columns-repeated="12"/>
          <table:table-cell office:value-type="float" office:value="162" calcext:value-type="float">
            <text:p>162</text:p>
          </table:table-cell>
          <table:table-cell office:value-type="float" office:value="0.824912975359635" calcext:value-type="float">
            <text:p>0.824912975359635</text:p>
          </table:table-cell>
          <table:table-cell office:value-type="float" office:value="0.83" calcext:value-type="float">
            <text:p>0.83</text:p>
          </table:table-cell>
          <table:table-cell office:value-type="float" office:value="0.00508702464036481" calcext:value-type="float">
            <text:p>0.005087024640365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2" calcext:value-type="float">
            <text:p>1.2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0.794517732516735" calcext:value-type="float">
            <text:p>0.794517732516735</text:p>
          </table:table-cell>
          <table:table-cell office:value-type="float" office:value="0.8" calcext:value-type="float">
            <text:p>0.8</text:p>
          </table:table-cell>
          <table:table-cell office:value-type="float" office:value="0.00548226748326452" calcext:value-type="float">
            <text:p>0.005482267483265</text:p>
          </table:table-cell>
          <table:table-cell table:number-columns-repeated="12"/>
          <table:table-cell office:value-type="float" office:value="164" calcext:value-type="float">
            <text:p>164</text:p>
          </table:table-cell>
          <table:table-cell office:value-type="float" office:value="0.835452499643925" calcext:value-type="float">
            <text:p>0.835452499643925</text:p>
          </table:table-cell>
          <table:table-cell office:value-type="float" office:value="0.84" calcext:value-type="float">
            <text:p>0.84</text:p>
          </table:table-cell>
          <table:table-cell office:value-type="float" office:value="0.00454750035607465" calcext:value-type="float">
            <text:p>0.004547500356075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.21" calcext:value-type="float">
            <text:p>1.21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804748896168637" calcext:value-type="float">
            <text:p>0.804748896168637</text:p>
          </table:table-cell>
          <table:table-cell office:value-type="float" office:value="0.81" calcext:value-type="float">
            <text:p>0.81</text:p>
          </table:table-cell>
          <table:table-cell office:value-type="float" office:value="0.00525110383136307" calcext:value-type="float">
            <text:p>0.005251103831363</text:p>
          </table:table-cell>
          <table:table-cell table:number-columns-repeated="12"/>
          <table:table-cell office:value-type="float" office:value="166" calcext:value-type="float">
            <text:p>166</text:p>
          </table:table-cell>
          <table:table-cell office:value-type="float" office:value="0.845992023928215" calcext:value-type="float">
            <text:p>0.845992023928215</text:p>
          </table:table-cell>
          <table:table-cell office:value-type="float" office:value="0.85" calcext:value-type="float">
            <text:p>0.85</text:p>
          </table:table-cell>
          <table:table-cell office:value-type="float" office:value="0.00400797607178471" calcext:value-type="float">
            <text:p>0.004007976071785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.22" calcext:value-type="float">
            <text:p>1.22</text:p>
          </table:table-cell>
          <table:table-cell office:value-type="float" office:value="1.26" calcext:value-type="float">
            <text:p>1.26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814980059820538" calcext:value-type="float">
            <text:p>0.814980059820538</text:p>
          </table:table-cell>
          <table:table-cell office:value-type="float" office:value="0.82" calcext:value-type="float">
            <text:p>0.82</text:p>
          </table:table-cell>
          <table:table-cell office:value-type="float" office:value="0.00501994017946172" calcext:value-type="float">
            <text:p>0.005019940179462</text:p>
          </table:table-cell>
          <table:table-cell table:number-columns-repeated="12"/>
          <table:table-cell office:value-type="float" office:value="168" calcext:value-type="float">
            <text:p>168</text:p>
          </table:table-cell>
          <table:table-cell office:value-type="float" office:value="0.856531548212505" calcext:value-type="float">
            <text:p>0.856531548212505</text:p>
          </table:table-cell>
          <table:table-cell office:value-type="float" office:value="0.86" calcext:value-type="float">
            <text:p>0.86</text:p>
          </table:table-cell>
          <table:table-cell office:value-type="float" office:value="0.00346845178749466" calcext:value-type="float">
            <text:p>0.003468451787495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23" calcext:value-type="float">
            <text:p>1.23</text:p>
          </table:table-cell>
          <table:table-cell office:value-type="float" office:value="1.27" calcext:value-type="float">
            <text:p>1.27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0.82521122347244" calcext:value-type="float">
            <text:p>0.82521122347244</text:p>
          </table:table-cell>
          <table:table-cell office:value-type="float" office:value="0.83" calcext:value-type="float">
            <text:p>0.83</text:p>
          </table:table-cell>
          <table:table-cell office:value-type="float" office:value="0.00478877652756027" calcext:value-type="float">
            <text:p>0.00478877652756</text:p>
          </table:table-cell>
          <table:table-cell table:number-columns-repeated="12"/>
          <table:table-cell office:value-type="float" office:value="170" calcext:value-type="float">
            <text:p>170</text:p>
          </table:table-cell>
          <table:table-cell office:value-type="float" office:value="0.867071072496795" calcext:value-type="float">
            <text:p>0.867071072496795</text:p>
          </table:table-cell>
          <table:table-cell office:value-type="float" office:value="0.87" calcext:value-type="float">
            <text:p>0.87</text:p>
          </table:table-cell>
          <table:table-cell office:value-type="float" office:value="0.00292892750320473" calcext:value-type="float">
            <text:p>0.002928927503205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.24" calcext:value-type="float">
            <text:p>1.24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0.835442387124341" calcext:value-type="float">
            <text:p>0.835442387124341</text:p>
          </table:table-cell>
          <table:table-cell office:value-type="float" office:value="0.84" calcext:value-type="float">
            <text:p>0.84</text:p>
          </table:table-cell>
          <table:table-cell office:value-type="float" office:value="0.0045576128756587" calcext:value-type="float">
            <text:p>0.004557612875659</text:p>
          </table:table-cell>
          <table:table-cell table:number-columns-repeated="12"/>
          <table:table-cell office:value-type="float" office:value="172" calcext:value-type="float">
            <text:p>172</text:p>
          </table:table-cell>
          <table:table-cell office:value-type="float" office:value="0.877610596781085" calcext:value-type="float">
            <text:p>0.877610596781085</text:p>
          </table:table-cell>
          <table:table-cell office:value-type="float" office:value="0.88" calcext:value-type="float">
            <text:p>0.88</text:p>
          </table:table-cell>
          <table:table-cell office:value-type="float" office:value="0.00238940321891479" calcext:value-type="float">
            <text:p>0.002389403218915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.27" calcext:value-type="float">
            <text:p>1.27</text:p>
          </table:table-cell>
          <table:table-cell office:value-type="float" office:value="1.32" calcext:value-type="float">
            <text:p>1.32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0.845673550776243" calcext:value-type="float">
            <text:p>0.845673550776243</text:p>
          </table:table-cell>
          <table:table-cell office:value-type="float" office:value="0.85" calcext:value-type="float">
            <text:p>0.85</text:p>
          </table:table-cell>
          <table:table-cell office:value-type="float" office:value="0.00432644922375736" calcext:value-type="float">
            <text:p>0.004326449223757</text:p>
          </table:table-cell>
          <table:table-cell table:number-columns-repeated="12"/>
          <table:table-cell office:value-type="float" office:value="174" calcext:value-type="float">
            <text:p>174</text:p>
          </table:table-cell>
          <table:table-cell office:value-type="float" office:value="0.888150121065375" calcext:value-type="float">
            <text:p>0.888150121065375</text:p>
          </table:table-cell>
          <table:table-cell office:value-type="float" office:value="0.89" calcext:value-type="float">
            <text:p>0.89</text:p>
          </table:table-cell>
          <table:table-cell office:value-type="float" office:value="0.00184987893462474" calcext:value-type="float">
            <text:p>0.001849878934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4" calcext:value-type="float">
            <text:p>174</text:p>
          </table:table-cell>
          <table:table-cell office:value-type="float" office:value="0.855904714428144" calcext:value-type="float">
            <text:p>0.855904714428144</text:p>
          </table:table-cell>
          <table:table-cell office:value-type="float" office:value="0.86" calcext:value-type="float">
            <text:p>0.86</text:p>
          </table:table-cell>
          <table:table-cell office:value-type="float" office:value="0.0040952855718559" calcext:value-type="float">
            <text:p>0.004095285571856</text:p>
          </table:table-cell>
          <table:table-cell table:number-columns-repeated="12"/>
          <table:table-cell office:value-type="float" office:value="176" calcext:value-type="float">
            <text:p>176</text:p>
          </table:table-cell>
          <table:table-cell office:value-type="float" office:value="0.898689645349665" calcext:value-type="float">
            <text:p>0.898689645349665</text:p>
          </table:table-cell>
          <table:table-cell office:value-type="float" office:value="0.9" calcext:value-type="float">
            <text:p>0.9</text:p>
          </table:table-cell>
          <table:table-cell office:value-type="float" office:value="0.0013103546503348" calcext:value-type="float">
            <text:p>0.0013103546503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6" calcext:value-type="float">
            <text:p>176</text:p>
          </table:table-cell>
          <table:table-cell office:value-type="float" office:value="0.866135878080046" calcext:value-type="float">
            <text:p>0.866135878080046</text:p>
          </table:table-cell>
          <table:table-cell office:value-type="float" office:value="0.87" calcext:value-type="float">
            <text:p>0.87</text:p>
          </table:table-cell>
          <table:table-cell office:value-type="float" office:value="0.00386412191995444" calcext:value-type="float">
            <text:p>0.003864121919954</text:p>
          </table:table-cell>
          <table:table-cell table:number-columns-repeated="12"/>
          <table:table-cell office:value-type="float" office:value="178" calcext:value-type="float">
            <text:p>178</text:p>
          </table:table-cell>
          <table:table-cell office:value-type="float" office:value="0.909229169633955" calcext:value-type="float">
            <text:p>0.909229169633955</text:p>
          </table:table-cell>
          <table:table-cell office:value-type="float" office:value="0.91" calcext:value-type="float">
            <text:p>0.91</text:p>
          </table:table-cell>
          <table:table-cell office:value-type="float" office:value="0.000770830366044861" calcext:value-type="float">
            <text:p>0.0007708303660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8" calcext:value-type="float">
            <text:p>178</text:p>
          </table:table-cell>
          <table:table-cell office:value-type="float" office:value="0.876367041731947" calcext:value-type="float">
            <text:p>0.876367041731947</text:p>
          </table:table-cell>
          <table:table-cell office:value-type="float" office:value="0.88" calcext:value-type="float">
            <text:p>0.88</text:p>
          </table:table-cell>
          <table:table-cell office:value-type="float" office:value="0.00363295826805299" calcext:value-type="float">
            <text:p>0.003632958268053</text:p>
          </table:table-cell>
          <table:table-cell table:number-columns-repeated="12"/>
          <table:table-cell office:value-type="float" office:value="180" calcext:value-type="float">
            <text:p>180</text:p>
          </table:table-cell>
          <table:table-cell office:value-type="float" office:value="0.919768693918245" calcext:value-type="float">
            <text:p>0.919768693918245</text:p>
          </table:table-cell>
          <table:table-cell office:value-type="float" office:value="0.92" calcext:value-type="float">
            <text:p>0.92</text:p>
          </table:table-cell>
          <table:table-cell office:value-type="float" office:value="0.000231306081754812" calcext:value-type="float">
            <text:p>0.0002313060817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0.886598205383848" calcext:value-type="float">
            <text:p>0.886598205383848</text:p>
          </table:table-cell>
          <table:table-cell office:value-type="float" office:value="0.89" calcext:value-type="float">
            <text:p>0.89</text:p>
          </table:table-cell>
          <table:table-cell office:value-type="float" office:value="0.00340179461615153" calcext:value-type="float">
            <text:p>0.003401794616152</text:p>
          </table:table-cell>
          <table:table-cell table:number-columns-repeated="12"/>
          <table:table-cell office:value-type="float" office:value="182" calcext:value-type="float">
            <text:p>182</text:p>
          </table:table-cell>
          <table:table-cell office:value-type="float" office:value="0.930308218202535" calcext:value-type="float">
            <text:p>0.930308218202535</text:p>
          </table:table-cell>
          <table:table-cell office:value-type="float" office:value="0.94" calcext:value-type="float">
            <text:p>0.94</text:p>
          </table:table-cell>
          <table:table-cell office:value-type="float" office:value="0.00969178179746488" calcext:value-type="float">
            <text:p>0.0096917817974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2" calcext:value-type="float">
            <text:p>182</text:p>
          </table:table-cell>
          <table:table-cell office:value-type="float" office:value="0.89682936903575" calcext:value-type="float">
            <text:p>0.89682936903575</text:p>
          </table:table-cell>
          <table:table-cell office:value-type="float" office:value="0.9" calcext:value-type="float">
            <text:p>0.9</text:p>
          </table:table-cell>
          <table:table-cell office:value-type="float" office:value="0.00317063096425019" calcext:value-type="float">
            <text:p>0.00317063096425</text:p>
          </table:table-cell>
          <table:table-cell table:number-columns-repeated="12"/>
          <table:table-cell office:value-type="float" office:value="184" calcext:value-type="float">
            <text:p>184</text:p>
          </table:table-cell>
          <table:table-cell office:value-type="float" office:value="0.940847742486825" calcext:value-type="float">
            <text:p>0.940847742486825</text:p>
          </table:table-cell>
          <table:table-cell office:value-type="float" office:value="0.95" calcext:value-type="float">
            <text:p>0.95</text:p>
          </table:table-cell>
          <table:table-cell office:value-type="float" office:value="0.00915225751317494" calcext:value-type="float">
            <text:p>0.0091522575131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4" calcext:value-type="float">
            <text:p>184</text:p>
          </table:table-cell>
          <table:table-cell office:value-type="float" office:value="0.907060532687651" calcext:value-type="float">
            <text:p>0.907060532687651</text:p>
          </table:table-cell>
          <table:table-cell office:value-type="float" office:value="0.91" calcext:value-type="float">
            <text:p>0.91</text:p>
          </table:table-cell>
          <table:table-cell office:value-type="float" office:value="0.00293946731234873" calcext:value-type="float">
            <text:p>0.002939467312349</text:p>
          </table:table-cell>
          <table:table-cell table:number-columns-repeated="12"/>
          <table:table-cell office:value-type="float" office:value="186" calcext:value-type="float">
            <text:p>186</text:p>
          </table:table-cell>
          <table:table-cell office:value-type="float" office:value="0.951387266771115" calcext:value-type="float">
            <text:p>0.951387266771115</text:p>
          </table:table-cell>
          <table:table-cell office:value-type="float" office:value="0.95" calcext:value-type="float">
            <text:p>0.95</text:p>
          </table:table-cell>
          <table:table-cell office:value-type="float" office:value="-0.00138726677111511" calcext:value-type="float">
            <text:p>-0.001387266771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6" calcext:value-type="float">
            <text:p>186</text:p>
          </table:table-cell>
          <table:table-cell office:value-type="float" office:value="0.917291696339553" calcext:value-type="float">
            <text:p>0.917291696339553</text:p>
          </table:table-cell>
          <table:table-cell office:value-type="float" office:value="0.92" calcext:value-type="float">
            <text:p>0.92</text:p>
          </table:table-cell>
          <table:table-cell office:value-type="float" office:value="0.00270830366044728" calcext:value-type="float">
            <text:p>0.002708303660447</text:p>
          </table:table-cell>
          <table:table-cell table:number-columns-repeated="12"/>
          <table:table-cell office:value-type="float" office:value="188" calcext:value-type="float">
            <text:p>188</text:p>
          </table:table-cell>
          <table:table-cell office:value-type="float" office:value="0.961926791055405" calcext:value-type="float">
            <text:p>0.961926791055405</text:p>
          </table:table-cell>
          <table:table-cell office:value-type="float" office:value="0.96" calcext:value-type="float">
            <text:p>0.96</text:p>
          </table:table-cell>
          <table:table-cell office:value-type="float" office:value="-0.00192679105540516" calcext:value-type="float">
            <text:p>-0.0019267910554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0.927522859991454" calcext:value-type="float">
            <text:p>0.927522859991454</text:p>
          </table:table-cell>
          <table:table-cell office:value-type="float" office:value="0.93" calcext:value-type="float">
            <text:p>0.93</text:p>
          </table:table-cell>
          <table:table-cell office:value-type="float" office:value="0.00247714000854593" calcext:value-type="float">
            <text:p>0.002477140008546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 office:value-type="float" office:value="0.972466315339695" calcext:value-type="float">
            <text:p>0.972466315339695</text:p>
          </table:table-cell>
          <table:table-cell office:value-type="float" office:value="0.97" calcext:value-type="float">
            <text:p>0.97</text:p>
          </table:table-cell>
          <table:table-cell office:value-type="float" office:value="-0.0024663153396951" calcext:value-type="float">
            <text:p>-0.0024663153396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0.937754023643356" calcext:value-type="float">
            <text:p>0.937754023643356</text:p>
          </table:table-cell>
          <table:table-cell office:value-type="float" office:value="0.94" calcext:value-type="float">
            <text:p>0.94</text:p>
          </table:table-cell>
          <table:table-cell office:value-type="float" office:value="0.00224597635664447" calcext:value-type="float">
            <text:p>0.002245976356644</text:p>
          </table:table-cell>
          <table:table-cell table:number-columns-repeated="12"/>
          <table:table-cell office:value-type="float" office:value="192" calcext:value-type="float">
            <text:p>192</text:p>
          </table:table-cell>
          <table:table-cell office:value-type="float" office:value="0.983005839623985" calcext:value-type="float">
            <text:p>0.983005839623985</text:p>
          </table:table-cell>
          <table:table-cell office:value-type="float" office:value="0.98" calcext:value-type="float">
            <text:p>0.98</text:p>
          </table:table-cell>
          <table:table-cell office:value-type="float" office:value="-0.00300583962398515" calcext:value-type="float">
            <text:p>-0.0030058396239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float" office:value="0.947985187295257" calcext:value-type="float">
            <text:p>0.947985187295257</text:p>
          </table:table-cell>
          <table:table-cell office:value-type="float" office:value="0.95" calcext:value-type="float">
            <text:p>0.95</text:p>
          </table:table-cell>
          <table:table-cell office:value-type="float" office:value="0.00201481270474302" calcext:value-type="float">
            <text:p>0.002014812704743</text:p>
          </table:table-cell>
          <table:table-cell table:number-columns-repeated="12"/>
          <table:table-cell office:value-type="float" office:value="194" calcext:value-type="float">
            <text:p>194</text:p>
          </table:table-cell>
          <table:table-cell office:value-type="float" office:value="0.993545363908275" calcext:value-type="float">
            <text:p>0.993545363908275</text:p>
          </table:table-cell>
          <table:table-cell office:value-type="float" office:value="0.99" calcext:value-type="float">
            <text:p>0.99</text:p>
          </table:table-cell>
          <table:table-cell office:value-type="float" office:value="-0.0035453639082752" calcext:value-type="float">
            <text:p>-0.0035453639082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float" office:value="0.958216350947158" calcext:value-type="float">
            <text:p>0.958216350947158</text:p>
          </table:table-cell>
          <table:table-cell office:value-type="float" office:value="0.96" calcext:value-type="float">
            <text:p>0.96</text:p>
          </table:table-cell>
          <table:table-cell office:value-type="float" office:value="0.00178364905284145" calcext:value-type="float">
            <text:p>0.001783649052841</text:p>
          </table:table-cell>
          <table:table-cell table:number-columns-repeated="12"/>
          <table:table-cell office:value-type="float" office:value="196" calcext:value-type="float">
            <text:p>196</text:p>
          </table:table-cell>
          <table:table-cell office:value-type="float" office:value="1.00408488819257" calcext:value-type="float">
            <text:p>1.00408488819257</text:p>
          </table:table-cell>
          <table:table-cell office:value-type="float" office:value="1" calcext:value-type="float">
            <text:p>1</text:p>
          </table:table-cell>
          <table:table-cell office:value-type="float" office:value="-0.00408488819256503" calcext:value-type="float">
            <text:p>-0.004084888192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6" calcext:value-type="float">
            <text:p>196</text:p>
          </table:table-cell>
          <table:table-cell office:value-type="float" office:value="0.96844751459906" calcext:value-type="float">
            <text:p>0.96844751459906</text:p>
          </table:table-cell>
          <table:table-cell office:value-type="float" office:value="0.97" calcext:value-type="float">
            <text:p>0.97</text:p>
          </table:table-cell>
          <table:table-cell office:value-type="float" office:value="0.00155248540094" calcext:value-type="float">
            <text:p>0.00155248540094</text:p>
          </table:table-cell>
          <table:table-cell table:number-columns-repeated="12"/>
          <table:table-cell office:value-type="float" office:value="198" calcext:value-type="float">
            <text:p>198</text:p>
          </table:table-cell>
          <table:table-cell office:value-type="float" office:value="1.01462441247686" calcext:value-type="float">
            <text:p>1.01462441247686</text:p>
          </table:table-cell>
          <table:table-cell office:value-type="float" office:value="1.02" calcext:value-type="float">
            <text:p>1.02</text:p>
          </table:table-cell>
          <table:table-cell office:value-type="float" office:value="0.00537558752314493" calcext:value-type="float">
            <text:p>0.0053755875231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8" calcext:value-type="float">
            <text:p>198</text:p>
          </table:table-cell>
          <table:table-cell office:value-type="float" office:value="0.978678678250961" calcext:value-type="float">
            <text:p>0.978678678250961</text:p>
          </table:table-cell>
          <table:table-cell office:value-type="float" office:value="0.98" calcext:value-type="float">
            <text:p>0.98</text:p>
          </table:table-cell>
          <table:table-cell office:value-type="float" office:value="0.00132132174903854" calcext:value-type="float">
            <text:p>0.001321321749039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1.02516393676115" calcext:value-type="float">
            <text:p>1.02516393676115</text:p>
          </table:table-cell>
          <table:table-cell office:value-type="float" office:value="1.03" calcext:value-type="float">
            <text:p>1.03</text:p>
          </table:table-cell>
          <table:table-cell office:value-type="float" office:value="0.00483606323885488" calcext:value-type="float">
            <text:p>0.0048360632388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988909841902863" calcext:value-type="float">
            <text:p>0.988909841902863</text:p>
          </table:table-cell>
          <table:table-cell office:value-type="float" office:value="0.99" calcext:value-type="float">
            <text:p>0.99</text:p>
          </table:table-cell>
          <table:table-cell office:value-type="float" office:value="0.00109015809713708" calcext:value-type="float">
            <text:p>0.001090158097137</text:p>
          </table:table-cell>
          <table:table-cell table:number-columns-repeated="12"/>
          <table:table-cell office:value-type="float" office:value="202" calcext:value-type="float">
            <text:p>202</text:p>
          </table:table-cell>
          <table:table-cell office:value-type="float" office:value="1.03570346104544" calcext:value-type="float">
            <text:p>1.03570346104544</text:p>
          </table:table-cell>
          <table:table-cell office:value-type="float" office:value="1.04" calcext:value-type="float">
            <text:p>1.04</text:p>
          </table:table-cell>
          <table:table-cell office:value-type="float" office:value="0.00429653895456505" calcext:value-type="float">
            <text:p>0.0042965389545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2" calcext:value-type="float">
            <text:p>202</text:p>
          </table:table-cell>
          <table:table-cell office:value-type="float" office:value="0.999141005554764" calcext:value-type="float">
            <text:p>0.999141005554764</text:p>
          </table:table-cell>
          <table:table-cell office:value-type="float" office:value="1" calcext:value-type="float">
            <text:p>1</text:p>
          </table:table-cell>
          <table:table-cell office:value-type="float" office:value="0.00085899444523585" calcext:value-type="float">
            <text:p>0.000858994445236</text:p>
          </table:table-cell>
          <table:table-cell table:number-columns-repeated="12"/>
          <table:table-cell office:value-type="float" office:value="204" calcext:value-type="float">
            <text:p>204</text:p>
          </table:table-cell>
          <table:table-cell office:value-type="float" office:value="1.04624298532973" calcext:value-type="float">
            <text:p>1.04624298532973</text:p>
          </table:table-cell>
          <table:table-cell office:value-type="float" office:value="1.05" calcext:value-type="float">
            <text:p>1.05</text:p>
          </table:table-cell>
          <table:table-cell office:value-type="float" office:value="0.00375701467027501" calcext:value-type="float">
            <text:p>0.0037570146702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4" calcext:value-type="float">
            <text:p>204</text:p>
          </table:table-cell>
          <table:table-cell office:value-type="float" office:value="1.00937216920667" calcext:value-type="float">
            <text:p>1.00937216920667</text:p>
          </table:table-cell>
          <table:table-cell office:value-type="float" office:value="1.01" calcext:value-type="float">
            <text:p>1.01</text:p>
          </table:table-cell>
          <table:table-cell office:value-type="float" office:value="0.000627830793334505" calcext:value-type="float">
            <text:p>0.000627830793335</text:p>
          </table:table-cell>
          <table:table-cell table:number-columns-repeated="12"/>
          <table:table-cell office:value-type="float" office:value="206" calcext:value-type="float">
            <text:p>206</text:p>
          </table:table-cell>
          <table:table-cell office:value-type="float" office:value="1.05678250961402" calcext:value-type="float">
            <text:p>1.05678250961402</text:p>
          </table:table-cell>
          <table:table-cell office:value-type="float" office:value="1.06" calcext:value-type="float">
            <text:p>1.06</text:p>
          </table:table-cell>
          <table:table-cell office:value-type="float" office:value="0.00321749038598496" calcext:value-type="float">
            <text:p>0.0032174903859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6" calcext:value-type="float">
            <text:p>206</text:p>
          </table:table-cell>
          <table:table-cell office:value-type="float" office:value="1.01960333285857" calcext:value-type="float">
            <text:p>1.01960333285857</text:p>
          </table:table-cell>
          <table:table-cell office:value-type="float" office:value="1.02" calcext:value-type="float">
            <text:p>1.02</text:p>
          </table:table-cell>
          <table:table-cell office:value-type="float" office:value="0.000396667141433049" calcext:value-type="float">
            <text:p>0.000396667141433</text:p>
          </table:table-cell>
          <table:table-cell table:number-columns-repeated="12"/>
          <table:table-cell office:value-type="float" office:value="208" calcext:value-type="float">
            <text:p>208</text:p>
          </table:table-cell>
          <table:table-cell office:value-type="float" office:value="1.06732203389831" calcext:value-type="float">
            <text:p>1.06732203389831</text:p>
          </table:table-cell>
          <table:table-cell office:value-type="float" office:value="1.07" calcext:value-type="float">
            <text:p>1.07</text:p>
          </table:table-cell>
          <table:table-cell office:value-type="float" office:value="0.00267796610169491" calcext:value-type="float">
            <text:p>0.0026779661016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8" calcext:value-type="float">
            <text:p>208</text:p>
          </table:table-cell>
          <table:table-cell office:value-type="float" office:value="1.02983449651047" calcext:value-type="float">
            <text:p>1.02983449651047</text:p>
          </table:table-cell>
          <table:table-cell office:value-type="float" office:value="1.03" calcext:value-type="float">
            <text:p>1.03</text:p>
          </table:table-cell>
          <table:table-cell office:value-type="float" office:value="0.000165503489531593" calcext:value-type="float">
            <text:p>0.000165503489532</text:p>
          </table:table-cell>
          <table:table-cell table:number-columns-repeated="12"/>
          <table:table-cell office:value-type="float" office:value="210" calcext:value-type="float">
            <text:p>210</text:p>
          </table:table-cell>
          <table:table-cell office:value-type="float" office:value="1.0778615581826" calcext:value-type="float">
            <text:p>1.0778615581826</text:p>
          </table:table-cell>
          <table:table-cell office:value-type="float" office:value="1.08" calcext:value-type="float">
            <text:p>1.08</text:p>
          </table:table-cell>
          <table:table-cell office:value-type="float" office:value="0.00213844181740508" calcext:value-type="float">
            <text:p>0.0021384418174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.04006566016237" calcext:value-type="float">
            <text:p>1.04006566016237</text:p>
          </table:table-cell>
          <table:table-cell office:value-type="float" office:value="1.04" calcext:value-type="float">
            <text:p>1.04</text:p>
          </table:table-cell>
          <table:table-cell office:value-type="float" office:value="-0.0000656601623698627" calcext:value-type="float">
            <text:p>-6.56601623698627E-05</text:p>
          </table:table-cell>
          <table:table-cell table:number-columns-repeated="12"/>
          <table:table-cell office:value-type="float" office:value="212" calcext:value-type="float">
            <text:p>212</text:p>
          </table:table-cell>
          <table:table-cell office:value-type="float" office:value="1.08840108246689" calcext:value-type="float">
            <text:p>1.08840108246689</text:p>
          </table:table-cell>
          <table:table-cell office:value-type="float" office:value="1.09" calcext:value-type="float">
            <text:p>1.09</text:p>
          </table:table-cell>
          <table:table-cell office:value-type="float" office:value="0.00159891753311503" calcext:value-type="float">
            <text:p>0.0015989175331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2" calcext:value-type="float">
            <text:p>212</text:p>
          </table:table-cell>
          <table:table-cell office:value-type="float" office:value="1.05029682381427" calcext:value-type="float">
            <text:p>1.05029682381427</text:p>
          </table:table-cell>
          <table:table-cell office:value-type="float" office:value="1.05" calcext:value-type="float">
            <text:p>1.05</text:p>
          </table:table-cell>
          <table:table-cell office:value-type="float" office:value="-0.000296823814271319" calcext:value-type="float">
            <text:p>-0.000296823814271</text:p>
          </table:table-cell>
          <table:table-cell table:number-columns-repeated="12"/>
          <table:table-cell office:value-type="float" office:value="214" calcext:value-type="float">
            <text:p>214</text:p>
          </table:table-cell>
          <table:table-cell office:value-type="float" office:value="1.09894060675118" calcext:value-type="float">
            <text:p>1.09894060675118</text:p>
          </table:table-cell>
          <table:table-cell office:value-type="float" office:value="1.1" calcext:value-type="float">
            <text:p>1.1</text:p>
          </table:table-cell>
          <table:table-cell office:value-type="float" office:value="0.00105939324882498" calcext:value-type="float">
            <text:p>0.0010593932488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4" calcext:value-type="float">
            <text:p>214</text:p>
          </table:table-cell>
          <table:table-cell office:value-type="float" office:value="1.06052798746617" calcext:value-type="float">
            <text:p>1.06052798746617</text:p>
          </table:table-cell>
          <table:table-cell office:value-type="float" office:value="1.06" calcext:value-type="float">
            <text:p>1.06</text:p>
          </table:table-cell>
          <table:table-cell office:value-type="float" office:value="-0.000527987466172775" calcext:value-type="float">
            <text:p>-0.000527987466173</text:p>
          </table:table-cell>
          <table:table-cell table:number-columns-repeated="12"/>
          <table:table-cell office:value-type="float" office:value="216" calcext:value-type="float">
            <text:p>216</text:p>
          </table:table-cell>
          <table:table-cell office:value-type="float" office:value="1.10948013103547" calcext:value-type="float">
            <text:p>1.10948013103547</text:p>
          </table:table-cell>
          <table:table-cell office:value-type="float" office:value="1.11" calcext:value-type="float">
            <text:p>1.11</text:p>
          </table:table-cell>
          <table:table-cell office:value-type="float" office:value="0.000519868964535153" calcext:value-type="float">
            <text:p>0.0005198689645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6" calcext:value-type="float">
            <text:p>216</text:p>
          </table:table-cell>
          <table:table-cell office:value-type="float" office:value="1.07075915111807" calcext:value-type="float">
            <text:p>1.07075915111807</text:p>
          </table:table-cell>
          <table:table-cell office:value-type="float" office:value="1.07" calcext:value-type="float">
            <text:p>1.07</text:p>
          </table:table-cell>
          <table:table-cell office:value-type="float" office:value="-0.000759151118074231" calcext:value-type="float">
            <text:p>-0.000759151118074</text:p>
          </table:table-cell>
          <table:table-cell table:number-columns-repeated="12"/>
          <table:table-cell office:value-type="float" office:value="218" calcext:value-type="float">
            <text:p>218</text:p>
          </table:table-cell>
          <table:table-cell office:value-type="float" office:value="1.12001965531976" calcext:value-type="float">
            <text:p>1.12001965531976</text:p>
          </table:table-cell>
          <table:table-cell office:value-type="float" office:value="1.12" calcext:value-type="float">
            <text:p>1.12</text:p>
          </table:table-cell>
          <table:table-cell office:value-type="float" office:value="-0.0000196553197548965" calcext:value-type="float">
            <text:p>-1.96553197548965E-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8" calcext:value-type="float">
            <text:p>218</text:p>
          </table:table-cell>
          <table:table-cell office:value-type="float" office:value="1.08099031476998" calcext:value-type="float">
            <text:p>1.08099031476998</text:p>
          </table:table-cell>
          <table:table-cell office:value-type="float" office:value="1.08" calcext:value-type="float">
            <text:p>1.08</text:p>
          </table:table-cell>
          <table:table-cell office:value-type="float" office:value="-0.000990314769975686" calcext:value-type="float">
            <text:p>-0.000990314769976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1.13055917960405" calcext:value-type="float">
            <text:p>1.13055917960405</text:p>
          </table:table-cell>
          <table:table-cell office:value-type="float" office:value="1.13" calcext:value-type="float">
            <text:p>1.13</text:p>
          </table:table-cell>
          <table:table-cell office:value-type="float" office:value="-0.000559179604045168" calcext:value-type="float">
            <text:p>-0.0005591796040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9122147842188" calcext:value-type="float">
            <text:p>1.09122147842188</text:p>
          </table:table-cell>
          <table:table-cell office:value-type="float" office:value="1.09" calcext:value-type="float">
            <text:p>1.09</text:p>
          </table:table-cell>
          <table:table-cell office:value-type="float" office:value="-0.00122147842187714" calcext:value-type="float">
            <text:p>-0.001221478421877</text:p>
          </table:table-cell>
          <table:table-cell table:number-columns-repeated="12"/>
          <table:table-cell office:value-type="float" office:value="222" calcext:value-type="float">
            <text:p>222</text:p>
          </table:table-cell>
          <table:table-cell office:value-type="float" office:value="1.14109870388834" calcext:value-type="float">
            <text:p>1.14109870388834</text:p>
          </table:table-cell>
          <table:table-cell office:value-type="float" office:value="1.14" calcext:value-type="float">
            <text:p>1.14</text:p>
          </table:table-cell>
          <table:table-cell office:value-type="float" office:value="-0.00109870388833477" calcext:value-type="float">
            <text:p>-0.0010987038883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2" calcext:value-type="float">
            <text:p>222</text:p>
          </table:table-cell>
          <table:table-cell office:value-type="float" office:value="1.10145264207378" calcext:value-type="float">
            <text:p>1.10145264207378</text:p>
          </table:table-cell>
          <table:table-cell office:value-type="float" office:value="1.1" calcext:value-type="float">
            <text:p>1.1</text:p>
          </table:table-cell>
          <table:table-cell office:value-type="float" office:value="-0.0014526420737786" calcext:value-type="float">
            <text:p>-0.001452642073779</text:p>
          </table:table-cell>
          <table:table-cell table:number-columns-repeated="12"/>
          <table:table-cell office:value-type="float" office:value="224" calcext:value-type="float">
            <text:p>224</text:p>
          </table:table-cell>
          <table:table-cell office:value-type="float" office:value="1.15163822817263" calcext:value-type="float">
            <text:p>1.15163822817263</text:p>
          </table:table-cell>
          <table:table-cell office:value-type="float" office:value="1.15" calcext:value-type="float">
            <text:p>1.15</text:p>
          </table:table-cell>
          <table:table-cell office:value-type="float" office:value="-0.00163822817262504" calcext:value-type="float">
            <text:p>-0.0016382281726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4" calcext:value-type="float">
            <text:p>224</text:p>
          </table:table-cell>
          <table:table-cell office:value-type="float" office:value="1.11168380572568" calcext:value-type="float">
            <text:p>1.11168380572568</text:p>
          </table:table-cell>
          <table:table-cell office:value-type="float" office:value="1.11" calcext:value-type="float">
            <text:p>1.11</text:p>
          </table:table-cell>
          <table:table-cell office:value-type="float" office:value="-0.00168380572568005" calcext:value-type="float">
            <text:p>-0.00168380572568</text:p>
          </table:table-cell>
          <table:table-cell table:number-columns-repeated="12"/>
          <table:table-cell office:value-type="float" office:value="226" calcext:value-type="float">
            <text:p>226</text:p>
          </table:table-cell>
          <table:table-cell office:value-type="float" office:value="1.16217775245692" calcext:value-type="float">
            <text:p>1.16217775245692</text:p>
          </table:table-cell>
          <table:table-cell office:value-type="float" office:value="1.16" calcext:value-type="float">
            <text:p>1.16</text:p>
          </table:table-cell>
          <table:table-cell office:value-type="float" office:value="-0.00217775245691509" calcext:value-type="float">
            <text:p>-0.0021777524569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office:value-type="float" office:value="1.12191496937758" calcext:value-type="float">
            <text:p>1.12191496937758</text:p>
          </table:table-cell>
          <table:table-cell office:value-type="float" office:value="1.12" calcext:value-type="float">
            <text:p>1.12</text:p>
          </table:table-cell>
          <table:table-cell office:value-type="float" office:value="-0.00191496937758151" calcext:value-type="float">
            <text:p>-0.001914969377582</text:p>
          </table:table-cell>
          <table:table-cell table:number-columns-repeated="12"/>
          <table:table-cell office:value-type="float" office:value="228" calcext:value-type="float">
            <text:p>228</text:p>
          </table:table-cell>
          <table:table-cell office:value-type="float" office:value="1.1727172767412" calcext:value-type="float">
            <text:p>1.1727172767412</text:p>
          </table:table-cell>
          <table:table-cell office:value-type="float" office:value="1.17" calcext:value-type="float">
            <text:p>1.17</text:p>
          </table:table-cell>
          <table:table-cell office:value-type="float" office:value="-0.00271727674120492" calcext:value-type="float">
            <text:p>-0.0027172767412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8" calcext:value-type="float">
            <text:p>228</text:p>
          </table:table-cell>
          <table:table-cell office:value-type="float" office:value="1.13214613302948" calcext:value-type="float">
            <text:p>1.13214613302948</text:p>
          </table:table-cell>
          <table:table-cell office:value-type="float" office:value="1.13" calcext:value-type="float">
            <text:p>1.13</text:p>
          </table:table-cell>
          <table:table-cell office:value-type="float" office:value="-0.00214613302948319" calcext:value-type="float">
            <text:p>-0.002146133029483</text:p>
          </table:table-cell>
          <table:table-cell table:number-columns-repeated="12"/>
          <table:table-cell office:value-type="float" office:value="230" calcext:value-type="float">
            <text:p>230</text:p>
          </table:table-cell>
          <table:table-cell office:value-type="float" office:value="1.1832568010255" calcext:value-type="float">
            <text:p>1.1832568010255</text:p>
          </table:table-cell>
          <table:table-cell office:value-type="float" office:value="1.18" calcext:value-type="float">
            <text:p>1.18</text:p>
          </table:table-cell>
          <table:table-cell office:value-type="float" office:value="-0.00325680102549497" calcext:value-type="float">
            <text:p>-0.0032568010254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.14237729668138" calcext:value-type="float">
            <text:p>1.14237729668138</text:p>
          </table:table-cell>
          <table:table-cell office:value-type="float" office:value="1.14" calcext:value-type="float">
            <text:p>1.14</text:p>
          </table:table-cell>
          <table:table-cell office:value-type="float" office:value="-0.00237729668138442" calcext:value-type="float">
            <text:p>-0.002377296681384</text:p>
          </table:table-cell>
          <table:table-cell table:number-columns-repeated="12"/>
          <table:table-cell office:value-type="float" office:value="232" calcext:value-type="float">
            <text:p>232</text:p>
          </table:table-cell>
          <table:table-cell office:value-type="float" office:value="1.19379632530979" calcext:value-type="float">
            <text:p>1.19379632530979</text:p>
          </table:table-cell>
          <table:table-cell office:value-type="float" office:value="1.19" calcext:value-type="float">
            <text:p>1.19</text:p>
          </table:table-cell>
          <table:table-cell office:value-type="float" office:value="-0.00379632530978502" calcext:value-type="float">
            <text:p>-0.00379632530978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2" calcext:value-type="float">
            <text:p>232</text:p>
          </table:table-cell>
          <table:table-cell office:value-type="float" office:value="1.15260846033329" calcext:value-type="float">
            <text:p>1.15260846033329</text:p>
          </table:table-cell>
          <table:table-cell office:value-type="float" office:value="1.15" calcext:value-type="float">
            <text:p>1.15</text:p>
          </table:table-cell>
          <table:table-cell office:value-type="float" office:value="-0.0026084603332861" calcext:value-type="float">
            <text:p>-0.002608460333286</text:p>
          </table:table-cell>
          <table:table-cell table:number-columns-repeated="12"/>
          <table:table-cell office:value-type="float" office:value="234" calcext:value-type="float">
            <text:p>234</text:p>
          </table:table-cell>
          <table:table-cell office:value-type="float" office:value="1.20433584959407" calcext:value-type="float">
            <text:p>1.20433584959407</text:p>
          </table:table-cell>
          <table:table-cell office:value-type="float" office:value="1.2" calcext:value-type="float">
            <text:p>1.2</text:p>
          </table:table-cell>
          <table:table-cell office:value-type="float" office:value="-0.00433584959407485" calcext:value-type="float">
            <text:p>-0.00433584959407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4" calcext:value-type="float">
            <text:p>234</text:p>
          </table:table-cell>
          <table:table-cell office:value-type="float" office:value="1.16283962398519" calcext:value-type="float">
            <text:p>1.16283962398519</text:p>
          </table:table-cell>
          <table:table-cell office:value-type="float" office:value="1.16" calcext:value-type="float">
            <text:p>1.16</text:p>
          </table:table-cell>
          <table:table-cell office:value-type="float" office:value="-0.00283962398518711" calcext:value-type="float">
            <text:p>-0.002839623985187</text:p>
          </table:table-cell>
          <table:table-cell table:number-columns-repeated="12"/>
          <table:table-cell office:value-type="float" office:value="236" calcext:value-type="float">
            <text:p>236</text:p>
          </table:table-cell>
          <table:table-cell office:value-type="float" office:value="1.21487537387836" calcext:value-type="float">
            <text:p>1.21487537387836</text:p>
          </table:table-cell>
          <table:table-cell office:value-type="float" office:value="1.21" calcext:value-type="float">
            <text:p>1.21</text:p>
          </table:table-cell>
          <table:table-cell office:value-type="float" office:value="-0.0048753738783649" calcext:value-type="float">
            <text:p>-0.00487537387836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6" calcext:value-type="float">
            <text:p>236</text:p>
          </table:table-cell>
          <table:table-cell office:value-type="float" office:value="1.17307078763709" calcext:value-type="float">
            <text:p>1.17307078763709</text:p>
          </table:table-cell>
          <table:table-cell office:value-type="float" office:value="1.17" calcext:value-type="float">
            <text:p>1.17</text:p>
          </table:table-cell>
          <table:table-cell office:value-type="float" office:value="-0.00307078763708857" calcext:value-type="float">
            <text:p>-0.003070787637089</text:p>
          </table:table-cell>
          <table:table-cell table:number-columns-repeated="12"/>
          <table:table-cell office:value-type="float" office:value="238" calcext:value-type="float">
            <text:p>238</text:p>
          </table:table-cell>
          <table:table-cell office:value-type="float" office:value="1.22541489816266" calcext:value-type="float">
            <text:p>1.22541489816266</text:p>
          </table:table-cell>
          <table:table-cell office:value-type="float" office:value="1.22" calcext:value-type="float">
            <text:p>1.22</text:p>
          </table:table-cell>
          <table:table-cell office:value-type="float" office:value="-0.00541489816265495" calcext:value-type="float">
            <text:p>-0.00541489816265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8" calcext:value-type="float">
            <text:p>238</text:p>
          </table:table-cell>
          <table:table-cell office:value-type="float" office:value="1.18330195128899" calcext:value-type="float">
            <text:p>1.18330195128899</text:p>
          </table:table-cell>
          <table:table-cell office:value-type="float" office:value="1.17" calcext:value-type="float">
            <text:p>1.17</text:p>
          </table:table-cell>
          <table:table-cell office:value-type="float" office:value="-0.01330195128899" calcext:value-type="float">
            <text:p>-0.01330195128899</text:p>
          </table:table-cell>
          <table:table-cell table:number-columns-repeated="12"/>
          <table:table-cell office:value-type="float" office:value="240" calcext:value-type="float">
            <text:p>240</text:p>
          </table:table-cell>
          <table:table-cell office:value-type="float" office:value="1.23595442244694" calcext:value-type="float">
            <text:p>1.23595442244694</text:p>
          </table:table-cell>
          <table:table-cell office:value-type="float" office:value="1.23" calcext:value-type="float">
            <text:p>1.23</text:p>
          </table:table-cell>
          <table:table-cell office:value-type="float" office:value="-0.00595442244694477" calcext:value-type="float">
            <text:p>-0.00595442244694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19353311494089" calcext:value-type="float">
            <text:p>1.19353311494089</text:p>
          </table:table-cell>
          <table:table-cell office:value-type="float" office:value="1.18" calcext:value-type="float">
            <text:p>1.18</text:p>
          </table:table-cell>
          <table:table-cell office:value-type="float" office:value="-0.0135331149408915" calcext:value-type="float">
            <text:p>-0.013533114940892</text:p>
          </table:table-cell>
          <table:table-cell table:number-columns-repeated="12"/>
          <table:table-cell office:value-type="float" office:value="242" calcext:value-type="float">
            <text:p>242</text:p>
          </table:table-cell>
          <table:table-cell office:value-type="float" office:value="1.24649394673123" calcext:value-type="float">
            <text:p>1.24649394673123</text:p>
          </table:table-cell>
          <table:table-cell office:value-type="float" office:value="1.24" calcext:value-type="float">
            <text:p>1.24</text:p>
          </table:table-cell>
          <table:table-cell office:value-type="float" office:value="-0.00649394673123482" calcext:value-type="float">
            <text:p>-0.00649394673123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2" calcext:value-type="float">
            <text:p>242</text:p>
          </table:table-cell>
          <table:table-cell office:value-type="float" office:value="1.20376427859279" calcext:value-type="float">
            <text:p>1.20376427859279</text:p>
          </table:table-cell>
          <table:table-cell office:value-type="float" office:value="1.19" calcext:value-type="float">
            <text:p>1.19</text:p>
          </table:table-cell>
          <table:table-cell office:value-type="float" office:value="-0.0137642785927929" calcext:value-type="float">
            <text:p>-0.013764278592793</text:p>
          </table:table-cell>
          <table:table-cell table:number-columns-repeated="12"/>
          <table:table-cell office:value-type="float" office:value="244" calcext:value-type="float">
            <text:p>244</text:p>
          </table:table-cell>
          <table:table-cell office:value-type="float" office:value="1.25703347101552" calcext:value-type="float">
            <text:p>1.25703347101552</text:p>
          </table:table-cell>
          <table:table-cell office:value-type="float" office:value="1.25" calcext:value-type="float">
            <text:p>1.25</text:p>
          </table:table-cell>
          <table:table-cell office:value-type="float" office:value="-0.00703347101552487" calcext:value-type="float">
            <text:p>-0.0070334710155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4" calcext:value-type="float">
            <text:p>244</text:p>
          </table:table-cell>
          <table:table-cell office:value-type="float" office:value="1.21399544224469" calcext:value-type="float">
            <text:p>1.21399544224469</text:p>
          </table:table-cell>
          <table:table-cell office:value-type="float" office:value="1.2" calcext:value-type="float">
            <text:p>1.2</text:p>
          </table:table-cell>
          <table:table-cell office:value-type="float" office:value="-0.0139954422446944" calcext:value-type="float">
            <text:p>-0.013995442244694</text:p>
          </table:table-cell>
          <table:table-cell table:number-columns-repeated="12"/>
          <table:table-cell office:value-type="float" office:value="246" calcext:value-type="float">
            <text:p>246</text:p>
          </table:table-cell>
          <table:table-cell office:value-type="float" office:value="1.26757299529982" calcext:value-type="float">
            <text:p>1.26757299529982</text:p>
          </table:table-cell>
          <table:table-cell office:value-type="float" office:value="1.25" calcext:value-type="float">
            <text:p>1.25</text:p>
          </table:table-cell>
          <table:table-cell office:value-type="float" office:value="-0.0175729952998149" calcext:value-type="float">
            <text:p>-0.0175729952998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6" calcext:value-type="float">
            <text:p>246</text:p>
          </table:table-cell>
          <table:table-cell office:value-type="float" office:value="1.2242266058966" calcext:value-type="float">
            <text:p>1.2242266058966</text:p>
          </table:table-cell>
          <table:table-cell office:value-type="float" office:value="1.21" calcext:value-type="float">
            <text:p>1.21</text:p>
          </table:table-cell>
          <table:table-cell office:value-type="float" office:value="-0.0142266058965959" calcext:value-type="float">
            <text:p>-0.014226605896596</text:p>
          </table:table-cell>
          <table:table-cell table:number-columns-repeated="12"/>
          <table:table-cell office:value-type="float" office:value="248" calcext:value-type="float">
            <text:p>248</text:p>
          </table:table-cell>
          <table:table-cell office:value-type="float" office:value="1.2781125195841" calcext:value-type="float">
            <text:p>1.2781125195841</text:p>
          </table:table-cell>
          <table:table-cell office:value-type="float" office:value="1.26" calcext:value-type="float">
            <text:p>1.26</text:p>
          </table:table-cell>
          <table:table-cell office:value-type="float" office:value="-0.0181125195841048" calcext:value-type="float">
            <text:p>-0.01811251958410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8" calcext:value-type="float">
            <text:p>248</text:p>
          </table:table-cell>
          <table:table-cell office:value-type="float" office:value="1.2344577695485" calcext:value-type="float">
            <text:p>1.2344577695485</text:p>
          </table:table-cell>
          <table:table-cell office:value-type="float" office:value="1.22" calcext:value-type="float">
            <text:p>1.22</text:p>
          </table:table-cell>
          <table:table-cell office:value-type="float" office:value="-0.0144577695484973" calcext:value-type="float">
            <text:p>-0.014457769548497</text:p>
          </table:table-cell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1.28865204386839" calcext:value-type="float">
            <text:p>1.28865204386839</text:p>
          </table:table-cell>
          <table:table-cell office:value-type="float" office:value="1.27" calcext:value-type="float">
            <text:p>1.27</text:p>
          </table:table-cell>
          <table:table-cell office:value-type="float" office:value="-0.0186520438683948" calcext:value-type="float">
            <text:p>-0.01865204386839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.2446889332004" calcext:value-type="float">
            <text:p>1.2446889332004</text:p>
          </table:table-cell>
          <table:table-cell office:value-type="float" office:value="1.23" calcext:value-type="float">
            <text:p>1.23</text:p>
          </table:table-cell>
          <table:table-cell office:value-type="float" office:value="-0.0146889332003988" calcext:value-type="float">
            <text:p>-0.014688933200399</text:p>
          </table:table-cell>
          <table:table-cell table:number-columns-repeated="12"/>
          <table:table-cell office:value-type="float" office:value="252" calcext:value-type="float">
            <text:p>252</text:p>
          </table:table-cell>
          <table:table-cell office:value-type="float" office:value="1.29919156815268" calcext:value-type="float">
            <text:p>1.29919156815268</text:p>
          </table:table-cell>
          <table:table-cell office:value-type="float" office:value="1.3" calcext:value-type="float">
            <text:p>1.3</text:p>
          </table:table-cell>
          <table:table-cell office:value-type="float" office:value="0.000808431847315161" calcext:value-type="float">
            <text:p>0.0008084318473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2" calcext:value-type="float">
            <text:p>252</text:p>
          </table:table-cell>
          <table:table-cell office:value-type="float" office:value="1.2549200968523" calcext:value-type="float">
            <text:p>1.2549200968523</text:p>
          </table:table-cell>
          <table:table-cell office:value-type="float" office:value="1.24" calcext:value-type="float">
            <text:p>1.24</text:p>
          </table:table-cell>
          <table:table-cell office:value-type="float" office:value="-0.0149200968523002" calcext:value-type="float">
            <text:p>-0.0149200968523</text:p>
          </table:table-cell>
          <table:table-cell table:number-columns-repeated="12"/>
          <table:table-cell office:value-type="float" office:value="254" calcext:value-type="float">
            <text:p>254</text:p>
          </table:table-cell>
          <table:table-cell office:value-type="float" office:value="1.30973109243697" calcext:value-type="float">
            <text:p>1.30973109243697</text:p>
          </table:table-cell>
          <table:table-cell office:value-type="float" office:value="1.32" calcext:value-type="float">
            <text:p>1.32</text:p>
          </table:table-cell>
          <table:table-cell office:value-type="float" office:value="0.0102689075630253" calcext:value-type="float">
            <text:p>0.01026890756302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4" calcext:value-type="float">
            <text:p>254</text:p>
          </table:table-cell>
          <table:table-cell office:value-type="float" office:value="1.2651512605042" calcext:value-type="float">
            <text:p>1.2651512605042</text:p>
          </table:table-cell>
          <table:table-cell office:value-type="float" office:value="1.27" calcext:value-type="float">
            <text:p>1.27</text:p>
          </table:table-cell>
          <table:table-cell office:value-type="float" office:value="0.00484873949579834" calcext:value-type="float">
            <text:p>0.004848739495798</text:p>
          </table:table-cell>
          <table:table-cell table:number-columns-repeated="19"/>
        </table:table-row>
        <table:table-row table:style-name="ro1" table:number-rows-repeated="7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<text:span text:style-name="T1">Regression</text:span></text:p>
          </table:table-cell>
          <table:table-cell table:number-columns-repeated="11"/>
          <table:table-cell office:value-type="string" calcext:value-type="string">
            <text:p><text:span text:style-name="T1">Regression</text:span>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10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LINEST raw output</text:p>
          </table:table-cell>
          <table:table-cell table:number-columns-repeated="11"/>
          <table:table-cell office:value-type="string" calcext:value-type="string">
            <text:p>LINEST raw output</text:p>
          </table:table-cell>
          <table:table-cell table:number-columns-repeated="10"/>
        </table:table-row>
        <table:table-row table:style-name="ro1">
          <table:table-cell table:number-columns-repeated="4"/>
          <table:table-cell table:number-matrix-columns-spanned="2" table:number-matrix-rows-spanned="5" table:formula="of:=LINEST([.$A$1:.$A$119] ; [.$B$1:.$B$119] ; 1 ; 1)" office:value-type="float" office:value="195.414390999916" calcext:value-type="float">
            <text:p>195.414390999916</text:p>
          </table:table-cell>
          <table:table-cell office:value-type="float" office:value="6.73091714694658" calcext:value-type="float">
            <text:p>6.73091714694658</text:p>
          </table:table-cell>
          <table:table-cell table:number-columns-repeated="10"/>
          <table:table-cell table:number-matrix-columns-spanned="2" table:number-matrix-rows-spanned="5" table:formula="of:=LINEST([.$A$1:.$A$119] ; [.$C$1:.$C$119] ; 1 ; 1)" office:value-type="float" office:value="189.71930974001" calcext:value-type="float">
            <text:p>189.71930974001</text:p>
          </table:table-cell>
          <table:table-cell office:value-type="float" office:value="5.49224625783842" calcext:value-type="float">
            <text:p>5.4922462578384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334007164292331" calcext:value-type="float">
            <text:p>0.334007164292331</text:p>
          </table:table-cell>
          <table:table-cell office:value-type="float" office:value="0.250206740635261" calcext:value-type="float">
            <text:p>0.250206740635261</text:p>
          </table:table-cell>
          <table:table-cell table:number-columns-repeated="10"/>
          <table:table-cell office:value-type="float" office:value="0.262750662059581" calcext:value-type="float">
            <text:p>0.262750662059581</text:p>
          </table:table-cell>
          <table:table-cell office:value-type="float" office:value="0.204255632622662" calcext:value-type="float">
            <text:p>0.20425563262266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.999658307128396" calcext:value-type="float">
            <text:p>0.999658307128396</text:p>
          </table:table-cell>
          <table:table-cell office:value-type="float" office:value="1.28076516967374" calcext:value-type="float">
            <text:p>1.28076516967374</text:p>
          </table:table-cell>
          <table:table-cell table:number-columns-repeated="10"/>
          <table:table-cell office:value-type="float" office:value="0.999775636101785" calcext:value-type="float">
            <text:p>0.999775636101785</text:p>
          </table:table-cell>
          <table:table-cell office:value-type="float" office:value="1.03783434258267" calcext:value-type="float">
            <text:p>1.037834342582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342295.762229613" calcext:value-type="float">
            <text:p>342295.762229613</text:p>
          </table:table-cell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521357.269839667" calcext:value-type="float">
            <text:p>521357.269839667</text:p>
          </table:table-cell>
          <table:table-cell office:value-type="float" office:value="117" calcext:value-type="float">
            <text:p>11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561488.077947877" calcext:value-type="float">
            <text:p>561488.077947877</text:p>
          </table:table-cell>
          <table:table-cell office:value-type="float" office:value="191.92205212238" calcext:value-type="float">
            <text:p>191.92205212238</text:p>
          </table:table-cell>
          <table:table-cell table:number-columns-repeated="10"/>
          <table:table-cell office:value-type="float" office:value="561553.979285651" calcext:value-type="float">
            <text:p>561553.979285651</text:p>
          </table:table-cell>
          <table:table-cell office:value-type="float" office:value="126.020714349349" calcext:value-type="float">
            <text:p>126.020714349349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Regression Statistics</text:p>
          </table:table-cell>
          <table:table-cell table:number-columns-repeated="11"/>
          <table:table-cell office:value-type="string" calcext:value-type="string">
            <text:p>Regression Statistics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^2</text:p>
          </table:table-cell>
          <table:table-cell table:formula="of:=[.$E$174]" office:value-type="float" office:value="0.999658307128396" calcext:value-type="float">
            <text:p>0.999658307128396</text:p>
          </table:table-cell>
          <table:table-cell table:number-columns-repeated="10"/>
          <table:table-cell office:value-type="string" calcext:value-type="string">
            <text:p>R^2</text:p>
          </table:table-cell>
          <table:table-cell table:formula="of:=[.$Q$174]" office:value-type="float" office:value="0.999775636101785" calcext:value-type="float">
            <text:p>0.99977563610178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Standard Error</text:p>
          </table:table-cell>
          <table:table-cell table:formula="of:=[.$F$174]" office:value-type="float" office:value="1.28076516967374" calcext:value-type="float">
            <text:p>1.28076516967374</text:p>
          </table:table-cell>
          <table:table-cell table:number-columns-repeated="10"/>
          <table:table-cell office:value-type="string" calcext:value-type="string">
            <text:p>Standard Error</text:p>
          </table:table-cell>
          <table:table-cell table:formula="of:=[.$R$174]" office:value-type="float" office:value="1.03783434258267" calcext:value-type="float">
            <text:p>1.0378343425826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Count of X variables</text:p>
          </table:table-cell>
          <table:table-cell table:formula="of:=1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Observations</text:p>
          </table:table-cell>
          <table:table-cell table:formula="of:=119" office:value-type="float" office:value="119" calcext:value-type="float">
            <text:p>119</text:p>
          </table:table-cell>
          <table:table-cell table:number-columns-repeated="10"/>
          <table:table-cell office:value-type="string" calcext:value-type="string">
            <text:p>Observations</text:p>
          </table:table-cell>
          <table:table-cell table:formula="of:=119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Adjusted R^2</text:p>
          </table:table-cell>
          <table:table-cell table:formula="of:=1 - (1 - [.$E$174])*([.$F$182] - 1)/([.$F$182] - [.$F$181] - 1)" office:value-type="float" office:value="0.999655386676502" calcext:value-type="float">
            <text:p>0.999655386676502</text:p>
          </table:table-cell>
          <table:table-cell table:number-columns-repeated="10"/>
          <table:table-cell office:value-type="string" calcext:value-type="string">
            <text:p>Adjusted R^2</text:p>
          </table:table-cell>
          <table:table-cell table:formula="of:=1 - (1 - [.$Q$174])*([.$R$182] - 1)/([.$R$182] - [.$R$181] - 1)" office:value-type="float" office:value="0.999773718461629" calcext:value-type="float">
            <text:p>0.999773718461629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Analysis of Variance (ANOVA)</text:p>
          </table:table-cell>
          <table:table-cell table:number-columns-repeated="11"/>
          <table:table-cell office:value-type="string" calcext:value-type="string">
            <text:p>Analysis of Variance (ANOVA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7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gression</text:p>
          </table:table-cell>
          <table:table-cell table:formula="of:=[.$F$181]" office:value-type="float" office:value="1" calcext:value-type="float">
            <text:p>1</text:p>
          </table:table-cell>
          <table:table-cell table:formula="of:=[.$E$176]" office:value-type="float" office:value="561488.077947877" calcext:value-type="float">
            <text:p>561488.077947877</text:p>
          </table:table-cell>
          <table:table-cell table:formula="of:=[.$E$176] / [.$F$187]" office:value-type="float" office:value="561488.077947877" calcext:value-type="float">
            <text:p>561488.077947877</text:p>
          </table:table-cell>
          <table:table-cell table:formula="of:=[.$E$175]" office:value-type="float" office:value="342295.762229613" calcext:value-type="float">
            <text:p>342295.762229613</text:p>
          </table:table-cell>
          <table:table-cell table:formula="of:=LEGACY.FDIST([.$E$175] ; [.$F$187] ; [.$F$175])" office:value-type="float" office:value="1.21532761376249E-204" calcext:value-type="float">
            <text:p>1.21532761376249E-204</text:p>
          </table:table-cell>
          <table:table-cell table:number-columns-repeated="6"/>
          <table:table-cell office:value-type="string" calcext:value-type="string">
            <text:p>Regression</text:p>
          </table:table-cell>
          <table:table-cell table:formula="of:=[.$R$181]" office:value-type="float" office:value="1" calcext:value-type="float">
            <text:p>1</text:p>
          </table:table-cell>
          <table:table-cell table:formula="of:=[.$Q$176]" office:value-type="float" office:value="561553.979285651" calcext:value-type="float">
            <text:p>561553.979285651</text:p>
          </table:table-cell>
          <table:table-cell table:formula="of:=[.$Q$176] / [.$R$187]" office:value-type="float" office:value="561553.979285651" calcext:value-type="float">
            <text:p>561553.979285651</text:p>
          </table:table-cell>
          <table:table-cell table:formula="of:=[.$Q$175]" office:value-type="float" office:value="521357.269839667" calcext:value-type="float">
            <text:p>521357.269839667</text:p>
          </table:table-cell>
          <table:table-cell table:formula="of:=LEGACY.FDIST([.$Q$175] ; [.$R$187] ; [.$R$175])" office:value-type="float" office:value="2.49871213968822E-215" calcext:value-type="float">
            <text:p>2.49871213968822E-215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Residual</text:p>
          </table:table-cell>
          <table:table-cell table:formula="of:=[.$F$175]" office:value-type="float" office:value="117" calcext:value-type="float">
            <text:p>117</text:p>
          </table:table-cell>
          <table:table-cell table:formula="of:=[.$F$176]" office:value-type="float" office:value="191.92205212238" calcext:value-type="float">
            <text:p>191.92205212238</text:p>
          </table:table-cell>
          <table:table-cell table:formula="of:=[.$F$176] / [.$F$175]" office:value-type="float" office:value="1.6403594198494" calcext:value-type="float">
            <text:p>1.6403594198494</text:p>
          </table:table-cell>
          <table:table-cell table:number-columns-repeated="8"/>
          <table:table-cell office:value-type="string" calcext:value-type="string">
            <text:p>Residual</text:p>
          </table:table-cell>
          <table:table-cell table:formula="of:=[.$R$175]" office:value-type="float" office:value="117" calcext:value-type="float">
            <text:p>117</text:p>
          </table:table-cell>
          <table:table-cell table:formula="of:=[.$R$176]" office:value-type="float" office:value="126.020714349349" calcext:value-type="float">
            <text:p>126.020714349349</text:p>
          </table:table-cell>
          <table:table-cell table:formula="of:=[.$R$176] / [.$R$175]" office:value-type="float" office:value="1.07710012264401" calcext:value-type="float">
            <text:p>1.077100122644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[.$F$187] + [.$F$175]" office:value-type="float" office:value="118" calcext:value-type="float">
            <text:p>118</text:p>
          </table:table-cell>
          <table:table-cell table:formula="of:=[.$E$176] + [.$F$176]" office:value-type="float" office:value="561680" calcext:value-type="float">
            <text:p>561680</text:p>
          </table:table-cell>
          <table:table-cell table:number-columns-repeated="9"/>
          <table:table-cell office:value-type="string" calcext:value-type="string">
            <text:p>Total</text:p>
          </table:table-cell>
          <table:table-cell table:formula="of:=[.$R$187] + [.$R$175]" office:value-type="float" office:value="118" calcext:value-type="float">
            <text:p>118</text:p>
          </table:table-cell>
          <table:table-cell table:formula="of:=[.$Q$176] + [.$R$176]" office:value-type="float" office:value="561680" calcext:value-type="float">
            <text:p>56168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10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.95</text:p>
          </table:table-cell>
          <table:table-cell table:number-columns-repeated="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5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F$191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F$191] * 100) ; &quot;%&quot;)" office:value-type="string" office:string-value="Upper 95%" calcext:value-type="string">
            <text:p>Upper 95%</text:p>
          </table:table-cell>
          <table:table-cell table:number-columns-repeated="6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R$191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R$191] * 100) ; &quot;%&quot;)" office:value-type="string" office:string-value="Upper 95%" calcext:value-type="string">
            <text:p>Upper 95%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E$172:.$F$172]; 1 ; 196 - ROW())" office:value-type="float" office:value="6.73091714694658" calcext:value-type="float">
            <text:p>6.73091714694658</text:p>
          </table:table-cell>
          <table:table-cell table:number-matrix-columns-spanned="1" table:number-matrix-rows-spanned="2" table:formula="of:=INDEX([.$E$173:.$F$173]; 1 ; 196 - ROW())" office:value-type="float" office:value="0.250206740635261" calcext:value-type="float">
            <text:p>0.250206740635261</text:p>
          </table:table-cell>
          <table:table-cell table:number-matrix-columns-spanned="1" table:number-matrix-rows-spanned="2" table:formula="of:=[.$F$194:.$F$195] / [.$G$194:.$G$195]" office:value-type="float" office:value="26.9014221193927" calcext:value-type="float">
            <text:p>26.9014221193927</text:p>
          </table:table-cell>
          <table:table-cell table:number-matrix-columns-spanned="1" table:number-matrix-rows-spanned="2" table:formula="of:=LEGACY.TDIST(ABS([.$H$194:.$H$195]) ; [.$F$175] ; 2 )" office:value-type="float" office:value="6.26112159721172E-052" calcext:value-type="float">
            <text:p>6.26112159721172E-52</text:p>
          </table:table-cell>
          <table:table-cell table:number-matrix-columns-spanned="1" table:number-matrix-rows-spanned="2" table:formula="of:=[.$F$194:.$F$195] - [.$G$194:.$G$195] * TINV(1 - [.$F$191] ; [.$F$175])" office:value-type="float" office:value="6.23539580828108" calcext:value-type="float">
            <text:p>6.23539580828108</text:p>
          </table:table-cell>
          <table:table-cell table:number-matrix-columns-spanned="1" table:number-matrix-rows-spanned="2" table:formula="of:=[.$F$194:.$F$195] + [.$G$194:.$G$195] * TINV(1 - [.$F$191] ; [.$F$175])" office:value-type="float" office:value="7.22643848561209" calcext:value-type="float">
            <text:p>7.22643848561209</text:p>
          </table:table-cell>
          <table:table-cell table:number-columns-repeated="5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2" table:formula="of:=INDEX([.$Q$172:.$R$172]; 1 ; 196 - ROW())" office:value-type="float" office:value="5.49224625783842" calcext:value-type="float">
            <text:p>5.49224625783842</text:p>
          </table:table-cell>
          <table:table-cell table:number-matrix-columns-spanned="1" table:number-matrix-rows-spanned="2" table:formula="of:=INDEX([.$Q$173:.$R$173]; 1 ; 196 - ROW())" office:value-type="float" office:value="0.204255632622662" calcext:value-type="float">
            <text:p>0.204255632622662</text:p>
          </table:table-cell>
          <table:table-cell table:number-matrix-columns-spanned="1" table:number-matrix-rows-spanned="2" table:formula="of:=[.$R$194:.$R$195] / [.$S$194:.$S$195]" office:value-type="float" office:value="26.8890810369215" calcext:value-type="float">
            <text:p>26.8890810369215</text:p>
          </table:table-cell>
          <table:table-cell table:number-matrix-columns-spanned="1" table:number-matrix-rows-spanned="2" table:formula="of:=LEGACY.TDIST(ABS([.$T$194:.$T$195]) ; [.$R$175] ; 2 )" office:value-type="float" office:value="6.55765918734958E-052" calcext:value-type="float">
            <text:p>6.55765918734958E-52</text:p>
          </table:table-cell>
          <table:table-cell table:number-matrix-columns-spanned="1" table:number-matrix-rows-spanned="2" table:formula="of:=[.$R$194:.$R$195] - [.$S$194:.$S$195] * TINV(1 - [.$R$191] ; [.$R$175])" office:value-type="float" office:value="5.08772868069331" calcext:value-type="float">
            <text:p>5.08772868069331</text:p>
          </table:table-cell>
          <table:table-cell table:number-matrix-columns-spanned="1" table:number-matrix-rows-spanned="2" table:formula="of:=[.$R$194:.$R$195] + [.$S$194:.$S$195] * TINV(1 - [.$R$191] ; [.$R$175])" office:value-type="float" office:value="5.89676383498353" calcext:value-type="float">
            <text:p>5.8967638349835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&quot;X1&quot;" office:value-type="string" office:string-value="X1" calcext:value-type="string">
            <text:p>X1</text:p>
          </table:table-cell>
          <table:table-cell office:value-type="float" office:value="195.414390999916" calcext:value-type="float">
            <text:p>195.414390999916</text:p>
          </table:table-cell>
          <table:table-cell office:value-type="float" office:value="0.334007164292331" calcext:value-type="float">
            <text:p>0.334007164292331</text:p>
          </table:table-cell>
          <table:table-cell office:value-type="float" office:value="585.060477412048" calcext:value-type="float">
            <text:p>585.060477412048</text:p>
          </table:table-cell>
          <table:table-cell office:value-type="float" office:value="1.21532761376249E-204" calcext:value-type="float">
            <text:p>1.21532761376249E-204</text:p>
          </table:table-cell>
          <table:table-cell office:value-type="float" office:value="194.75290731345" calcext:value-type="float">
            <text:p>194.75290731345</text:p>
          </table:table-cell>
          <table:table-cell office:value-type="float" office:value="196.075874686381" calcext:value-type="float">
            <text:p>196.075874686381</text:p>
          </table:table-cell>
          <table:table-cell table:number-columns-repeated="5"/>
          <table:table-cell table:formula="of:=&quot;X1&quot;" office:value-type="string" office:string-value="X1" calcext:value-type="string">
            <text:p>X1</text:p>
          </table:table-cell>
          <table:table-cell office:value-type="float" office:value="189.71930974001" calcext:value-type="float">
            <text:p>189.71930974001</text:p>
          </table:table-cell>
          <table:table-cell office:value-type="float" office:value="0.262750662059581" calcext:value-type="float">
            <text:p>0.262750662059581</text:p>
          </table:table-cell>
          <table:table-cell office:value-type="float" office:value="722.050739103331" calcext:value-type="float">
            <text:p>722.050739103331</text:p>
          </table:table-cell>
          <table:table-cell office:value-type="float" office:value="2.49871213968822E-215" calcext:value-type="float">
            <text:p>2.49871213968822E-215</text:p>
          </table:table-cell>
          <table:table-cell office:value-type="float" office:value="189.198945822282" calcext:value-type="float">
            <text:p>189.198945822282</text:p>
          </table:table-cell>
          <table:table-cell office:value-type="float" office:value="190.239673657739" calcext:value-type="float">
            <text:p>190.239673657739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4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8"/>
          <table:table-cell table:formula="of:=&quot;X1&quot;" office:value-type="string" office:string-value="X1" calcext:value-type="string">
            <text:p>X1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 table:number-columns-repeated="7"/>
        </table:table-row>
        <table:table-row table:style-name="ro1">
          <table:table-cell table:number-columns-repeated="4"/>
          <table:table-cell table:number-matrix-columns-spanned="1" table:number-matrix-rows-spanned="119" table:formula="of:=[.$B$1:.$B$119]" office:value-type="float" office:value="0.03" calcext:value-type="float">
            <text:p>0.03</text:p>
          </table:table-cell>
          <table:table-cell table:number-matrix-columns-spanned="1" table:number-matrix-rows-spanned="119" table:formula="of:=MMULT([.$E$198:.$E$316] ; [.$F$195]) + [.$F$194]" office:value-type="float" office:value="12.593348876944" calcext:value-type="float">
            <text:p>12.593348876944</text:p>
          </table:table-cell>
          <table:table-cell table:number-matrix-columns-spanned="1" table:number-matrix-rows-spanned="119" table:formula="of:=[.$A$1:.$A$119]" office:value-type="float" office:value="18" calcext:value-type="float">
            <text:p>18</text:p>
          </table:table-cell>
          <table:table-cell table:number-matrix-columns-spanned="1" table:number-matrix-rows-spanned="119" table:formula="of:=[.$G$198:.$G$316] - [.$F$198:.$F$316]" office:value-type="float" office:value="5.40665112305595" calcext:value-type="float">
            <text:p>5.40665112305595</text:p>
          </table:table-cell>
          <table:table-cell table:number-columns-repeated="8"/>
          <table:table-cell table:number-matrix-columns-spanned="1" table:number-matrix-rows-spanned="119" table:formula="of:=[.$C$1:.$C$119]" office:value-type="float" office:value="0.04" calcext:value-type="float">
            <text:p>0.04</text:p>
          </table:table-cell>
          <table:table-cell table:number-matrix-columns-spanned="1" table:number-matrix-rows-spanned="119" table:formula="of:=MMULT([.$Q$198:.$Q$316] ; [.$R$195]) + [.$R$194]" office:value-type="float" office:value="13.0810186474388" calcext:value-type="float">
            <text:p>13.0810186474388</text:p>
          </table:table-cell>
          <table:table-cell table:number-matrix-columns-spanned="1" table:number-matrix-rows-spanned="119" table:formula="of:=[.$A$1:.$A$119]" office:value-type="float" office:value="18" calcext:value-type="float">
            <text:p>18</text:p>
          </table:table-cell>
          <table:table-cell table:number-matrix-columns-spanned="1" table:number-matrix-rows-spanned="119" table:formula="of:=[.$S$198:.$S$316] - [.$R$198:.$R$316]" office:value-type="float" office:value="4.91898135256118" calcext:value-type="float">
            <text:p>4.918981352561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05" calcext:value-type="float">
            <text:p>0.05</text:p>
          </table:table-cell>
          <table:table-cell office:value-type="float" office:value="16.5016366969424" calcext:value-type="float">
            <text:p>16.5016366969424</text:p>
          </table:table-cell>
          <table:table-cell office:value-type="float" office:value="20" calcext:value-type="float">
            <text:p>20</text:p>
          </table:table-cell>
          <table:table-cell office:value-type="float" office:value="3.49836330305764" calcext:value-type="float">
            <text:p>3.49836330305764</text:p>
          </table:table-cell>
          <table:table-cell table:number-columns-repeated="8"/>
          <table:table-cell office:value-type="float" office:value="0.07" calcext:value-type="float">
            <text:p>0.07</text:p>
          </table:table-cell>
          <table:table-cell office:value-type="float" office:value="18.7725979396391" calcext:value-type="float">
            <text:p>18.7725979396391</text:p>
          </table:table-cell>
          <table:table-cell office:value-type="float" office:value="20" calcext:value-type="float">
            <text:p>20</text:p>
          </table:table-cell>
          <table:table-cell office:value-type="float" office:value="1.22740206036087" calcext:value-type="float">
            <text:p>1.2274020603608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06" calcext:value-type="float">
            <text:p>0.06</text:p>
          </table:table-cell>
          <table:table-cell office:value-type="float" office:value="18.4557806069415" calcext:value-type="float">
            <text:p>18.4557806069415</text:p>
          </table:table-cell>
          <table:table-cell office:value-type="float" office:value="22" calcext:value-type="float">
            <text:p>22</text:p>
          </table:table-cell>
          <table:table-cell office:value-type="float" office:value="3.54421939305848" calcext:value-type="float">
            <text:p>3.54421939305848</text:p>
          </table:table-cell>
          <table:table-cell table:number-columns-repeated="8"/>
          <table:table-cell office:value-type="float" office:value="0.08" calcext:value-type="float">
            <text:p>0.08</text:p>
          </table:table-cell>
          <table:table-cell office:value-type="float" office:value="20.6697910370392" calcext:value-type="float">
            <text:p>20.6697910370392</text:p>
          </table:table-cell>
          <table:table-cell office:value-type="float" office:value="22" calcext:value-type="float">
            <text:p>22</text:p>
          </table:table-cell>
          <table:table-cell office:value-type="float" office:value="1.33020896296077" calcext:value-type="float">
            <text:p>1.3302089629607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08" calcext:value-type="float">
            <text:p>0.08</text:p>
          </table:table-cell>
          <table:table-cell office:value-type="float" office:value="22.3640684269398" calcext:value-type="float">
            <text:p>22.3640684269398</text:p>
          </table:table-cell>
          <table:table-cell office:value-type="float" office:value="24" calcext:value-type="float">
            <text:p>24</text:p>
          </table:table-cell>
          <table:table-cell office:value-type="float" office:value="1.63593157306017" calcext:value-type="float">
            <text:p>1.63593157306017</text:p>
          </table:table-cell>
          <table:table-cell table:number-columns-repeated="8"/>
          <table:table-cell office:value-type="float" office:value="0.09" calcext:value-type="float">
            <text:p>0.09</text:p>
          </table:table-cell>
          <table:table-cell office:value-type="float" office:value="22.5669841344393" calcext:value-type="float">
            <text:p>22.5669841344393</text:p>
          </table:table-cell>
          <table:table-cell office:value-type="float" office:value="24" calcext:value-type="float">
            <text:p>24</text:p>
          </table:table-cell>
          <table:table-cell office:value-type="float" office:value="1.43301586556067" calcext:value-type="float">
            <text:p>1.4330158655606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09" calcext:value-type="float">
            <text:p>0.09</text:p>
          </table:table-cell>
          <table:table-cell office:value-type="float" office:value="24.318212336939" calcext:value-type="float">
            <text:p>24.318212336939</text:p>
          </table:table-cell>
          <table:table-cell office:value-type="float" office:value="26" calcext:value-type="float">
            <text:p>26</text:p>
          </table:table-cell>
          <table:table-cell office:value-type="float" office:value="1.68178766306102" calcext:value-type="float">
            <text:p>1.68178766306102</text:p>
          </table:table-cell>
          <table:table-cell table:number-columns-repeated="8"/>
          <table:table-cell office:value-type="float" office:value="0.11" calcext:value-type="float">
            <text:p>0.11</text:p>
          </table:table-cell>
          <table:table-cell office:value-type="float" office:value="26.3613703292395" calcext:value-type="float">
            <text:p>26.3613703292395</text:p>
          </table:table-cell>
          <table:table-cell office:value-type="float" office:value="26" calcext:value-type="float">
            <text:p>26</text:p>
          </table:table-cell>
          <table:table-cell office:value-type="float" office:value="-0.361370329239534" calcext:value-type="float">
            <text:p>-0.36137032923953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26.2723562469381" calcext:value-type="float">
            <text:p>26.2723562469381</text:p>
          </table:table-cell>
          <table:table-cell office:value-type="float" office:value="28" calcext:value-type="float">
            <text:p>28</text:p>
          </table:table-cell>
          <table:table-cell office:value-type="float" office:value="1.72764375306186" calcext:value-type="float">
            <text:p>1.72764375306186</text:p>
          </table:table-cell>
          <table:table-cell table:number-columns-repeated="8"/>
          <table:table-cell office:value-type="float" office:value="0.12" calcext:value-type="float">
            <text:p>0.12</text:p>
          </table:table-cell>
          <table:table-cell office:value-type="float" office:value="28.2585634266396" calcext:value-type="float">
            <text:p>28.2585634266396</text:p>
          </table:table-cell>
          <table:table-cell office:value-type="float" office:value="28" calcext:value-type="float">
            <text:p>28</text:p>
          </table:table-cell>
          <table:table-cell office:value-type="float" office:value="-0.258563426639633" calcext:value-type="float">
            <text:p>-0.2585634266396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1" calcext:value-type="float">
            <text:p>0.11</text:p>
          </table:table-cell>
          <table:table-cell office:value-type="float" office:value="28.2265001569373" calcext:value-type="float">
            <text:p>28.2265001569373</text:p>
          </table:table-cell>
          <table:table-cell office:value-type="float" office:value="30" calcext:value-type="float">
            <text:p>30</text:p>
          </table:table-cell>
          <table:table-cell office:value-type="float" office:value="1.7734998430627" calcext:value-type="float">
            <text:p>1.7734998430627</text:p>
          </table:table-cell>
          <table:table-cell table:number-columns-repeated="8"/>
          <table:table-cell office:value-type="float" office:value="0.13" calcext:value-type="float">
            <text:p>0.13</text:p>
          </table:table-cell>
          <table:table-cell office:value-type="float" office:value="30.1557565240397" calcext:value-type="float">
            <text:p>30.1557565240397</text:p>
          </table:table-cell>
          <table:table-cell office:value-type="float" office:value="30" calcext:value-type="float">
            <text:p>30</text:p>
          </table:table-cell>
          <table:table-cell office:value-type="float" office:value="-0.155756524039738" calcext:value-type="float">
            <text:p>-0.15575652403973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3" calcext:value-type="float">
            <text:p>0.13</text:p>
          </table:table-cell>
          <table:table-cell office:value-type="float" office:value="32.1347879769356" calcext:value-type="float">
            <text:p>32.1347879769356</text:p>
          </table:table-cell>
          <table:table-cell office:value-type="float" office:value="32" calcext:value-type="float">
            <text:p>32</text:p>
          </table:table-cell>
          <table:table-cell office:value-type="float" office:value="-0.134787976935613" calcext:value-type="float">
            <text:p>-0.134787976935613</text:p>
          </table:table-cell>
          <table:table-cell table:number-columns-repeated="8"/>
          <table:table-cell office:value-type="float" office:value="0.14" calcext:value-type="float">
            <text:p>0.14</text:p>
          </table:table-cell>
          <table:table-cell office:value-type="float" office:value="32.0529496214398" calcext:value-type="float">
            <text:p>32.0529496214398</text:p>
          </table:table-cell>
          <table:table-cell office:value-type="float" office:value="32" calcext:value-type="float">
            <text:p>32</text:p>
          </table:table-cell>
          <table:table-cell office:value-type="float" office:value="-0.0529496214398364" calcext:value-type="float">
            <text:p>-0.05294962143983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4" calcext:value-type="float">
            <text:p>0.14</text:p>
          </table:table-cell>
          <table:table-cell office:value-type="float" office:value="34.0889318869348" calcext:value-type="float">
            <text:p>34.0889318869348</text:p>
          </table:table-cell>
          <table:table-cell office:value-type="float" office:value="34" calcext:value-type="float">
            <text:p>34</text:p>
          </table:table-cell>
          <table:table-cell office:value-type="float" office:value="-0.0889318869347733" calcext:value-type="float">
            <text:p>-0.088931886934773</text:p>
          </table:table-cell>
          <table:table-cell table:number-columns-repeated="8"/>
          <table:table-cell office:value-type="float" office:value="0.15" calcext:value-type="float">
            <text:p>0.15</text:p>
          </table:table-cell>
          <table:table-cell office:value-type="float" office:value="33.9501427188399" calcext:value-type="float">
            <text:p>33.9501427188399</text:p>
          </table:table-cell>
          <table:table-cell office:value-type="float" office:value="34" calcext:value-type="float">
            <text:p>34</text:p>
          </table:table-cell>
          <table:table-cell office:value-type="float" office:value="0.0498572811600582" calcext:value-type="float">
            <text:p>0.04985728116005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5" calcext:value-type="float">
            <text:p>0.15</text:p>
          </table:table-cell>
          <table:table-cell office:value-type="float" office:value="36.0430757969339" calcext:value-type="float">
            <text:p>36.0430757969339</text:p>
          </table:table-cell>
          <table:table-cell office:value-type="float" office:value="36" calcext:value-type="float">
            <text:p>36</text:p>
          </table:table-cell>
          <table:table-cell office:value-type="float" office:value="-0.0430757969339197" calcext:value-type="float">
            <text:p>-0.04307579693392</text:p>
          </table:table-cell>
          <table:table-cell table:number-columns-repeated="8"/>
          <table:table-cell office:value-type="float" office:value="0.16" calcext:value-type="float">
            <text:p>0.16</text:p>
          </table:table-cell>
          <table:table-cell office:value-type="float" office:value="35.84733581624" calcext:value-type="float">
            <text:p>35.84733581624</text:p>
          </table:table-cell>
          <table:table-cell office:value-type="float" office:value="36" calcext:value-type="float">
            <text:p>36</text:p>
          </table:table-cell>
          <table:table-cell office:value-type="float" office:value="0.15266418375996" calcext:value-type="float">
            <text:p>0.152664183759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6" calcext:value-type="float">
            <text:p>0.16</text:p>
          </table:table-cell>
          <table:table-cell office:value-type="float" office:value="37.9972197069331" calcext:value-type="float">
            <text:p>37.9972197069331</text:p>
          </table:table-cell>
          <table:table-cell office:value-type="float" office:value="38" calcext:value-type="float">
            <text:p>38</text:p>
          </table:table-cell>
          <table:table-cell office:value-type="float" office:value="0.00278029306691963" calcext:value-type="float">
            <text:p>0.00278029306692</text:p>
          </table:table-cell>
          <table:table-cell table:number-columns-repeated="8"/>
          <table:table-cell office:value-type="float" office:value="0.17" calcext:value-type="float">
            <text:p>0.17</text:p>
          </table:table-cell>
          <table:table-cell office:value-type="float" office:value="37.7445289136401" calcext:value-type="float">
            <text:p>37.7445289136401</text:p>
          </table:table-cell>
          <table:table-cell office:value-type="float" office:value="38" calcext:value-type="float">
            <text:p>38</text:p>
          </table:table-cell>
          <table:table-cell office:value-type="float" office:value="0.255471086359854" calcext:value-type="float">
            <text:p>0.25547108635985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7" calcext:value-type="float">
            <text:p>0.17</text:p>
          </table:table-cell>
          <table:table-cell office:value-type="float" office:value="39.9513636169322" calcext:value-type="float">
            <text:p>39.9513636169322</text:p>
          </table:table-cell>
          <table:table-cell office:value-type="float" office:value="40" calcext:value-type="float">
            <text:p>40</text:p>
          </table:table-cell>
          <table:table-cell office:value-type="float" office:value="0.0486363830677661" calcext:value-type="float">
            <text:p>0.048636383067766</text:p>
          </table:table-cell>
          <table:table-cell table:number-columns-repeated="8"/>
          <table:table-cell office:value-type="float" office:value="0.18" calcext:value-type="float">
            <text:p>0.18</text:p>
          </table:table-cell>
          <table:table-cell office:value-type="float" office:value="39.6417220110402" calcext:value-type="float">
            <text:p>39.6417220110402</text:p>
          </table:table-cell>
          <table:table-cell office:value-type="float" office:value="40" calcext:value-type="float">
            <text:p>40</text:p>
          </table:table-cell>
          <table:table-cell office:value-type="float" office:value="0.358277988959756" calcext:value-type="float">
            <text:p>0.3582779889597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8" calcext:value-type="float">
            <text:p>0.18</text:p>
          </table:table-cell>
          <table:table-cell office:value-type="float" office:value="41.9055075269314" calcext:value-type="float">
            <text:p>41.9055075269314</text:p>
          </table:table-cell>
          <table:table-cell office:value-type="float" office:value="42" calcext:value-type="float">
            <text:p>42</text:p>
          </table:table-cell>
          <table:table-cell office:value-type="float" office:value="0.0944924730686125" calcext:value-type="float">
            <text:p>0.094492473068613</text:p>
          </table:table-cell>
          <table:table-cell table:number-columns-repeated="8"/>
          <table:table-cell office:value-type="float" office:value="0.19" calcext:value-type="float">
            <text:p>0.19</text:p>
          </table:table-cell>
          <table:table-cell office:value-type="float" office:value="41.5389151084403" calcext:value-type="float">
            <text:p>41.5389151084403</text:p>
          </table:table-cell>
          <table:table-cell office:value-type="float" office:value="42" calcext:value-type="float">
            <text:p>42</text:p>
          </table:table-cell>
          <table:table-cell office:value-type="float" office:value="0.461084891559658" calcext:value-type="float">
            <text:p>0.46108489155965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19" calcext:value-type="float">
            <text:p>0.19</text:p>
          </table:table-cell>
          <table:table-cell office:value-type="float" office:value="43.8596514369305" calcext:value-type="float">
            <text:p>43.8596514369305</text:p>
          </table:table-cell>
          <table:table-cell office:value-type="float" office:value="44" calcext:value-type="float">
            <text:p>44</text:p>
          </table:table-cell>
          <table:table-cell office:value-type="float" office:value="0.140348563069452" calcext:value-type="float">
            <text:p>0.140348563069452</text:p>
          </table:table-cell>
          <table:table-cell table:number-columns-repeated="8"/>
          <table:table-cell office:value-type="float" office:value="0.2" calcext:value-type="float">
            <text:p>0.2</text:p>
          </table:table-cell>
          <table:table-cell office:value-type="float" office:value="43.4361082058405" calcext:value-type="float">
            <text:p>43.4361082058405</text:p>
          </table:table-cell>
          <table:table-cell office:value-type="float" office:value="44" calcext:value-type="float">
            <text:p>44</text:p>
          </table:table-cell>
          <table:table-cell office:value-type="float" office:value="0.563891794159552" calcext:value-type="float">
            <text:p>0.5638917941595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45.8137953469297" calcext:value-type="float">
            <text:p>45.8137953469297</text:p>
          </table:table-cell>
          <table:table-cell office:value-type="float" office:value="46" calcext:value-type="float">
            <text:p>46</text:p>
          </table:table-cell>
          <table:table-cell office:value-type="float" office:value="0.186204653070291" calcext:value-type="float">
            <text:p>0.186204653070291</text:p>
          </table:table-cell>
          <table:table-cell table:number-columns-repeated="8"/>
          <table:table-cell office:value-type="float" office:value="0.21" calcext:value-type="float">
            <text:p>0.21</text:p>
          </table:table-cell>
          <table:table-cell office:value-type="float" office:value="45.3333013032406" calcext:value-type="float">
            <text:p>45.3333013032406</text:p>
          </table:table-cell>
          <table:table-cell office:value-type="float" office:value="46" calcext:value-type="float">
            <text:p>46</text:p>
          </table:table-cell>
          <table:table-cell office:value-type="float" office:value="0.666698696759454" calcext:value-type="float">
            <text:p>0.66669869675945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1" calcext:value-type="float">
            <text:p>0.21</text:p>
          </table:table-cell>
          <table:table-cell office:value-type="float" office:value="47.7679392569289" calcext:value-type="float">
            <text:p>47.7679392569289</text:p>
          </table:table-cell>
          <table:table-cell office:value-type="float" office:value="48" calcext:value-type="float">
            <text:p>48</text:p>
          </table:table-cell>
          <table:table-cell office:value-type="float" office:value="0.232060743071145" calcext:value-type="float">
            <text:p>0.232060743071145</text:p>
          </table:table-cell>
          <table:table-cell table:number-columns-repeated="8"/>
          <table:table-cell office:value-type="float" office:value="0.22" calcext:value-type="float">
            <text:p>0.22</text:p>
          </table:table-cell>
          <table:table-cell office:value-type="float" office:value="47.2304944006407" calcext:value-type="float">
            <text:p>47.2304944006407</text:p>
          </table:table-cell>
          <table:table-cell office:value-type="float" office:value="48" calcext:value-type="float">
            <text:p>48</text:p>
          </table:table-cell>
          <table:table-cell office:value-type="float" office:value="0.769505599359349" calcext:value-type="float">
            <text:p>0.7695055993593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2" calcext:value-type="float">
            <text:p>0.22</text:p>
          </table:table-cell>
          <table:table-cell office:value-type="float" office:value="49.722083166928" calcext:value-type="float">
            <text:p>49.722083166928</text:p>
          </table:table-cell>
          <table:table-cell office:value-type="float" office:value="50" calcext:value-type="float">
            <text:p>50</text:p>
          </table:table-cell>
          <table:table-cell office:value-type="float" office:value="0.277916833071984" calcext:value-type="float">
            <text:p>0.277916833071984</text:p>
          </table:table-cell>
          <table:table-cell table:number-columns-repeated="8"/>
          <table:table-cell office:value-type="float" office:value="0.23" calcext:value-type="float">
            <text:p>0.23</text:p>
          </table:table-cell>
          <table:table-cell office:value-type="float" office:value="49.1276874980407" calcext:value-type="float">
            <text:p>49.1276874980407</text:p>
          </table:table-cell>
          <table:table-cell office:value-type="float" office:value="50" calcext:value-type="float">
            <text:p>50</text:p>
          </table:table-cell>
          <table:table-cell office:value-type="float" office:value="0.87231250195925" calcext:value-type="float">
            <text:p>0.872312501959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3" calcext:value-type="float">
            <text:p>0.23</text:p>
          </table:table-cell>
          <table:table-cell office:value-type="float" office:value="51.6762270769272" calcext:value-type="float">
            <text:p>51.6762270769272</text:p>
          </table:table-cell>
          <table:table-cell office:value-type="float" office:value="52" calcext:value-type="float">
            <text:p>52</text:p>
          </table:table-cell>
          <table:table-cell office:value-type="float" office:value="0.323772923072823" calcext:value-type="float">
            <text:p>0.323772923072823</text:p>
          </table:table-cell>
          <table:table-cell table:number-columns-repeated="8"/>
          <table:table-cell office:value-type="float" office:value="0.24" calcext:value-type="float">
            <text:p>0.24</text:p>
          </table:table-cell>
          <table:table-cell office:value-type="float" office:value="51.0248805954408" calcext:value-type="float">
            <text:p>51.0248805954408</text:p>
          </table:table-cell>
          <table:table-cell office:value-type="float" office:value="52" calcext:value-type="float">
            <text:p>52</text:p>
          </table:table-cell>
          <table:table-cell office:value-type="float" office:value="0.975119404559152" calcext:value-type="float">
            <text:p>0.97511940455915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4" calcext:value-type="float">
            <text:p>0.24</text:p>
          </table:table-cell>
          <table:table-cell office:value-type="float" office:value="53.6303709869263" calcext:value-type="float">
            <text:p>53.6303709869263</text:p>
          </table:table-cell>
          <table:table-cell office:value-type="float" office:value="54" calcext:value-type="float">
            <text:p>54</text:p>
          </table:table-cell>
          <table:table-cell office:value-type="float" office:value="0.369629013073677" calcext:value-type="float">
            <text:p>0.369629013073677</text:p>
          </table:table-cell>
          <table:table-cell table:number-columns-repeated="8"/>
          <table:table-cell office:value-type="float" office:value="0.26" calcext:value-type="float">
            <text:p>0.26</text:p>
          </table:table-cell>
          <table:table-cell office:value-type="float" office:value="54.8192667902411" calcext:value-type="float">
            <text:p>54.8192667902411</text:p>
          </table:table-cell>
          <table:table-cell office:value-type="float" office:value="54" calcext:value-type="float">
            <text:p>54</text:p>
          </table:table-cell>
          <table:table-cell office:value-type="float" office:value="-0.819266790241059" calcext:value-type="float">
            <text:p>-0.8192667902410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5" calcext:value-type="float">
            <text:p>0.25</text:p>
          </table:table-cell>
          <table:table-cell office:value-type="float" office:value="55.5845148969255" calcext:value-type="float">
            <text:p>55.5845148969255</text:p>
          </table:table-cell>
          <table:table-cell office:value-type="float" office:value="56" calcext:value-type="float">
            <text:p>56</text:p>
          </table:table-cell>
          <table:table-cell office:value-type="float" office:value="0.415485103074516" calcext:value-type="float">
            <text:p>0.415485103074516</text:p>
          </table:table-cell>
          <table:table-cell table:number-columns-repeated="8"/>
          <table:table-cell office:value-type="float" office:value="0.27" calcext:value-type="float">
            <text:p>0.27</text:p>
          </table:table-cell>
          <table:table-cell office:value-type="float" office:value="56.7164598876412" calcext:value-type="float">
            <text:p>56.7164598876412</text:p>
          </table:table-cell>
          <table:table-cell office:value-type="float" office:value="56" calcext:value-type="float">
            <text:p>56</text:p>
          </table:table-cell>
          <table:table-cell office:value-type="float" office:value="-0.716459887641157" calcext:value-type="float">
            <text:p>-0.71645988764115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6" calcext:value-type="float">
            <text:p>0.26</text:p>
          </table:table-cell>
          <table:table-cell office:value-type="float" office:value="57.5386588069246" calcext:value-type="float">
            <text:p>57.5386588069246</text:p>
          </table:table-cell>
          <table:table-cell office:value-type="float" office:value="58" calcext:value-type="float">
            <text:p>58</text:p>
          </table:table-cell>
          <table:table-cell office:value-type="float" office:value="0.461341193075356" calcext:value-type="float">
            <text:p>0.461341193075356</text:p>
          </table:table-cell>
          <table:table-cell table:number-columns-repeated="8"/>
          <table:table-cell office:value-type="float" office:value="0.28" calcext:value-type="float">
            <text:p>0.28</text:p>
          </table:table-cell>
          <table:table-cell office:value-type="float" office:value="58.6136529850413" calcext:value-type="float">
            <text:p>58.6136529850413</text:p>
          </table:table-cell>
          <table:table-cell office:value-type="float" office:value="58" calcext:value-type="float">
            <text:p>58</text:p>
          </table:table-cell>
          <table:table-cell office:value-type="float" office:value="-0.613652985041263" calcext:value-type="float">
            <text:p>-0.61365298504126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7" calcext:value-type="float">
            <text:p>0.27</text:p>
          </table:table-cell>
          <table:table-cell office:value-type="float" office:value="59.4928027169238" calcext:value-type="float">
            <text:p>59.4928027169238</text:p>
          </table:table-cell>
          <table:table-cell office:value-type="float" office:value="60" calcext:value-type="float">
            <text:p>60</text:p>
          </table:table-cell>
          <table:table-cell office:value-type="float" office:value="0.507197283076202" calcext:value-type="float">
            <text:p>0.507197283076202</text:p>
          </table:table-cell>
          <table:table-cell table:number-columns-repeated="8"/>
          <table:table-cell office:value-type="float" office:value="0.29" calcext:value-type="float">
            <text:p>0.29</text:p>
          </table:table-cell>
          <table:table-cell office:value-type="float" office:value="60.5108460824414" calcext:value-type="float">
            <text:p>60.5108460824414</text:p>
          </table:table-cell>
          <table:table-cell office:value-type="float" office:value="60" calcext:value-type="float">
            <text:p>60</text:p>
          </table:table-cell>
          <table:table-cell office:value-type="float" office:value="-0.510846082441354" calcext:value-type="float">
            <text:p>-0.51084608244135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8" calcext:value-type="float">
            <text:p>0.28</text:p>
          </table:table-cell>
          <table:table-cell office:value-type="float" office:value="61.446946626923" calcext:value-type="float">
            <text:p>61.446946626923</text:p>
          </table:table-cell>
          <table:table-cell office:value-type="float" office:value="62" calcext:value-type="float">
            <text:p>62</text:p>
          </table:table-cell>
          <table:table-cell office:value-type="float" office:value="0.553053373077042" calcext:value-type="float">
            <text:p>0.553053373077042</text:p>
          </table:table-cell>
          <table:table-cell table:number-columns-repeated="8"/>
          <table:table-cell office:value-type="float" office:value="0.3" calcext:value-type="float">
            <text:p>0.3</text:p>
          </table:table-cell>
          <table:table-cell office:value-type="float" office:value="62.4080391798415" calcext:value-type="float">
            <text:p>62.4080391798415</text:p>
          </table:table-cell>
          <table:table-cell office:value-type="float" office:value="62" calcext:value-type="float">
            <text:p>62</text:p>
          </table:table-cell>
          <table:table-cell office:value-type="float" office:value="-0.408039179841467" calcext:value-type="float">
            <text:p>-0.40803917984146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29" calcext:value-type="float">
            <text:p>0.29</text:p>
          </table:table-cell>
          <table:table-cell office:value-type="float" office:value="63.4010905369221" calcext:value-type="float">
            <text:p>63.4010905369221</text:p>
          </table:table-cell>
          <table:table-cell office:value-type="float" office:value="64" calcext:value-type="float">
            <text:p>64</text:p>
          </table:table-cell>
          <table:table-cell office:value-type="float" office:value="0.598909463077895" calcext:value-type="float">
            <text:p>0.598909463077895</text:p>
          </table:table-cell>
          <table:table-cell table:number-columns-repeated="8"/>
          <table:table-cell office:value-type="float" office:value="0.31" calcext:value-type="float">
            <text:p>0.31</text:p>
          </table:table-cell>
          <table:table-cell office:value-type="float" office:value="64.3052322772416" calcext:value-type="float">
            <text:p>64.3052322772416</text:p>
          </table:table-cell>
          <table:table-cell office:value-type="float" office:value="64" calcext:value-type="float">
            <text:p>64</text:p>
          </table:table-cell>
          <table:table-cell office:value-type="float" office:value="-0.305232277241572" calcext:value-type="float">
            <text:p>-0.30523227724157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65.3552344469213" calcext:value-type="float">
            <text:p>65.3552344469213</text:p>
          </table:table-cell>
          <table:table-cell office:value-type="float" office:value="66" calcext:value-type="float">
            <text:p>66</text:p>
          </table:table-cell>
          <table:table-cell office:value-type="float" office:value="0.644765553078727" calcext:value-type="float">
            <text:p>0.644765553078727</text:p>
          </table:table-cell>
          <table:table-cell table:number-columns-repeated="8"/>
          <table:table-cell office:value-type="float" office:value="0.32" calcext:value-type="float">
            <text:p>0.32</text:p>
          </table:table-cell>
          <table:table-cell office:value-type="float" office:value="66.2024253746417" calcext:value-type="float">
            <text:p>66.2024253746417</text:p>
          </table:table-cell>
          <table:table-cell office:value-type="float" office:value="66" calcext:value-type="float">
            <text:p>66</text:p>
          </table:table-cell>
          <table:table-cell office:value-type="float" office:value="-0.202425374641663" calcext:value-type="float">
            <text:p>-0.20242537464166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1" calcext:value-type="float">
            <text:p>0.31</text:p>
          </table:table-cell>
          <table:table-cell office:value-type="float" office:value="67.3093783569204" calcext:value-type="float">
            <text:p>67.3093783569204</text:p>
          </table:table-cell>
          <table:table-cell office:value-type="float" office:value="68" calcext:value-type="float">
            <text:p>68</text:p>
          </table:table-cell>
          <table:table-cell office:value-type="float" office:value="0.690621643079581" calcext:value-type="float">
            <text:p>0.690621643079581</text:p>
          </table:table-cell>
          <table:table-cell table:number-columns-repeated="8"/>
          <table:table-cell office:value-type="float" office:value="0.33" calcext:value-type="float">
            <text:p>0.33</text:p>
          </table:table-cell>
          <table:table-cell office:value-type="float" office:value="68.0996184720418" calcext:value-type="float">
            <text:p>68.0996184720418</text:p>
          </table:table-cell>
          <table:table-cell office:value-type="float" office:value="68" calcext:value-type="float">
            <text:p>68</text:p>
          </table:table-cell>
          <table:table-cell office:value-type="float" office:value="-0.0996184720417688" calcext:value-type="float">
            <text:p>-0.09961847204176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2" calcext:value-type="float">
            <text:p>0.32</text:p>
          </table:table-cell>
          <table:table-cell office:value-type="float" office:value="69.2635222669196" calcext:value-type="float">
            <text:p>69.2635222669196</text:p>
          </table:table-cell>
          <table:table-cell office:value-type="float" office:value="70" calcext:value-type="float">
            <text:p>70</text:p>
          </table:table-cell>
          <table:table-cell office:value-type="float" office:value="0.73647773308042" calcext:value-type="float">
            <text:p>0.73647773308042</text:p>
          </table:table-cell>
          <table:table-cell table:number-columns-repeated="8"/>
          <table:table-cell office:value-type="float" office:value="0.34" calcext:value-type="float">
            <text:p>0.34</text:p>
          </table:table-cell>
          <table:table-cell office:value-type="float" office:value="69.9968115694419" calcext:value-type="float">
            <text:p>69.9968115694419</text:p>
          </table:table-cell>
          <table:table-cell office:value-type="float" office:value="70" calcext:value-type="float">
            <text:p>70</text:p>
          </table:table-cell>
          <table:table-cell office:value-type="float" office:value="0.00318843055812579" calcext:value-type="float">
            <text:p>0.0031884305581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4" calcext:value-type="float">
            <text:p>0.34</text:p>
          </table:table-cell>
          <table:table-cell office:value-type="float" office:value="73.1718100869179" calcext:value-type="float">
            <text:p>73.1718100869179</text:p>
          </table:table-cell>
          <table:table-cell office:value-type="float" office:value="72" calcext:value-type="float">
            <text:p>72</text:p>
          </table:table-cell>
          <table:table-cell office:value-type="float" office:value="-1.17181008691789" calcext:value-type="float">
            <text:p>-1.17181008691789</text:p>
          </table:table-cell>
          <table:table-cell table:number-columns-repeated="8"/>
          <table:table-cell office:value-type="float" office:value="0.35" calcext:value-type="float">
            <text:p>0.35</text:p>
          </table:table-cell>
          <table:table-cell office:value-type="float" office:value="71.894004666842" calcext:value-type="float">
            <text:p>71.894004666842</text:p>
          </table:table-cell>
          <table:table-cell office:value-type="float" office:value="72" calcext:value-type="float">
            <text:p>72</text:p>
          </table:table-cell>
          <table:table-cell office:value-type="float" office:value="0.10599533315802" calcext:value-type="float">
            <text:p>0.105995333158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75.1259539969171" calcext:value-type="float">
            <text:p>75.1259539969171</text:p>
          </table:table-cell>
          <table:table-cell office:value-type="float" office:value="74" calcext:value-type="float">
            <text:p>74</text:p>
          </table:table-cell>
          <table:table-cell office:value-type="float" office:value="-1.12595399691705" calcext:value-type="float">
            <text:p>-1.12595399691705</text:p>
          </table:table-cell>
          <table:table-cell table:number-columns-repeated="8"/>
          <table:table-cell office:value-type="float" office:value="0.36" calcext:value-type="float">
            <text:p>0.36</text:p>
          </table:table-cell>
          <table:table-cell office:value-type="float" office:value="73.7911977642421" calcext:value-type="float">
            <text:p>73.7911977642421</text:p>
          </table:table-cell>
          <table:table-cell office:value-type="float" office:value="74" calcext:value-type="float">
            <text:p>74</text:p>
          </table:table-cell>
          <table:table-cell office:value-type="float" office:value="0.208802235757929" calcext:value-type="float">
            <text:p>0.2088022357579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6" calcext:value-type="float">
            <text:p>0.36</text:p>
          </table:table-cell>
          <table:table-cell office:value-type="float" office:value="77.0800979069162" calcext:value-type="float">
            <text:p>77.0800979069162</text:p>
          </table:table-cell>
          <table:table-cell office:value-type="float" office:value="76" calcext:value-type="float">
            <text:p>76</text:p>
          </table:table-cell>
          <table:table-cell office:value-type="float" office:value="-1.08009790691619" calcext:value-type="float">
            <text:p>-1.08009790691619</text:p>
          </table:table-cell>
          <table:table-cell table:number-columns-repeated="8"/>
          <table:table-cell office:value-type="float" office:value="0.37" calcext:value-type="float">
            <text:p>0.37</text:p>
          </table:table-cell>
          <table:table-cell office:value-type="float" office:value="75.6883908616422" calcext:value-type="float">
            <text:p>75.6883908616422</text:p>
          </table:table-cell>
          <table:table-cell office:value-type="float" office:value="76" calcext:value-type="float">
            <text:p>76</text:p>
          </table:table-cell>
          <table:table-cell office:value-type="float" office:value="0.311609138357824" calcext:value-type="float">
            <text:p>0.3116091383578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7" calcext:value-type="float">
            <text:p>0.37</text:p>
          </table:table-cell>
          <table:table-cell office:value-type="float" office:value="79.0342418169154" calcext:value-type="float">
            <text:p>79.0342418169154</text:p>
          </table:table-cell>
          <table:table-cell office:value-type="float" office:value="78" calcext:value-type="float">
            <text:p>78</text:p>
          </table:table-cell>
          <table:table-cell office:value-type="float" office:value="-1.03424181691535" calcext:value-type="float">
            <text:p>-1.03424181691535</text:p>
          </table:table-cell>
          <table:table-cell table:number-columns-repeated="8"/>
          <table:table-cell office:value-type="float" office:value="0.38" calcext:value-type="float">
            <text:p>0.38</text:p>
          </table:table-cell>
          <table:table-cell office:value-type="float" office:value="77.5855839590423" calcext:value-type="float">
            <text:p>77.5855839590423</text:p>
          </table:table-cell>
          <table:table-cell office:value-type="float" office:value="78" calcext:value-type="float">
            <text:p>78</text:p>
          </table:table-cell>
          <table:table-cell office:value-type="float" office:value="0.414416040957732" calcext:value-type="float">
            <text:p>0.41441604095773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8" calcext:value-type="float">
            <text:p>0.38</text:p>
          </table:table-cell>
          <table:table-cell office:value-type="float" office:value="80.9883857269145" calcext:value-type="float">
            <text:p>80.9883857269145</text:p>
          </table:table-cell>
          <table:table-cell office:value-type="float" office:value="80" calcext:value-type="float">
            <text:p>80</text:p>
          </table:table-cell>
          <table:table-cell office:value-type="float" office:value="-0.988385726914515" calcext:value-type="float">
            <text:p>-0.988385726914515</text:p>
          </table:table-cell>
          <table:table-cell table:number-columns-repeated="8"/>
          <table:table-cell office:value-type="float" office:value="0.39" calcext:value-type="float">
            <text:p>0.39</text:p>
          </table:table-cell>
          <table:table-cell office:value-type="float" office:value="79.4827770564424" calcext:value-type="float">
            <text:p>79.4827770564424</text:p>
          </table:table-cell>
          <table:table-cell office:value-type="float" office:value="80" calcext:value-type="float">
            <text:p>80</text:p>
          </table:table-cell>
          <table:table-cell office:value-type="float" office:value="0.517222943557627" calcext:value-type="float">
            <text:p>0.5172229435576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39" calcext:value-type="float">
            <text:p>0.39</text:p>
          </table:table-cell>
          <table:table-cell office:value-type="float" office:value="82.9425296369137" calcext:value-type="float">
            <text:p>82.9425296369137</text:p>
          </table:table-cell>
          <table:table-cell office:value-type="float" office:value="82" calcext:value-type="float">
            <text:p>82</text:p>
          </table:table-cell>
          <table:table-cell office:value-type="float" office:value="-0.942529636913676" calcext:value-type="float">
            <text:p>-0.942529636913676</text:p>
          </table:table-cell>
          <table:table-cell table:number-columns-repeated="8"/>
          <table:table-cell office:value-type="float" office:value="0.4" calcext:value-type="float">
            <text:p>0.4</text:p>
          </table:table-cell>
          <table:table-cell office:value-type="float" office:value="81.3799701538425" calcext:value-type="float">
            <text:p>81.3799701538425</text:p>
          </table:table-cell>
          <table:table-cell office:value-type="float" office:value="82" calcext:value-type="float">
            <text:p>82</text:p>
          </table:table-cell>
          <table:table-cell office:value-type="float" office:value="0.620029846157522" calcext:value-type="float">
            <text:p>0.6200298461575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84.8966735469128" calcext:value-type="float">
            <text:p>84.8966735469128</text:p>
          </table:table-cell>
          <table:table-cell office:value-type="float" office:value="84" calcext:value-type="float">
            <text:p>84</text:p>
          </table:table-cell>
          <table:table-cell office:value-type="float" office:value="-0.896673546912837" calcext:value-type="float">
            <text:p>-0.896673546912837</text:p>
          </table:table-cell>
          <table:table-cell table:number-columns-repeated="8"/>
          <table:table-cell office:value-type="float" office:value="0.41" calcext:value-type="float">
            <text:p>0.41</text:p>
          </table:table-cell>
          <table:table-cell office:value-type="float" office:value="83.2771632512426" calcext:value-type="float">
            <text:p>83.2771632512426</text:p>
          </table:table-cell>
          <table:table-cell office:value-type="float" office:value="84" calcext:value-type="float">
            <text:p>84</text:p>
          </table:table-cell>
          <table:table-cell office:value-type="float" office:value="0.722836748757416" calcext:value-type="float">
            <text:p>0.72283674875741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1" calcext:value-type="float">
            <text:p>0.41</text:p>
          </table:table-cell>
          <table:table-cell office:value-type="float" office:value="86.850817456912" calcext:value-type="float">
            <text:p>86.850817456912</text:p>
          </table:table-cell>
          <table:table-cell office:value-type="float" office:value="86" calcext:value-type="float">
            <text:p>86</text:p>
          </table:table-cell>
          <table:table-cell office:value-type="float" office:value="-0.850817456911983" calcext:value-type="float">
            <text:p>-0.850817456911983</text:p>
          </table:table-cell>
          <table:table-cell table:number-columns-repeated="8"/>
          <table:table-cell office:value-type="float" office:value="0.42" calcext:value-type="float">
            <text:p>0.42</text:p>
          </table:table-cell>
          <table:table-cell office:value-type="float" office:value="85.1743563486427" calcext:value-type="float">
            <text:p>85.1743563486427</text:p>
          </table:table-cell>
          <table:table-cell office:value-type="float" office:value="86" calcext:value-type="float">
            <text:p>86</text:p>
          </table:table-cell>
          <table:table-cell office:value-type="float" office:value="0.825643651357325" calcext:value-type="float">
            <text:p>0.8256436513573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2" calcext:value-type="float">
            <text:p>0.42</text:p>
          </table:table-cell>
          <table:table-cell office:value-type="float" office:value="88.8049613669111" calcext:value-type="float">
            <text:p>88.8049613669111</text:p>
          </table:table-cell>
          <table:table-cell office:value-type="float" office:value="88" calcext:value-type="float">
            <text:p>88</text:p>
          </table:table-cell>
          <table:table-cell office:value-type="float" office:value="-0.80496136691113" calcext:value-type="float">
            <text:p>-0.80496136691113</text:p>
          </table:table-cell>
          <table:table-cell table:number-columns-repeated="8"/>
          <table:table-cell office:value-type="float" office:value="0.44" calcext:value-type="float">
            <text:p>0.44</text:p>
          </table:table-cell>
          <table:table-cell office:value-type="float" office:value="88.9687425434429" calcext:value-type="float">
            <text:p>88.9687425434429</text:p>
          </table:table-cell>
          <table:table-cell office:value-type="float" office:value="88" calcext:value-type="float">
            <text:p>88</text:p>
          </table:table-cell>
          <table:table-cell office:value-type="float" office:value="-0.968742543442886" calcext:value-type="float">
            <text:p>-0.9687425434428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3" calcext:value-type="float">
            <text:p>0.43</text:p>
          </table:table-cell>
          <table:table-cell office:value-type="float" office:value="90.7591052769103" calcext:value-type="float">
            <text:p>90.7591052769103</text:p>
          </table:table-cell>
          <table:table-cell office:value-type="float" office:value="90" calcext:value-type="float">
            <text:p>90</text:p>
          </table:table-cell>
          <table:table-cell office:value-type="float" office:value="-0.75910527691029" calcext:value-type="float">
            <text:p>-0.75910527691029</text:p>
          </table:table-cell>
          <table:table-cell table:number-columns-repeated="8"/>
          <table:table-cell office:value-type="float" office:value="0.45" calcext:value-type="float">
            <text:p>0.45</text:p>
          </table:table-cell>
          <table:table-cell office:value-type="float" office:value="90.865935640843" calcext:value-type="float">
            <text:p>90.865935640843</text:p>
          </table:table-cell>
          <table:table-cell office:value-type="float" office:value="90" calcext:value-type="float">
            <text:p>90</text:p>
          </table:table-cell>
          <table:table-cell office:value-type="float" office:value="-0.865935640842991" calcext:value-type="float">
            <text:p>-0.8659356408429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4" calcext:value-type="float">
            <text:p>0.44</text:p>
          </table:table-cell>
          <table:table-cell office:value-type="float" office:value="92.7132491869095" calcext:value-type="float">
            <text:p>92.7132491869095</text:p>
          </table:table-cell>
          <table:table-cell office:value-type="float" office:value="92" calcext:value-type="float">
            <text:p>92</text:p>
          </table:table-cell>
          <table:table-cell office:value-type="float" office:value="-0.713249186909451" calcext:value-type="float">
            <text:p>-0.713249186909451</text:p>
          </table:table-cell>
          <table:table-cell table:number-columns-repeated="8"/>
          <table:table-cell office:value-type="float" office:value="0.46" calcext:value-type="float">
            <text:p>0.46</text:p>
          </table:table-cell>
          <table:table-cell office:value-type="float" office:value="92.7631287382431" calcext:value-type="float">
            <text:p>92.7631287382431</text:p>
          </table:table-cell>
          <table:table-cell office:value-type="float" office:value="92" calcext:value-type="float">
            <text:p>92</text:p>
          </table:table-cell>
          <table:table-cell office:value-type="float" office:value="-0.763128738243083" calcext:value-type="float">
            <text:p>-0.76312873824308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5" calcext:value-type="float">
            <text:p>0.45</text:p>
          </table:table-cell>
          <table:table-cell office:value-type="float" office:value="94.6673930969086" calcext:value-type="float">
            <text:p>94.6673930969086</text:p>
          </table:table-cell>
          <table:table-cell office:value-type="float" office:value="94" calcext:value-type="float">
            <text:p>94</text:p>
          </table:table-cell>
          <table:table-cell office:value-type="float" office:value="-0.667393096908612" calcext:value-type="float">
            <text:p>-0.667393096908612</text:p>
          </table:table-cell>
          <table:table-cell table:number-columns-repeated="8"/>
          <table:table-cell office:value-type="float" office:value="0.47" calcext:value-type="float">
            <text:p>0.47</text:p>
          </table:table-cell>
          <table:table-cell office:value-type="float" office:value="94.6603218356432" calcext:value-type="float">
            <text:p>94.6603218356432</text:p>
          </table:table-cell>
          <table:table-cell office:value-type="float" office:value="94" calcext:value-type="float">
            <text:p>94</text:p>
          </table:table-cell>
          <table:table-cell office:value-type="float" office:value="-0.660321835643188" calcext:value-type="float">
            <text:p>-0.6603218356431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6" calcext:value-type="float">
            <text:p>0.46</text:p>
          </table:table-cell>
          <table:table-cell office:value-type="float" office:value="96.6215370069078" calcext:value-type="float">
            <text:p>96.6215370069078</text:p>
          </table:table-cell>
          <table:table-cell office:value-type="float" office:value="96" calcext:value-type="float">
            <text:p>96</text:p>
          </table:table-cell>
          <table:table-cell office:value-type="float" office:value="-0.621537006907772" calcext:value-type="float">
            <text:p>-0.621537006907772</text:p>
          </table:table-cell>
          <table:table-cell table:number-columns-repeated="8"/>
          <table:table-cell office:value-type="float" office:value="0.48" calcext:value-type="float">
            <text:p>0.48</text:p>
          </table:table-cell>
          <table:table-cell office:value-type="float" office:value="96.5575149330433" calcext:value-type="float">
            <text:p>96.5575149330433</text:p>
          </table:table-cell>
          <table:table-cell office:value-type="float" office:value="96" calcext:value-type="float">
            <text:p>96</text:p>
          </table:table-cell>
          <table:table-cell office:value-type="float" office:value="-0.557514933043279" calcext:value-type="float">
            <text:p>-0.5575149330432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7" calcext:value-type="float">
            <text:p>0.47</text:p>
          </table:table-cell>
          <table:table-cell office:value-type="float" office:value="98.5756809169069" calcext:value-type="float">
            <text:p>98.5756809169069</text:p>
          </table:table-cell>
          <table:table-cell office:value-type="float" office:value="98" calcext:value-type="float">
            <text:p>98</text:p>
          </table:table-cell>
          <table:table-cell office:value-type="float" office:value="-0.575680916906919" calcext:value-type="float">
            <text:p>-0.575680916906919</text:p>
          </table:table-cell>
          <table:table-cell table:number-columns-repeated="8"/>
          <table:table-cell office:value-type="float" office:value="0.49" calcext:value-type="float">
            <text:p>0.49</text:p>
          </table:table-cell>
          <table:table-cell office:value-type="float" office:value="98.4547080304434" calcext:value-type="float">
            <text:p>98.4547080304434</text:p>
          </table:table-cell>
          <table:table-cell office:value-type="float" office:value="98" calcext:value-type="float">
            <text:p>98</text:p>
          </table:table-cell>
          <table:table-cell office:value-type="float" office:value="-0.454708030443385" calcext:value-type="float">
            <text:p>-0.4547080304433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8" calcext:value-type="float">
            <text:p>0.48</text:p>
          </table:table-cell>
          <table:table-cell office:value-type="float" office:value="100.529824826906" calcext:value-type="float">
            <text:p>100.529824826906</text:p>
          </table:table-cell>
          <table:table-cell office:value-type="float" office:value="100" calcext:value-type="float">
            <text:p>100</text:p>
          </table:table-cell>
          <table:table-cell office:value-type="float" office:value="-0.529824826906065" calcext:value-type="float">
            <text:p>-0.529824826906065</text:p>
          </table:table-cell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100.351901127844" calcext:value-type="float">
            <text:p>100.351901127844</text:p>
          </table:table-cell>
          <table:table-cell office:value-type="float" office:value="100" calcext:value-type="float">
            <text:p>100</text:p>
          </table:table-cell>
          <table:table-cell office:value-type="float" office:value="-0.35190112784349" calcext:value-type="float">
            <text:p>-0.3519011278434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49" calcext:value-type="float">
            <text:p>0.49</text:p>
          </table:table-cell>
          <table:table-cell office:value-type="float" office:value="102.483968736905" calcext:value-type="float">
            <text:p>102.483968736905</text:p>
          </table:table-cell>
          <table:table-cell office:value-type="float" office:value="102" calcext:value-type="float">
            <text:p>102</text:p>
          </table:table-cell>
          <table:table-cell office:value-type="float" office:value="-0.483968736905226" calcext:value-type="float">
            <text:p>-0.483968736905226</text:p>
          </table:table-cell>
          <table:table-cell table:number-columns-repeated="8"/>
          <table:table-cell office:value-type="float" office:value="0.51" calcext:value-type="float">
            <text:p>0.51</text:p>
          </table:table-cell>
          <table:table-cell office:value-type="float" office:value="102.249094225244" calcext:value-type="float">
            <text:p>102.249094225244</text:p>
          </table:table-cell>
          <table:table-cell office:value-type="float" office:value="102" calcext:value-type="float">
            <text:p>102</text:p>
          </table:table-cell>
          <table:table-cell office:value-type="float" office:value="-0.249094225243596" calcext:value-type="float">
            <text:p>-0.2490942252435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04.438112646904" calcext:value-type="float">
            <text:p>104.438112646904</text:p>
          </table:table-cell>
          <table:table-cell office:value-type="float" office:value="104" calcext:value-type="float">
            <text:p>104</text:p>
          </table:table-cell>
          <table:table-cell office:value-type="float" office:value="-0.438112646904386" calcext:value-type="float">
            <text:p>-0.438112646904386</text:p>
          </table:table-cell>
          <table:table-cell table:number-columns-repeated="8"/>
          <table:table-cell office:value-type="float" office:value="0.52" calcext:value-type="float">
            <text:p>0.52</text:p>
          </table:table-cell>
          <table:table-cell office:value-type="float" office:value="104.146287322644" calcext:value-type="float">
            <text:p>104.146287322644</text:p>
          </table:table-cell>
          <table:table-cell office:value-type="float" office:value="104" calcext:value-type="float">
            <text:p>104</text:p>
          </table:table-cell>
          <table:table-cell office:value-type="float" office:value="-0.146287322643701" calcext:value-type="float">
            <text:p>-0.14628732264370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1" calcext:value-type="float">
            <text:p>0.51</text:p>
          </table:table-cell>
          <table:table-cell office:value-type="float" office:value="106.392256556904" calcext:value-type="float">
            <text:p>106.392256556904</text:p>
          </table:table-cell>
          <table:table-cell office:value-type="float" office:value="106" calcext:value-type="float">
            <text:p>106</text:p>
          </table:table-cell>
          <table:table-cell office:value-type="float" office:value="-0.392256556903547" calcext:value-type="float">
            <text:p>-0.392256556903547</text:p>
          </table:table-cell>
          <table:table-cell table:number-columns-repeated="8"/>
          <table:table-cell office:value-type="float" office:value="0.53" calcext:value-type="float">
            <text:p>0.53</text:p>
          </table:table-cell>
          <table:table-cell office:value-type="float" office:value="106.043480420044" calcext:value-type="float">
            <text:p>106.043480420044</text:p>
          </table:table-cell>
          <table:table-cell office:value-type="float" office:value="106" calcext:value-type="float">
            <text:p>106</text:p>
          </table:table-cell>
          <table:table-cell office:value-type="float" office:value="-0.0434804200438066" calcext:value-type="float">
            <text:p>-0.0434804200438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2" calcext:value-type="float">
            <text:p>0.52</text:p>
          </table:table-cell>
          <table:table-cell office:value-type="float" office:value="108.346400466903" calcext:value-type="float">
            <text:p>108.346400466903</text:p>
          </table:table-cell>
          <table:table-cell office:value-type="float" office:value="108" calcext:value-type="float">
            <text:p>108</text:p>
          </table:table-cell>
          <table:table-cell office:value-type="float" office:value="-0.346400466902708" calcext:value-type="float">
            <text:p>-0.346400466902708</text:p>
          </table:table-cell>
          <table:table-cell table:number-columns-repeated="8"/>
          <table:table-cell office:value-type="float" office:value="0.54" calcext:value-type="float">
            <text:p>0.54</text:p>
          </table:table-cell>
          <table:table-cell office:value-type="float" office:value="107.940673517444" calcext:value-type="float">
            <text:p>107.940673517444</text:p>
          </table:table-cell>
          <table:table-cell office:value-type="float" office:value="108" calcext:value-type="float">
            <text:p>108</text:p>
          </table:table-cell>
          <table:table-cell office:value-type="float" office:value="0.0593264825561022" calcext:value-type="float">
            <text:p>0.0593264825561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3" calcext:value-type="float">
            <text:p>0.53</text:p>
          </table:table-cell>
          <table:table-cell office:value-type="float" office:value="110.300544376902" calcext:value-type="float">
            <text:p>110.300544376902</text:p>
          </table:table-cell>
          <table:table-cell office:value-type="float" office:value="110" calcext:value-type="float">
            <text:p>110</text:p>
          </table:table-cell>
          <table:table-cell office:value-type="float" office:value="-0.300544376901854" calcext:value-type="float">
            <text:p>-0.300544376901854</text:p>
          </table:table-cell>
          <table:table-cell table:number-columns-repeated="8"/>
          <table:table-cell office:value-type="float" office:value="0.55" calcext:value-type="float">
            <text:p>0.55</text:p>
          </table:table-cell>
          <table:table-cell office:value-type="float" office:value="109.837866614844" calcext:value-type="float">
            <text:p>109.837866614844</text:p>
          </table:table-cell>
          <table:table-cell office:value-type="float" office:value="110" calcext:value-type="float">
            <text:p>110</text:p>
          </table:table-cell>
          <table:table-cell office:value-type="float" office:value="0.162133385155997" calcext:value-type="float">
            <text:p>0.16213338515599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4" calcext:value-type="float">
            <text:p>0.54</text:p>
          </table:table-cell>
          <table:table-cell office:value-type="float" office:value="112.254688286901" calcext:value-type="float">
            <text:p>112.254688286901</text:p>
          </table:table-cell>
          <table:table-cell office:value-type="float" office:value="112" calcext:value-type="float">
            <text:p>112</text:p>
          </table:table-cell>
          <table:table-cell office:value-type="float" office:value="-0.254688286901015" calcext:value-type="float">
            <text:p>-0.254688286901015</text:p>
          </table:table-cell>
          <table:table-cell table:number-columns-repeated="8"/>
          <table:table-cell office:value-type="float" office:value="0.56" calcext:value-type="float">
            <text:p>0.56</text:p>
          </table:table-cell>
          <table:table-cell office:value-type="float" office:value="111.735059712244" calcext:value-type="float">
            <text:p>111.735059712244</text:p>
          </table:table-cell>
          <table:table-cell office:value-type="float" office:value="112" calcext:value-type="float">
            <text:p>112</text:p>
          </table:table-cell>
          <table:table-cell office:value-type="float" office:value="0.264940287755891" calcext:value-type="float">
            <text:p>0.2649402877558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5" calcext:value-type="float">
            <text:p>0.55</text:p>
          </table:table-cell>
          <table:table-cell office:value-type="float" office:value="114.2088321969" calcext:value-type="float">
            <text:p>114.2088321969</text:p>
          </table:table-cell>
          <table:table-cell office:value-type="float" office:value="114" calcext:value-type="float">
            <text:p>114</text:p>
          </table:table-cell>
          <table:table-cell office:value-type="float" office:value="-0.208832196900175" calcext:value-type="float">
            <text:p>-0.208832196900175</text:p>
          </table:table-cell>
          <table:table-cell table:number-columns-repeated="8"/>
          <table:table-cell office:value-type="float" office:value="0.57" calcext:value-type="float">
            <text:p>0.57</text:p>
          </table:table-cell>
          <table:table-cell office:value-type="float" office:value="113.632252809644" calcext:value-type="float">
            <text:p>113.632252809644</text:p>
          </table:table-cell>
          <table:table-cell office:value-type="float" office:value="114" calcext:value-type="float">
            <text:p>114</text:p>
          </table:table-cell>
          <table:table-cell office:value-type="float" office:value="0.367747190355786" calcext:value-type="float">
            <text:p>0.36774719035578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6" calcext:value-type="float">
            <text:p>0.56</text:p>
          </table:table-cell>
          <table:table-cell office:value-type="float" office:value="116.162976106899" calcext:value-type="float">
            <text:p>116.162976106899</text:p>
          </table:table-cell>
          <table:table-cell office:value-type="float" office:value="116" calcext:value-type="float">
            <text:p>116</text:p>
          </table:table-cell>
          <table:table-cell office:value-type="float" office:value="-0.162976106899336" calcext:value-type="float">
            <text:p>-0.162976106899336</text:p>
          </table:table-cell>
          <table:table-cell table:number-columns-repeated="8"/>
          <table:table-cell office:value-type="float" office:value="0.58" calcext:value-type="float">
            <text:p>0.58</text:p>
          </table:table-cell>
          <table:table-cell office:value-type="float" office:value="115.529445907044" calcext:value-type="float">
            <text:p>115.529445907044</text:p>
          </table:table-cell>
          <table:table-cell office:value-type="float" office:value="116" calcext:value-type="float">
            <text:p>116</text:p>
          </table:table-cell>
          <table:table-cell office:value-type="float" office:value="0.470554092955709" calcext:value-type="float">
            <text:p>0.47055409295570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7" calcext:value-type="float">
            <text:p>0.57</text:p>
          </table:table-cell>
          <table:table-cell office:value-type="float" office:value="118.117120016899" calcext:value-type="float">
            <text:p>118.117120016899</text:p>
          </table:table-cell>
          <table:table-cell office:value-type="float" office:value="118" calcext:value-type="float">
            <text:p>118</text:p>
          </table:table-cell>
          <table:table-cell office:value-type="float" office:value="-0.117120016898497" calcext:value-type="float">
            <text:p>-0.117120016898497</text:p>
          </table:table-cell>
          <table:table-cell table:number-columns-repeated="8"/>
          <table:table-cell office:value-type="float" office:value="0.59" calcext:value-type="float">
            <text:p>0.59</text:p>
          </table:table-cell>
          <table:table-cell office:value-type="float" office:value="117.426639004444" calcext:value-type="float">
            <text:p>117.426639004444</text:p>
          </table:table-cell>
          <table:table-cell office:value-type="float" office:value="118" calcext:value-type="float">
            <text:p>118</text:p>
          </table:table-cell>
          <table:table-cell office:value-type="float" office:value="0.573360995555603" calcext:value-type="float">
            <text:p>0.57336099555560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58" calcext:value-type="float">
            <text:p>0.58</text:p>
          </table:table-cell>
          <table:table-cell office:value-type="float" office:value="120.071263926898" calcext:value-type="float">
            <text:p>120.071263926898</text:p>
          </table:table-cell>
          <table:table-cell office:value-type="float" office:value="120" calcext:value-type="float">
            <text:p>120</text:p>
          </table:table-cell>
          <table:table-cell office:value-type="float" office:value="-0.071263926897629" calcext:value-type="float">
            <text:p>-0.071263926897629</text:p>
          </table:table-cell>
          <table:table-cell table:number-columns-repeated="8"/>
          <table:table-cell office:value-type="float" office:value="0.61" calcext:value-type="float">
            <text:p>0.61</text:p>
          </table:table-cell>
          <table:table-cell office:value-type="float" office:value="121.221025199245" calcext:value-type="float">
            <text:p>121.221025199245</text:p>
          </table:table-cell>
          <table:table-cell office:value-type="float" office:value="120" calcext:value-type="float">
            <text:p>120</text:p>
          </table:table-cell>
          <table:table-cell office:value-type="float" office:value="-1.22102519924461" calcext:value-type="float">
            <text:p>-1.2210251992446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23.979551746896" calcext:value-type="float">
            <text:p>123.979551746896</text:p>
          </table:table-cell>
          <table:table-cell office:value-type="float" office:value="122" calcext:value-type="float">
            <text:p>122</text:p>
          </table:table-cell>
          <table:table-cell office:value-type="float" office:value="-1.97955174689596" calcext:value-type="float">
            <text:p>-1.97955174689596</text:p>
          </table:table-cell>
          <table:table-cell table:number-columns-repeated="8"/>
          <table:table-cell office:value-type="float" office:value="0.62" calcext:value-type="float">
            <text:p>0.62</text:p>
          </table:table-cell>
          <table:table-cell office:value-type="float" office:value="123.118218296645" calcext:value-type="float">
            <text:p>123.118218296645</text:p>
          </table:table-cell>
          <table:table-cell office:value-type="float" office:value="122" calcext:value-type="float">
            <text:p>122</text:p>
          </table:table-cell>
          <table:table-cell office:value-type="float" office:value="-1.11821829664471" calcext:value-type="float">
            <text:p>-1.1182182966447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123.979551746896" calcext:value-type="float">
            <text:p>123.979551746896</text:p>
          </table:table-cell>
          <table:table-cell office:value-type="float" office:value="124" calcext:value-type="float">
            <text:p>124</text:p>
          </table:table-cell>
          <table:table-cell office:value-type="float" office:value="0.0204482531040355" calcext:value-type="float">
            <text:p>0.020448253104036</text:p>
          </table:table-cell>
          <table:table-cell table:number-columns-repeated="8"/>
          <table:table-cell office:value-type="float" office:value="0.63" calcext:value-type="float">
            <text:p>0.63</text:p>
          </table:table-cell>
          <table:table-cell office:value-type="float" office:value="125.015411394045" calcext:value-type="float">
            <text:p>125.015411394045</text:p>
          </table:table-cell>
          <table:table-cell office:value-type="float" office:value="124" calcext:value-type="float">
            <text:p>124</text:p>
          </table:table-cell>
          <table:table-cell office:value-type="float" office:value="-1.0154113940448" calcext:value-type="float">
            <text:p>-1.01541139404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1" calcext:value-type="float">
            <text:p>0.61</text:p>
          </table:table-cell>
          <table:table-cell office:value-type="float" office:value="125.933695656895" calcext:value-type="float">
            <text:p>125.933695656895</text:p>
          </table:table-cell>
          <table:table-cell office:value-type="float" office:value="126" calcext:value-type="float">
            <text:p>126</text:p>
          </table:table-cell>
          <table:table-cell office:value-type="float" office:value="0.0663043431049033" calcext:value-type="float">
            <text:p>0.066304343104903</text:p>
          </table:table-cell>
          <table:table-cell table:number-columns-repeated="8"/>
          <table:table-cell office:value-type="float" office:value="0.64" calcext:value-type="float">
            <text:p>0.64</text:p>
          </table:table-cell>
          <table:table-cell office:value-type="float" office:value="126.912604491445" calcext:value-type="float">
            <text:p>126.912604491445</text:p>
          </table:table-cell>
          <table:table-cell office:value-type="float" office:value="126" calcext:value-type="float">
            <text:p>126</text:p>
          </table:table-cell>
          <table:table-cell office:value-type="float" office:value="-0.91260449144491" calcext:value-type="float">
            <text:p>-0.912604491444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2" calcext:value-type="float">
            <text:p>0.62</text:p>
          </table:table-cell>
          <table:table-cell office:value-type="float" office:value="127.887839566894" calcext:value-type="float">
            <text:p>127.887839566894</text:p>
          </table:table-cell>
          <table:table-cell office:value-type="float" office:value="128" calcext:value-type="float">
            <text:p>128</text:p>
          </table:table-cell>
          <table:table-cell office:value-type="float" office:value="0.112160433105743" calcext:value-type="float">
            <text:p>0.112160433105743</text:p>
          </table:table-cell>
          <table:table-cell table:number-columns-repeated="8"/>
          <table:table-cell office:value-type="float" office:value="0.65" calcext:value-type="float">
            <text:p>0.65</text:p>
          </table:table-cell>
          <table:table-cell office:value-type="float" office:value="128.809797588845" calcext:value-type="float">
            <text:p>128.809797588845</text:p>
          </table:table-cell>
          <table:table-cell office:value-type="float" office:value="128" calcext:value-type="float">
            <text:p>128</text:p>
          </table:table-cell>
          <table:table-cell office:value-type="float" office:value="-0.809797588845015" calcext:value-type="float">
            <text:p>-0.80979758884501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4" calcext:value-type="float">
            <text:p>0.64</text:p>
          </table:table-cell>
          <table:table-cell office:value-type="float" office:value="131.796127386893" calcext:value-type="float">
            <text:p>131.796127386893</text:p>
          </table:table-cell>
          <table:table-cell office:value-type="float" office:value="130" calcext:value-type="float">
            <text:p>130</text:p>
          </table:table-cell>
          <table:table-cell office:value-type="float" office:value="-1.79612738689258" calcext:value-type="float">
            <text:p>-1.79612738689258</text:p>
          </table:table-cell>
          <table:table-cell table:number-columns-repeated="8"/>
          <table:table-cell office:value-type="float" office:value="0.66" calcext:value-type="float">
            <text:p>0.66</text:p>
          </table:table-cell>
          <table:table-cell office:value-type="float" office:value="130.706990686245" calcext:value-type="float">
            <text:p>130.706990686245</text:p>
          </table:table-cell>
          <table:table-cell office:value-type="float" office:value="130" calcext:value-type="float">
            <text:p>130</text:p>
          </table:table-cell>
          <table:table-cell office:value-type="float" office:value="-0.706990686245121" calcext:value-type="float">
            <text:p>-0.70699068624512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133.750271296892" calcext:value-type="float">
            <text:p>133.750271296892</text:p>
          </table:table-cell>
          <table:table-cell office:value-type="float" office:value="132" calcext:value-type="float">
            <text:p>132</text:p>
          </table:table-cell>
          <table:table-cell office:value-type="float" office:value="-1.75027129689175" calcext:value-type="float">
            <text:p>-1.75027129689175</text:p>
          </table:table-cell>
          <table:table-cell table:number-columns-repeated="8"/>
          <table:table-cell office:value-type="float" office:value="0.67" calcext:value-type="float">
            <text:p>0.67</text:p>
          </table:table-cell>
          <table:table-cell office:value-type="float" office:value="132.604183783645" calcext:value-type="float">
            <text:p>132.604183783645</text:p>
          </table:table-cell>
          <table:table-cell office:value-type="float" office:value="132" calcext:value-type="float">
            <text:p>132</text:p>
          </table:table-cell>
          <table:table-cell office:value-type="float" office:value="-0.604183783645226" calcext:value-type="float">
            <text:p>-0.60418378364522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6" calcext:value-type="float">
            <text:p>0.66</text:p>
          </table:table-cell>
          <table:table-cell office:value-type="float" office:value="135.704415206891" calcext:value-type="float">
            <text:p>135.704415206891</text:p>
          </table:table-cell>
          <table:table-cell office:value-type="float" office:value="134" calcext:value-type="float">
            <text:p>134</text:p>
          </table:table-cell>
          <table:table-cell office:value-type="float" office:value="-1.7044152068909" calcext:value-type="float">
            <text:p>-1.7044152068909</text:p>
          </table:table-cell>
          <table:table-cell table:number-columns-repeated="8"/>
          <table:table-cell office:value-type="float" office:value="0.68" calcext:value-type="float">
            <text:p>0.68</text:p>
          </table:table-cell>
          <table:table-cell office:value-type="float" office:value="134.501376881045" calcext:value-type="float">
            <text:p>134.501376881045</text:p>
          </table:table-cell>
          <table:table-cell office:value-type="float" office:value="134" calcext:value-type="float">
            <text:p>134</text:p>
          </table:table-cell>
          <table:table-cell office:value-type="float" office:value="-0.501376881045331" calcext:value-type="float">
            <text:p>-0.50137688104533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137.65855911689" calcext:value-type="float">
            <text:p>137.65855911689</text:p>
          </table:table-cell>
          <table:table-cell office:value-type="float" office:value="136" calcext:value-type="float">
            <text:p>136</text:p>
          </table:table-cell>
          <table:table-cell office:value-type="float" office:value="-1.65855911689005" calcext:value-type="float">
            <text:p>-1.65855911689005</text:p>
          </table:table-cell>
          <table:table-cell table:number-columns-repeated="8"/>
          <table:table-cell office:value-type="float" office:value="0.69" calcext:value-type="float">
            <text:p>0.69</text:p>
          </table:table-cell>
          <table:table-cell office:value-type="float" office:value="136.398569978445" calcext:value-type="float">
            <text:p>136.398569978445</text:p>
          </table:table-cell>
          <table:table-cell office:value-type="float" office:value="136" calcext:value-type="float">
            <text:p>136</text:p>
          </table:table-cell>
          <table:table-cell office:value-type="float" office:value="-0.398569978445437" calcext:value-type="float">
            <text:p>-0.3985699784454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7" calcext:value-type="float">
            <text:p>0.67</text:p>
          </table:table-cell>
          <table:table-cell office:value-type="float" office:value="137.65855911689" calcext:value-type="float">
            <text:p>137.65855911689</text:p>
          </table:table-cell>
          <table:table-cell office:value-type="float" office:value="138" calcext:value-type="float">
            <text:p>138</text:p>
          </table:table-cell>
          <table:table-cell office:value-type="float" office:value="0.341440883109954" calcext:value-type="float">
            <text:p>0.341440883109954</text:p>
          </table:table-cell>
          <table:table-cell table:number-columns-repeated="8"/>
          <table:table-cell office:value-type="float" office:value="0.7" calcext:value-type="float">
            <text:p>0.7</text:p>
          </table:table-cell>
          <table:table-cell office:value-type="float" office:value="138.295763075846" calcext:value-type="float">
            <text:p>138.295763075846</text:p>
          </table:table-cell>
          <table:table-cell office:value-type="float" office:value="138" calcext:value-type="float">
            <text:p>138</text:p>
          </table:table-cell>
          <table:table-cell office:value-type="float" office:value="-0.295763075845542" calcext:value-type="float">
            <text:p>-0.2957630758455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69" calcext:value-type="float">
            <text:p>0.69</text:p>
          </table:table-cell>
          <table:table-cell office:value-type="float" office:value="141.566846936888" calcext:value-type="float">
            <text:p>141.566846936888</text:p>
          </table:table-cell>
          <table:table-cell office:value-type="float" office:value="140" calcext:value-type="float">
            <text:p>140</text:p>
          </table:table-cell>
          <table:table-cell office:value-type="float" office:value="-1.56684693688837" calcext:value-type="float">
            <text:p>-1.56684693688837</text:p>
          </table:table-cell>
          <table:table-cell table:number-columns-repeated="8"/>
          <table:table-cell office:value-type="float" office:value="0.71" calcext:value-type="float">
            <text:p>0.71</text:p>
          </table:table-cell>
          <table:table-cell office:value-type="float" office:value="140.192956173246" calcext:value-type="float">
            <text:p>140.192956173246</text:p>
          </table:table-cell>
          <table:table-cell office:value-type="float" office:value="140" calcext:value-type="float">
            <text:p>140</text:p>
          </table:table-cell>
          <table:table-cell office:value-type="float" office:value="-0.192956173245619" calcext:value-type="float">
            <text:p>-0.19295617324561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143.520990846888" calcext:value-type="float">
            <text:p>143.520990846888</text:p>
          </table:table-cell>
          <table:table-cell office:value-type="float" office:value="142" calcext:value-type="float">
            <text:p>142</text:p>
          </table:table-cell>
          <table:table-cell office:value-type="float" office:value="-1.52099084688751" calcext:value-type="float">
            <text:p>-1.52099084688751</text:p>
          </table:table-cell>
          <table:table-cell table:number-columns-repeated="8"/>
          <table:table-cell office:value-type="float" office:value="0.72" calcext:value-type="float">
            <text:p>0.72</text:p>
          </table:table-cell>
          <table:table-cell office:value-type="float" office:value="142.090149270646" calcext:value-type="float">
            <text:p>142.090149270646</text:p>
          </table:table-cell>
          <table:table-cell office:value-type="float" office:value="142" calcext:value-type="float">
            <text:p>142</text:p>
          </table:table-cell>
          <table:table-cell office:value-type="float" office:value="-0.0901492706457248" calcext:value-type="float">
            <text:p>-0.0901492706457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1" calcext:value-type="float">
            <text:p>0.71</text:p>
          </table:table-cell>
          <table:table-cell office:value-type="float" office:value="145.475134756887" calcext:value-type="float">
            <text:p>145.475134756887</text:p>
          </table:table-cell>
          <table:table-cell office:value-type="float" office:value="144" calcext:value-type="float">
            <text:p>144</text:p>
          </table:table-cell>
          <table:table-cell office:value-type="float" office:value="-1.47513475688666" calcext:value-type="float">
            <text:p>-1.47513475688666</text:p>
          </table:table-cell>
          <table:table-cell table:number-columns-repeated="8"/>
          <table:table-cell office:value-type="float" office:value="0.73" calcext:value-type="float">
            <text:p>0.73</text:p>
          </table:table-cell>
          <table:table-cell office:value-type="float" office:value="143.987342368046" calcext:value-type="float">
            <text:p>143.987342368046</text:p>
          </table:table-cell>
          <table:table-cell office:value-type="float" office:value="144" calcext:value-type="float">
            <text:p>144</text:p>
          </table:table-cell>
          <table:table-cell office:value-type="float" office:value="0.0126576319541698" calcext:value-type="float">
            <text:p>0.0126576319541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2" calcext:value-type="float">
            <text:p>0.72</text:p>
          </table:table-cell>
          <table:table-cell office:value-type="float" office:value="147.429278666886" calcext:value-type="float">
            <text:p>147.429278666886</text:p>
          </table:table-cell>
          <table:table-cell office:value-type="float" office:value="146" calcext:value-type="float">
            <text:p>146</text:p>
          </table:table-cell>
          <table:table-cell office:value-type="float" office:value="-1.42927866688581" calcext:value-type="float">
            <text:p>-1.42927866688581</text:p>
          </table:table-cell>
          <table:table-cell table:number-columns-repeated="8"/>
          <table:table-cell office:value-type="float" office:value="0.74" calcext:value-type="float">
            <text:p>0.74</text:p>
          </table:table-cell>
          <table:table-cell office:value-type="float" office:value="145.884535465446" calcext:value-type="float">
            <text:p>145.884535465446</text:p>
          </table:table-cell>
          <table:table-cell office:value-type="float" office:value="146" calcext:value-type="float">
            <text:p>146</text:p>
          </table:table-cell>
          <table:table-cell office:value-type="float" office:value="0.115464534554064" calcext:value-type="float">
            <text:p>0.11546453455406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3" calcext:value-type="float">
            <text:p>0.73</text:p>
          </table:table-cell>
          <table:table-cell office:value-type="float" office:value="149.383422576885" calcext:value-type="float">
            <text:p>149.383422576885</text:p>
          </table:table-cell>
          <table:table-cell office:value-type="float" office:value="148" calcext:value-type="float">
            <text:p>148</text:p>
          </table:table-cell>
          <table:table-cell office:value-type="float" office:value="-1.38342257688498" calcext:value-type="float">
            <text:p>-1.38342257688498</text:p>
          </table:table-cell>
          <table:table-cell table:number-columns-repeated="8"/>
          <table:table-cell office:value-type="float" office:value="0.76" calcext:value-type="float">
            <text:p>0.76</text:p>
          </table:table-cell>
          <table:table-cell office:value-type="float" office:value="149.678921660246" calcext:value-type="float">
            <text:p>149.678921660246</text:p>
          </table:table-cell>
          <table:table-cell office:value-type="float" office:value="148" calcext:value-type="float">
            <text:p>148</text:p>
          </table:table-cell>
          <table:table-cell office:value-type="float" office:value="-1.67892166024612" calcext:value-type="float">
            <text:p>-1.6789216602461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4" calcext:value-type="float">
            <text:p>0.74</text:p>
          </table:table-cell>
          <table:table-cell office:value-type="float" office:value="151.337566486884" calcext:value-type="float">
            <text:p>151.337566486884</text:p>
          </table:table-cell>
          <table:table-cell office:value-type="float" office:value="150" calcext:value-type="float">
            <text:p>150</text:p>
          </table:table-cell>
          <table:table-cell office:value-type="float" office:value="-1.33756648688413" calcext:value-type="float">
            <text:p>-1.33756648688413</text:p>
          </table:table-cell>
          <table:table-cell table:number-columns-repeated="8"/>
          <table:table-cell office:value-type="float" office:value="0.77" calcext:value-type="float">
            <text:p>0.77</text:p>
          </table:table-cell>
          <table:table-cell office:value-type="float" office:value="151.576114757646" calcext:value-type="float">
            <text:p>151.576114757646</text:p>
          </table:table-cell>
          <table:table-cell office:value-type="float" office:value="150" calcext:value-type="float">
            <text:p>150</text:p>
          </table:table-cell>
          <table:table-cell office:value-type="float" office:value="-1.57611475764622" calcext:value-type="float">
            <text:p>-1.5761147576462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5" calcext:value-type="float">
            <text:p>0.75</text:p>
          </table:table-cell>
          <table:table-cell office:value-type="float" office:value="153.291710396883" calcext:value-type="float">
            <text:p>153.291710396883</text:p>
          </table:table-cell>
          <table:table-cell office:value-type="float" office:value="152" calcext:value-type="float">
            <text:p>152</text:p>
          </table:table-cell>
          <table:table-cell office:value-type="float" office:value="-1.29171039688327" calcext:value-type="float">
            <text:p>-1.29171039688327</text:p>
          </table:table-cell>
          <table:table-cell table:number-columns-repeated="8"/>
          <table:table-cell office:value-type="float" office:value="0.78" calcext:value-type="float">
            <text:p>0.78</text:p>
          </table:table-cell>
          <table:table-cell office:value-type="float" office:value="153.473307855046" calcext:value-type="float">
            <text:p>153.473307855046</text:p>
          </table:table-cell>
          <table:table-cell office:value-type="float" office:value="152" calcext:value-type="float">
            <text:p>152</text:p>
          </table:table-cell>
          <table:table-cell office:value-type="float" office:value="-1.47330785504633" calcext:value-type="float">
            <text:p>-1.473307855046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6" calcext:value-type="float">
            <text:p>0.76</text:p>
          </table:table-cell>
          <table:table-cell office:value-type="float" office:value="155.245854306882" calcext:value-type="float">
            <text:p>155.245854306882</text:p>
          </table:table-cell>
          <table:table-cell office:value-type="float" office:value="154" calcext:value-type="float">
            <text:p>154</text:p>
          </table:table-cell>
          <table:table-cell office:value-type="float" office:value="-1.24585430688245" calcext:value-type="float">
            <text:p>-1.24585430688245</text:p>
          </table:table-cell>
          <table:table-cell table:number-columns-repeated="8"/>
          <table:table-cell office:value-type="float" office:value="0.79" calcext:value-type="float">
            <text:p>0.79</text:p>
          </table:table-cell>
          <table:table-cell office:value-type="float" office:value="155.370500952446" calcext:value-type="float">
            <text:p>155.370500952446</text:p>
          </table:table-cell>
          <table:table-cell office:value-type="float" office:value="154" calcext:value-type="float">
            <text:p>154</text:p>
          </table:table-cell>
          <table:table-cell office:value-type="float" office:value="-1.37050095244643" calcext:value-type="float">
            <text:p>-1.3705009524464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7" calcext:value-type="float">
            <text:p>0.77</text:p>
          </table:table-cell>
          <table:table-cell office:value-type="float" office:value="157.199998216882" calcext:value-type="float">
            <text:p>157.199998216882</text:p>
          </table:table-cell>
          <table:table-cell office:value-type="float" office:value="156" calcext:value-type="float">
            <text:p>156</text:p>
          </table:table-cell>
          <table:table-cell office:value-type="float" office:value="-1.1999982168816" calcext:value-type="float">
            <text:p>-1.1999982168816</text:p>
          </table:table-cell>
          <table:table-cell table:number-columns-repeated="8"/>
          <table:table-cell office:value-type="float" office:value="0.8" calcext:value-type="float">
            <text:p>0.8</text:p>
          </table:table-cell>
          <table:table-cell office:value-type="float" office:value="157.267694049847" calcext:value-type="float">
            <text:p>157.267694049847</text:p>
          </table:table-cell>
          <table:table-cell office:value-type="float" office:value="156" calcext:value-type="float">
            <text:p>156</text:p>
          </table:table-cell>
          <table:table-cell office:value-type="float" office:value="-1.26769404984654" calcext:value-type="float">
            <text:p>-1.2676940498465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8" calcext:value-type="float">
            <text:p>0.78</text:p>
          </table:table-cell>
          <table:table-cell office:value-type="float" office:value="159.154142126881" calcext:value-type="float">
            <text:p>159.154142126881</text:p>
          </table:table-cell>
          <table:table-cell office:value-type="float" office:value="158" calcext:value-type="float">
            <text:p>158</text:p>
          </table:table-cell>
          <table:table-cell office:value-type="float" office:value="-1.15414212688077" calcext:value-type="float">
            <text:p>-1.15414212688077</text:p>
          </table:table-cell>
          <table:table-cell table:number-columns-repeated="8"/>
          <table:table-cell office:value-type="float" office:value="0.81" calcext:value-type="float">
            <text:p>0.81</text:p>
          </table:table-cell>
          <table:table-cell office:value-type="float" office:value="159.164887147247" calcext:value-type="float">
            <text:p>159.164887147247</text:p>
          </table:table-cell>
          <table:table-cell office:value-type="float" office:value="158" calcext:value-type="float">
            <text:p>158</text:p>
          </table:table-cell>
          <table:table-cell office:value-type="float" office:value="-1.16488714724665" calcext:value-type="float">
            <text:p>-1.1648871472466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79" calcext:value-type="float">
            <text:p>0.79</text:p>
          </table:table-cell>
          <table:table-cell office:value-type="float" office:value="161.10828603688" calcext:value-type="float">
            <text:p>161.10828603688</text:p>
          </table:table-cell>
          <table:table-cell office:value-type="float" office:value="160" calcext:value-type="float">
            <text:p>160</text:p>
          </table:table-cell>
          <table:table-cell office:value-type="float" office:value="-1.10828603687992" calcext:value-type="float">
            <text:p>-1.10828603687992</text:p>
          </table:table-cell>
          <table:table-cell table:number-columns-repeated="8"/>
          <table:table-cell office:value-type="float" office:value="0.82" calcext:value-type="float">
            <text:p>0.82</text:p>
          </table:table-cell>
          <table:table-cell office:value-type="float" office:value="161.062080244647" calcext:value-type="float">
            <text:p>161.062080244647</text:p>
          </table:table-cell>
          <table:table-cell office:value-type="float" office:value="160" calcext:value-type="float">
            <text:p>160</text:p>
          </table:table-cell>
          <table:table-cell office:value-type="float" office:value="-1.06208024464675" calcext:value-type="float">
            <text:p>-1.0620802446467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63.062429946879" calcext:value-type="float">
            <text:p>163.062429946879</text:p>
          </table:table-cell>
          <table:table-cell office:value-type="float" office:value="162" calcext:value-type="float">
            <text:p>162</text:p>
          </table:table-cell>
          <table:table-cell office:value-type="float" office:value="-1.06242994687909" calcext:value-type="float">
            <text:p>-1.06242994687909</text:p>
          </table:table-cell>
          <table:table-cell table:number-columns-repeated="8"/>
          <table:table-cell office:value-type="float" office:value="0.83" calcext:value-type="float">
            <text:p>0.83</text:p>
          </table:table-cell>
          <table:table-cell office:value-type="float" office:value="162.959273342047" calcext:value-type="float">
            <text:p>162.959273342047</text:p>
          </table:table-cell>
          <table:table-cell office:value-type="float" office:value="162" calcext:value-type="float">
            <text:p>162</text:p>
          </table:table-cell>
          <table:table-cell office:value-type="float" office:value="-0.959273342046856" calcext:value-type="float">
            <text:p>-0.95927334204685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1" calcext:value-type="float">
            <text:p>0.81</text:p>
          </table:table-cell>
          <table:table-cell office:value-type="float" office:value="165.016573856878" calcext:value-type="float">
            <text:p>165.016573856878</text:p>
          </table:table-cell>
          <table:table-cell office:value-type="float" office:value="164" calcext:value-type="float">
            <text:p>164</text:p>
          </table:table-cell>
          <table:table-cell office:value-type="float" office:value="-1.01657385687824" calcext:value-type="float">
            <text:p>-1.01657385687824</text:p>
          </table:table-cell>
          <table:table-cell table:number-columns-repeated="8"/>
          <table:table-cell office:value-type="float" office:value="0.84" calcext:value-type="float">
            <text:p>0.84</text:p>
          </table:table-cell>
          <table:table-cell office:value-type="float" office:value="164.856466439447" calcext:value-type="float">
            <text:p>164.856466439447</text:p>
          </table:table-cell>
          <table:table-cell office:value-type="float" office:value="164" calcext:value-type="float">
            <text:p>164</text:p>
          </table:table-cell>
          <table:table-cell office:value-type="float" office:value="-0.856466439446933" calcext:value-type="float">
            <text:p>-0.85646643944693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2" calcext:value-type="float">
            <text:p>0.82</text:p>
          </table:table-cell>
          <table:table-cell office:value-type="float" office:value="166.970717766877" calcext:value-type="float">
            <text:p>166.970717766877</text:p>
          </table:table-cell>
          <table:table-cell office:value-type="float" office:value="166" calcext:value-type="float">
            <text:p>166</text:p>
          </table:table-cell>
          <table:table-cell office:value-type="float" office:value="-0.970717766877385" calcext:value-type="float">
            <text:p>-0.970717766877385</text:p>
          </table:table-cell>
          <table:table-cell table:number-columns-repeated="8"/>
          <table:table-cell office:value-type="float" office:value="0.85" calcext:value-type="float">
            <text:p>0.85</text:p>
          </table:table-cell>
          <table:table-cell office:value-type="float" office:value="166.753659536847" calcext:value-type="float">
            <text:p>166.753659536847</text:p>
          </table:table-cell>
          <table:table-cell office:value-type="float" office:value="166" calcext:value-type="float">
            <text:p>166</text:p>
          </table:table-cell>
          <table:table-cell office:value-type="float" office:value="-0.753659536847039" calcext:value-type="float">
            <text:p>-0.75365953684703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3" calcext:value-type="float">
            <text:p>0.83</text:p>
          </table:table-cell>
          <table:table-cell office:value-type="float" office:value="168.924861676877" calcext:value-type="float">
            <text:p>168.924861676877</text:p>
          </table:table-cell>
          <table:table-cell office:value-type="float" office:value="168" calcext:value-type="float">
            <text:p>168</text:p>
          </table:table-cell>
          <table:table-cell office:value-type="float" office:value="-0.92486167687656" calcext:value-type="float">
            <text:p>-0.92486167687656</text:p>
          </table:table-cell>
          <table:table-cell table:number-columns-repeated="8"/>
          <table:table-cell office:value-type="float" office:value="0.86" calcext:value-type="float">
            <text:p>0.86</text:p>
          </table:table-cell>
          <table:table-cell office:value-type="float" office:value="168.650852634247" calcext:value-type="float">
            <text:p>168.650852634247</text:p>
          </table:table-cell>
          <table:table-cell office:value-type="float" office:value="168" calcext:value-type="float">
            <text:p>168</text:p>
          </table:table-cell>
          <table:table-cell office:value-type="float" office:value="-0.650852634247144" calcext:value-type="float">
            <text:p>-0.65085263424714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4" calcext:value-type="float">
            <text:p>0.84</text:p>
          </table:table-cell>
          <table:table-cell office:value-type="float" office:value="170.879005586876" calcext:value-type="float">
            <text:p>170.879005586876</text:p>
          </table:table-cell>
          <table:table-cell office:value-type="float" office:value="170" calcext:value-type="float">
            <text:p>170</text:p>
          </table:table-cell>
          <table:table-cell office:value-type="float" office:value="-0.879005586875678" calcext:value-type="float">
            <text:p>-0.879005586875678</text:p>
          </table:table-cell>
          <table:table-cell table:number-columns-repeated="8"/>
          <table:table-cell office:value-type="float" office:value="0.87" calcext:value-type="float">
            <text:p>0.87</text:p>
          </table:table-cell>
          <table:table-cell office:value-type="float" office:value="170.548045731647" calcext:value-type="float">
            <text:p>170.548045731647</text:p>
          </table:table-cell>
          <table:table-cell office:value-type="float" office:value="170" calcext:value-type="float">
            <text:p>170</text:p>
          </table:table-cell>
          <table:table-cell office:value-type="float" office:value="-0.54804573164725" calcext:value-type="float">
            <text:p>-0.5480457316472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5" calcext:value-type="float">
            <text:p>0.85</text:p>
          </table:table-cell>
          <table:table-cell office:value-type="float" office:value="172.833149496875" calcext:value-type="float">
            <text:p>172.833149496875</text:p>
          </table:table-cell>
          <table:table-cell office:value-type="float" office:value="172" calcext:value-type="float">
            <text:p>172</text:p>
          </table:table-cell>
          <table:table-cell office:value-type="float" office:value="-0.833149496874853" calcext:value-type="float">
            <text:p>-0.833149496874853</text:p>
          </table:table-cell>
          <table:table-cell table:number-columns-repeated="8"/>
          <table:table-cell office:value-type="float" office:value="0.88" calcext:value-type="float">
            <text:p>0.88</text:p>
          </table:table-cell>
          <table:table-cell office:value-type="float" office:value="172.445238829047" calcext:value-type="float">
            <text:p>172.445238829047</text:p>
          </table:table-cell>
          <table:table-cell office:value-type="float" office:value="172" calcext:value-type="float">
            <text:p>172</text:p>
          </table:table-cell>
          <table:table-cell office:value-type="float" office:value="-0.445238829047355" calcext:value-type="float">
            <text:p>-0.44523882904735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6" calcext:value-type="float">
            <text:p>0.86</text:p>
          </table:table-cell>
          <table:table-cell office:value-type="float" office:value="174.787293406874" calcext:value-type="float">
            <text:p>174.787293406874</text:p>
          </table:table-cell>
          <table:table-cell office:value-type="float" office:value="174" calcext:value-type="float">
            <text:p>174</text:p>
          </table:table-cell>
          <table:table-cell office:value-type="float" office:value="-0.787293406873999" calcext:value-type="float">
            <text:p>-0.787293406873999</text:p>
          </table:table-cell>
          <table:table-cell table:number-columns-repeated="8"/>
          <table:table-cell office:value-type="float" office:value="0.89" calcext:value-type="float">
            <text:p>0.89</text:p>
          </table:table-cell>
          <table:table-cell office:value-type="float" office:value="174.342431926447" calcext:value-type="float">
            <text:p>174.342431926447</text:p>
          </table:table-cell>
          <table:table-cell office:value-type="float" office:value="174" calcext:value-type="float">
            <text:p>174</text:p>
          </table:table-cell>
          <table:table-cell office:value-type="float" office:value="-0.34243192644746" calcext:value-type="float">
            <text:p>-0.3424319264474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7" calcext:value-type="float">
            <text:p>0.87</text:p>
          </table:table-cell>
          <table:table-cell office:value-type="float" office:value="176.741437316873" calcext:value-type="float">
            <text:p>176.741437316873</text:p>
          </table:table-cell>
          <table:table-cell office:value-type="float" office:value="176" calcext:value-type="float">
            <text:p>176</text:p>
          </table:table-cell>
          <table:table-cell office:value-type="float" office:value="-0.741437316873174" calcext:value-type="float">
            <text:p>-0.741437316873174</text:p>
          </table:table-cell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176.239625023848" calcext:value-type="float">
            <text:p>176.239625023848</text:p>
          </table:table-cell>
          <table:table-cell office:value-type="float" office:value="176" calcext:value-type="float">
            <text:p>176</text:p>
          </table:table-cell>
          <table:table-cell office:value-type="float" office:value="-0.239625023847566" calcext:value-type="float">
            <text:p>-0.23962502384756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8" calcext:value-type="float">
            <text:p>0.88</text:p>
          </table:table-cell>
          <table:table-cell office:value-type="float" office:value="178.695581226872" calcext:value-type="float">
            <text:p>178.695581226872</text:p>
          </table:table-cell>
          <table:table-cell office:value-type="float" office:value="178" calcext:value-type="float">
            <text:p>178</text:p>
          </table:table-cell>
          <table:table-cell office:value-type="float" office:value="-0.695581226872321" calcext:value-type="float">
            <text:p>-0.695581226872321</text:p>
          </table:table-cell>
          <table:table-cell table:number-columns-repeated="8"/>
          <table:table-cell office:value-type="float" office:value="0.91" calcext:value-type="float">
            <text:p>0.91</text:p>
          </table:table-cell>
          <table:table-cell office:value-type="float" office:value="178.136818121248" calcext:value-type="float">
            <text:p>178.136818121248</text:p>
          </table:table-cell>
          <table:table-cell office:value-type="float" office:value="178" calcext:value-type="float">
            <text:p>178</text:p>
          </table:table-cell>
          <table:table-cell office:value-type="float" office:value="-0.136818121247643" calcext:value-type="float">
            <text:p>-0.13681812124764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89" calcext:value-type="float">
            <text:p>0.89</text:p>
          </table:table-cell>
          <table:table-cell office:value-type="float" office:value="180.649725136871" calcext:value-type="float">
            <text:p>180.649725136871</text:p>
          </table:table-cell>
          <table:table-cell office:value-type="float" office:value="180" calcext:value-type="float">
            <text:p>180</text:p>
          </table:table-cell>
          <table:table-cell office:value-type="float" office:value="-0.649725136871467" calcext:value-type="float">
            <text:p>-0.649725136871467</text:p>
          </table:table-cell>
          <table:table-cell table:number-columns-repeated="8"/>
          <table:table-cell office:value-type="float" office:value="0.92" calcext:value-type="float">
            <text:p>0.92</text:p>
          </table:table-cell>
          <table:table-cell office:value-type="float" office:value="180.034011218648" calcext:value-type="float">
            <text:p>180.034011218648</text:p>
          </table:table-cell>
          <table:table-cell office:value-type="float" office:value="180" calcext:value-type="float">
            <text:p>180</text:p>
          </table:table-cell>
          <table:table-cell office:value-type="float" office:value="-0.0340112186477484" calcext:value-type="float">
            <text:p>-0.03401121864774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182.603869046871" calcext:value-type="float">
            <text:p>182.603869046871</text:p>
          </table:table-cell>
          <table:table-cell office:value-type="float" office:value="182" calcext:value-type="float">
            <text:p>182</text:p>
          </table:table-cell>
          <table:table-cell office:value-type="float" office:value="-0.603869046870642" calcext:value-type="float">
            <text:p>-0.603869046870642</text:p>
          </table:table-cell>
          <table:table-cell table:number-columns-repeated="8"/>
          <table:table-cell office:value-type="float" office:value="0.94" calcext:value-type="float">
            <text:p>0.94</text:p>
          </table:table-cell>
          <table:table-cell office:value-type="float" office:value="183.828397413448" calcext:value-type="float">
            <text:p>183.828397413448</text:p>
          </table:table-cell>
          <table:table-cell office:value-type="float" office:value="182" calcext:value-type="float">
            <text:p>182</text:p>
          </table:table-cell>
          <table:table-cell office:value-type="float" office:value="-1.82839741344796" calcext:value-type="float">
            <text:p>-1.828397413447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1" calcext:value-type="float">
            <text:p>0.91</text:p>
          </table:table-cell>
          <table:table-cell office:value-type="float" office:value="184.55801295687" calcext:value-type="float">
            <text:p>184.55801295687</text:p>
          </table:table-cell>
          <table:table-cell office:value-type="float" office:value="184" calcext:value-type="float">
            <text:p>184</text:p>
          </table:table-cell>
          <table:table-cell office:value-type="float" office:value="-0.558012956869789" calcext:value-type="float">
            <text:p>-0.558012956869789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185.725590510848" calcext:value-type="float">
            <text:p>185.725590510848</text:p>
          </table:table-cell>
          <table:table-cell office:value-type="float" office:value="184" calcext:value-type="float">
            <text:p>184</text:p>
          </table:table-cell>
          <table:table-cell office:value-type="float" office:value="-1.72559051084806" calcext:value-type="float">
            <text:p>-1.7255905108480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2" calcext:value-type="float">
            <text:p>0.92</text:p>
          </table:table-cell>
          <table:table-cell office:value-type="float" office:value="186.512156866869" calcext:value-type="float">
            <text:p>186.512156866869</text:p>
          </table:table-cell>
          <table:table-cell office:value-type="float" office:value="186" calcext:value-type="float">
            <text:p>186</text:p>
          </table:table-cell>
          <table:table-cell office:value-type="float" office:value="-0.512156866868963" calcext:value-type="float">
            <text:p>-0.512156866868963</text:p>
          </table:table-cell>
          <table:table-cell table:number-columns-repeated="8"/>
          <table:table-cell office:value-type="float" office:value="0.95" calcext:value-type="float">
            <text:p>0.95</text:p>
          </table:table-cell>
          <table:table-cell office:value-type="float" office:value="185.725590510848" calcext:value-type="float">
            <text:p>185.725590510848</text:p>
          </table:table-cell>
          <table:table-cell office:value-type="float" office:value="186" calcext:value-type="float">
            <text:p>186</text:p>
          </table:table-cell>
          <table:table-cell office:value-type="float" office:value="0.274409489151935" calcext:value-type="float">
            <text:p>0.27440948915193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3" calcext:value-type="float">
            <text:p>0.93</text:p>
          </table:table-cell>
          <table:table-cell office:value-type="float" office:value="188.466300776868" calcext:value-type="float">
            <text:p>188.466300776868</text:p>
          </table:table-cell>
          <table:table-cell office:value-type="float" office:value="188" calcext:value-type="float">
            <text:p>188</text:p>
          </table:table-cell>
          <table:table-cell office:value-type="float" office:value="-0.46630077686811" calcext:value-type="float">
            <text:p>-0.46630077686811</text:p>
          </table:table-cell>
          <table:table-cell table:number-columns-repeated="8"/>
          <table:table-cell office:value-type="float" office:value="0.96" calcext:value-type="float">
            <text:p>0.96</text:p>
          </table:table-cell>
          <table:table-cell office:value-type="float" office:value="187.622783608248" calcext:value-type="float">
            <text:p>187.622783608248</text:p>
          </table:table-cell>
          <table:table-cell office:value-type="float" office:value="188" calcext:value-type="float">
            <text:p>188</text:p>
          </table:table-cell>
          <table:table-cell office:value-type="float" office:value="0.377216391751858" calcext:value-type="float">
            <text:p>0.37721639175185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4" calcext:value-type="float">
            <text:p>0.94</text:p>
          </table:table-cell>
          <table:table-cell office:value-type="float" office:value="190.420444686867" calcext:value-type="float">
            <text:p>190.420444686867</text:p>
          </table:table-cell>
          <table:table-cell office:value-type="float" office:value="190" calcext:value-type="float">
            <text:p>190</text:p>
          </table:table-cell>
          <table:table-cell office:value-type="float" office:value="-0.420444686867256" calcext:value-type="float">
            <text:p>-0.420444686867256</text:p>
          </table:table-cell>
          <table:table-cell table:number-columns-repeated="8"/>
          <table:table-cell office:value-type="float" office:value="0.97" calcext:value-type="float">
            <text:p>0.97</text:p>
          </table:table-cell>
          <table:table-cell office:value-type="float" office:value="189.519976705648" calcext:value-type="float">
            <text:p>189.519976705648</text:p>
          </table:table-cell>
          <table:table-cell office:value-type="float" office:value="190" calcext:value-type="float">
            <text:p>190</text:p>
          </table:table-cell>
          <table:table-cell office:value-type="float" office:value="0.480023294351753" calcext:value-type="float">
            <text:p>0.48002329435175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5" calcext:value-type="float">
            <text:p>0.95</text:p>
          </table:table-cell>
          <table:table-cell office:value-type="float" office:value="192.374588596866" calcext:value-type="float">
            <text:p>192.374588596866</text:p>
          </table:table-cell>
          <table:table-cell office:value-type="float" office:value="192" calcext:value-type="float">
            <text:p>192</text:p>
          </table:table-cell>
          <table:table-cell office:value-type="float" office:value="-0.374588596866431" calcext:value-type="float">
            <text:p>-0.374588596866431</text:p>
          </table:table-cell>
          <table:table-cell table:number-columns-repeated="8"/>
          <table:table-cell office:value-type="float" office:value="0.98" calcext:value-type="float">
            <text:p>0.98</text:p>
          </table:table-cell>
          <table:table-cell office:value-type="float" office:value="191.417169803048" calcext:value-type="float">
            <text:p>191.417169803048</text:p>
          </table:table-cell>
          <table:table-cell office:value-type="float" office:value="192" calcext:value-type="float">
            <text:p>192</text:p>
          </table:table-cell>
          <table:table-cell office:value-type="float" office:value="0.582830196951647" calcext:value-type="float">
            <text:p>0.58283019695164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6" calcext:value-type="float">
            <text:p>0.96</text:p>
          </table:table-cell>
          <table:table-cell office:value-type="float" office:value="194.328732506866" calcext:value-type="float">
            <text:p>194.328732506866</text:p>
          </table:table-cell>
          <table:table-cell office:value-type="float" office:value="194" calcext:value-type="float">
            <text:p>194</text:p>
          </table:table-cell>
          <table:table-cell office:value-type="float" office:value="-0.328732506865549" calcext:value-type="float">
            <text:p>-0.328732506865549</text:p>
          </table:table-cell>
          <table:table-cell table:number-columns-repeated="8"/>
          <table:table-cell office:value-type="float" office:value="0.99" calcext:value-type="float">
            <text:p>0.99</text:p>
          </table:table-cell>
          <table:table-cell office:value-type="float" office:value="193.314362900448" calcext:value-type="float">
            <text:p>193.314362900448</text:p>
          </table:table-cell>
          <table:table-cell office:value-type="float" office:value="194" calcext:value-type="float">
            <text:p>194</text:p>
          </table:table-cell>
          <table:table-cell office:value-type="float" office:value="0.685637099551542" calcext:value-type="float">
            <text:p>0.68563709955154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7" calcext:value-type="float">
            <text:p>0.97</text:p>
          </table:table-cell>
          <table:table-cell office:value-type="float" office:value="196.282876416865" calcext:value-type="float">
            <text:p>196.282876416865</text:p>
          </table:table-cell>
          <table:table-cell office:value-type="float" office:value="196" calcext:value-type="float">
            <text:p>196</text:p>
          </table:table-cell>
          <table:table-cell office:value-type="float" office:value="-0.282876416864724" calcext:value-type="float">
            <text:p>-0.28287641686472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195.211555997849" calcext:value-type="float">
            <text:p>195.211555997849</text:p>
          </table:table-cell>
          <table:table-cell office:value-type="float" office:value="196" calcext:value-type="float">
            <text:p>196</text:p>
          </table:table-cell>
          <table:table-cell office:value-type="float" office:value="0.788444002151437" calcext:value-type="float">
            <text:p>0.78844400215143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8" calcext:value-type="float">
            <text:p>0.98</text:p>
          </table:table-cell>
          <table:table-cell office:value-type="float" office:value="198.237020326864" calcext:value-type="float">
            <text:p>198.237020326864</text:p>
          </table:table-cell>
          <table:table-cell office:value-type="float" office:value="198" calcext:value-type="float">
            <text:p>198</text:p>
          </table:table-cell>
          <table:table-cell office:value-type="float" office:value="-0.23702032686387" calcext:value-type="float">
            <text:p>-0.23702032686387</text:p>
          </table:table-cell>
          <table:table-cell table:number-columns-repeated="8"/>
          <table:table-cell office:value-type="float" office:value="1.02" calcext:value-type="float">
            <text:p>1.02</text:p>
          </table:table-cell>
          <table:table-cell office:value-type="float" office:value="199.005942192649" calcext:value-type="float">
            <text:p>199.005942192649</text:p>
          </table:table-cell>
          <table:table-cell office:value-type="float" office:value="198" calcext:value-type="float">
            <text:p>198</text:p>
          </table:table-cell>
          <table:table-cell office:value-type="float" office:value="-1.00594219264877" calcext:value-type="float">
            <text:p>-1.0059421926487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0.99" calcext:value-type="float">
            <text:p>0.99</text:p>
          </table:table-cell>
          <table:table-cell office:value-type="float" office:value="200.191164236863" calcext:value-type="float">
            <text:p>200.191164236863</text:p>
          </table:table-cell>
          <table:table-cell office:value-type="float" office:value="200" calcext:value-type="float">
            <text:p>200</text:p>
          </table:table-cell>
          <table:table-cell office:value-type="float" office:value="-0.191164236863045" calcext:value-type="float">
            <text:p>-0.191164236863045</text:p>
          </table:table-cell>
          <table:table-cell table:number-columns-repeated="8"/>
          <table:table-cell office:value-type="float" office:value="1.03" calcext:value-type="float">
            <text:p>1.03</text:p>
          </table:table-cell>
          <table:table-cell office:value-type="float" office:value="200.903135290049" calcext:value-type="float">
            <text:p>200.903135290049</text:p>
          </table:table-cell>
          <table:table-cell office:value-type="float" office:value="200" calcext:value-type="float">
            <text:p>200</text:p>
          </table:table-cell>
          <table:table-cell office:value-type="float" office:value="-0.90313529004888" calcext:value-type="float">
            <text:p>-0.9031352900488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2.145308146862" calcext:value-type="float">
            <text:p>202.145308146862</text:p>
          </table:table-cell>
          <table:table-cell office:value-type="float" office:value="202" calcext:value-type="float">
            <text:p>202</text:p>
          </table:table-cell>
          <table:table-cell office:value-type="float" office:value="-0.145308146862192" calcext:value-type="float">
            <text:p>-0.145308146862192</text:p>
          </table:table-cell>
          <table:table-cell table:number-columns-repeated="8"/>
          <table:table-cell office:value-type="float" office:value="1.04" calcext:value-type="float">
            <text:p>1.04</text:p>
          </table:table-cell>
          <table:table-cell office:value-type="float" office:value="202.800328387449" calcext:value-type="float">
            <text:p>202.800328387449</text:p>
          </table:table-cell>
          <table:table-cell office:value-type="float" office:value="202" calcext:value-type="float">
            <text:p>202</text:p>
          </table:table-cell>
          <table:table-cell office:value-type="float" office:value="-0.800328387448985" calcext:value-type="float">
            <text:p>-0.80032838744898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1" calcext:value-type="float">
            <text:p>1.01</text:p>
          </table:table-cell>
          <table:table-cell office:value-type="float" office:value="204.099452056861" calcext:value-type="float">
            <text:p>204.099452056861</text:p>
          </table:table-cell>
          <table:table-cell office:value-type="float" office:value="204" calcext:value-type="float">
            <text:p>204</text:p>
          </table:table-cell>
          <table:table-cell office:value-type="float" office:value="-0.0994520568613382" calcext:value-type="float">
            <text:p>-0.099452056861338</text:p>
          </table:table-cell>
          <table:table-cell table:number-columns-repeated="8"/>
          <table:table-cell office:value-type="float" office:value="1.05" calcext:value-type="float">
            <text:p>1.05</text:p>
          </table:table-cell>
          <table:table-cell office:value-type="float" office:value="204.697521484849" calcext:value-type="float">
            <text:p>204.697521484849</text:p>
          </table:table-cell>
          <table:table-cell office:value-type="float" office:value="204" calcext:value-type="float">
            <text:p>204</text:p>
          </table:table-cell>
          <table:table-cell office:value-type="float" office:value="-0.697521484849091" calcext:value-type="float">
            <text:p>-0.6975214848490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2" calcext:value-type="float">
            <text:p>1.02</text:p>
          </table:table-cell>
          <table:table-cell office:value-type="float" office:value="206.053595966861" calcext:value-type="float">
            <text:p>206.053595966861</text:p>
          </table:table-cell>
          <table:table-cell office:value-type="float" office:value="206" calcext:value-type="float">
            <text:p>206</text:p>
          </table:table-cell>
          <table:table-cell office:value-type="float" office:value="-0.053595966860513" calcext:value-type="float">
            <text:p>-0.053595966860513</text:p>
          </table:table-cell>
          <table:table-cell table:number-columns-repeated="8"/>
          <table:table-cell office:value-type="float" office:value="1.06" calcext:value-type="float">
            <text:p>1.06</text:p>
          </table:table-cell>
          <table:table-cell office:value-type="float" office:value="206.594714582249" calcext:value-type="float">
            <text:p>206.594714582249</text:p>
          </table:table-cell>
          <table:table-cell office:value-type="float" office:value="206" calcext:value-type="float">
            <text:p>206</text:p>
          </table:table-cell>
          <table:table-cell office:value-type="float" office:value="-0.594714582249196" calcext:value-type="float">
            <text:p>-0.59471458224919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3" calcext:value-type="float">
            <text:p>1.03</text:p>
          </table:table-cell>
          <table:table-cell office:value-type="float" office:value="208.00773987686" calcext:value-type="float">
            <text:p>208.00773987686</text:p>
          </table:table-cell>
          <table:table-cell office:value-type="float" office:value="208" calcext:value-type="float">
            <text:p>208</text:p>
          </table:table-cell>
          <table:table-cell office:value-type="float" office:value="-0.00773987685965949" calcext:value-type="float">
            <text:p>-0.007739876859659</text:p>
          </table:table-cell>
          <table:table-cell table:number-columns-repeated="8"/>
          <table:table-cell office:value-type="float" office:value="1.07" calcext:value-type="float">
            <text:p>1.07</text:p>
          </table:table-cell>
          <table:table-cell office:value-type="float" office:value="208.491907679649" calcext:value-type="float">
            <text:p>208.491907679649</text:p>
          </table:table-cell>
          <table:table-cell office:value-type="float" office:value="208" calcext:value-type="float">
            <text:p>208</text:p>
          </table:table-cell>
          <table:table-cell office:value-type="float" office:value="-0.491907679649273" calcext:value-type="float">
            <text:p>-0.49190767964927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4" calcext:value-type="float">
            <text:p>1.04</text:p>
          </table:table-cell>
          <table:table-cell office:value-type="float" office:value="209.961883786859" calcext:value-type="float">
            <text:p>209.961883786859</text:p>
          </table:table-cell>
          <table:table-cell office:value-type="float" office:value="210" calcext:value-type="float">
            <text:p>210</text:p>
          </table:table-cell>
          <table:table-cell office:value-type="float" office:value="0.0381162131411656" calcext:value-type="float">
            <text:p>0.038116213141166</text:p>
          </table:table-cell>
          <table:table-cell table:number-columns-repeated="8"/>
          <table:table-cell office:value-type="float" office:value="1.08" calcext:value-type="float">
            <text:p>1.08</text:p>
          </table:table-cell>
          <table:table-cell office:value-type="float" office:value="210.389100777049" calcext:value-type="float">
            <text:p>210.389100777049</text:p>
          </table:table-cell>
          <table:table-cell office:value-type="float" office:value="210" calcext:value-type="float">
            <text:p>210</text:p>
          </table:table-cell>
          <table:table-cell office:value-type="float" office:value="-0.389100777049379" calcext:value-type="float">
            <text:p>-0.38910077704937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5" calcext:value-type="float">
            <text:p>1.05</text:p>
          </table:table-cell>
          <table:table-cell office:value-type="float" office:value="211.916027696858" calcext:value-type="float">
            <text:p>211.916027696858</text:p>
          </table:table-cell>
          <table:table-cell office:value-type="float" office:value="212" calcext:value-type="float">
            <text:p>212</text:p>
          </table:table-cell>
          <table:table-cell office:value-type="float" office:value="0.0839723031420192" calcext:value-type="float">
            <text:p>0.083972303142019</text:p>
          </table:table-cell>
          <table:table-cell table:number-columns-repeated="8"/>
          <table:table-cell office:value-type="float" office:value="1.09" calcext:value-type="float">
            <text:p>1.09</text:p>
          </table:table-cell>
          <table:table-cell office:value-type="float" office:value="212.286293874449" calcext:value-type="float">
            <text:p>212.286293874449</text:p>
          </table:table-cell>
          <table:table-cell office:value-type="float" office:value="212" calcext:value-type="float">
            <text:p>212</text:p>
          </table:table-cell>
          <table:table-cell office:value-type="float" office:value="-0.286293874449484" calcext:value-type="float">
            <text:p>-0.28629387444948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6" calcext:value-type="float">
            <text:p>1.06</text:p>
          </table:table-cell>
          <table:table-cell office:value-type="float" office:value="213.870171606857" calcext:value-type="float">
            <text:p>213.870171606857</text:p>
          </table:table-cell>
          <table:table-cell office:value-type="float" office:value="214" calcext:value-type="float">
            <text:p>214</text:p>
          </table:table-cell>
          <table:table-cell office:value-type="float" office:value="0.129828393142873" calcext:value-type="float">
            <text:p>0.129828393142873</text:p>
          </table:table-cell>
          <table:table-cell table:number-columns-repeated="8"/>
          <table:table-cell office:value-type="float" office:value="1.1" calcext:value-type="float">
            <text:p>1.1</text:p>
          </table:table-cell>
          <table:table-cell office:value-type="float" office:value="214.18348697185" calcext:value-type="float">
            <text:p>214.18348697185</text:p>
          </table:table-cell>
          <table:table-cell office:value-type="float" office:value="214" calcext:value-type="float">
            <text:p>214</text:p>
          </table:table-cell>
          <table:table-cell office:value-type="float" office:value="-0.18348697184959" calcext:value-type="float">
            <text:p>-0.1834869718495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7" calcext:value-type="float">
            <text:p>1.07</text:p>
          </table:table-cell>
          <table:table-cell office:value-type="float" office:value="215.824315516856" calcext:value-type="float">
            <text:p>215.824315516856</text:p>
          </table:table-cell>
          <table:table-cell office:value-type="float" office:value="216" calcext:value-type="float">
            <text:p>216</text:p>
          </table:table-cell>
          <table:table-cell office:value-type="float" office:value="0.175684483143698" calcext:value-type="float">
            <text:p>0.175684483143698</text:p>
          </table:table-cell>
          <table:table-cell table:number-columns-repeated="8"/>
          <table:table-cell office:value-type="float" office:value="1.11" calcext:value-type="float">
            <text:p>1.11</text:p>
          </table:table-cell>
          <table:table-cell office:value-type="float" office:value="216.08068006925" calcext:value-type="float">
            <text:p>216.08068006925</text:p>
          </table:table-cell>
          <table:table-cell office:value-type="float" office:value="216" calcext:value-type="float">
            <text:p>216</text:p>
          </table:table-cell>
          <table:table-cell office:value-type="float" office:value="-0.080680069249695" calcext:value-type="float">
            <text:p>-0.08068006924969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8" calcext:value-type="float">
            <text:p>1.08</text:p>
          </table:table-cell>
          <table:table-cell office:value-type="float" office:value="217.778459426855" calcext:value-type="float">
            <text:p>217.778459426855</text:p>
          </table:table-cell>
          <table:table-cell office:value-type="float" office:value="218" calcext:value-type="float">
            <text:p>218</text:p>
          </table:table-cell>
          <table:table-cell office:value-type="float" office:value="0.221540573144551" calcext:value-type="float">
            <text:p>0.221540573144551</text:p>
          </table:table-cell>
          <table:table-cell table:number-columns-repeated="8"/>
          <table:table-cell office:value-type="float" office:value="1.12" calcext:value-type="float">
            <text:p>1.12</text:p>
          </table:table-cell>
          <table:table-cell office:value-type="float" office:value="217.97787316665" calcext:value-type="float">
            <text:p>217.97787316665</text:p>
          </table:table-cell>
          <table:table-cell office:value-type="float" office:value="218" calcext:value-type="float">
            <text:p>218</text:p>
          </table:table-cell>
          <table:table-cell office:value-type="float" office:value="0.0221268333501996" calcext:value-type="float">
            <text:p>0.022126833350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09" calcext:value-type="float">
            <text:p>1.09</text:p>
          </table:table-cell>
          <table:table-cell office:value-type="float" office:value="219.732603336855" calcext:value-type="float">
            <text:p>219.732603336855</text:p>
          </table:table-cell>
          <table:table-cell office:value-type="float" office:value="220" calcext:value-type="float">
            <text:p>220</text:p>
          </table:table-cell>
          <table:table-cell office:value-type="float" office:value="0.267396663145377" calcext:value-type="float">
            <text:p>0.267396663145377</text:p>
          </table:table-cell>
          <table:table-cell table:number-columns-repeated="8"/>
          <table:table-cell office:value-type="float" office:value="1.13" calcext:value-type="float">
            <text:p>1.13</text:p>
          </table:table-cell>
          <table:table-cell office:value-type="float" office:value="219.87506626405" calcext:value-type="float">
            <text:p>219.87506626405</text:p>
          </table:table-cell>
          <table:table-cell office:value-type="float" office:value="220" calcext:value-type="float">
            <text:p>220</text:p>
          </table:table-cell>
          <table:table-cell office:value-type="float" office:value="0.124933735950151" calcext:value-type="float">
            <text:p>0.12493373595015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" calcext:value-type="float">
            <text:p>1.1</text:p>
          </table:table-cell>
          <table:table-cell office:value-type="float" office:value="221.686747246854" calcext:value-type="float">
            <text:p>221.686747246854</text:p>
          </table:table-cell>
          <table:table-cell office:value-type="float" office:value="222" calcext:value-type="float">
            <text:p>222</text:p>
          </table:table-cell>
          <table:table-cell office:value-type="float" office:value="0.31325275314623" calcext:value-type="float">
            <text:p>0.31325275314623</text:p>
          </table:table-cell>
          <table:table-cell table:number-columns-repeated="8"/>
          <table:table-cell office:value-type="float" office:value="1.14" calcext:value-type="float">
            <text:p>1.14</text:p>
          </table:table-cell>
          <table:table-cell office:value-type="float" office:value="221.77225936145" calcext:value-type="float">
            <text:p>221.77225936145</text:p>
          </table:table-cell>
          <table:table-cell office:value-type="float" office:value="222" calcext:value-type="float">
            <text:p>222</text:p>
          </table:table-cell>
          <table:table-cell office:value-type="float" office:value="0.227740638549989" calcext:value-type="float">
            <text:p>0.2277406385499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1" calcext:value-type="float">
            <text:p>1.11</text:p>
          </table:table-cell>
          <table:table-cell office:value-type="float" office:value="223.640891156853" calcext:value-type="float">
            <text:p>223.640891156853</text:p>
          </table:table-cell>
          <table:table-cell office:value-type="float" office:value="224" calcext:value-type="float">
            <text:p>224</text:p>
          </table:table-cell>
          <table:table-cell office:value-type="float" office:value="0.359108843147084" calcext:value-type="float">
            <text:p>0.359108843147084</text:p>
          </table:table-cell>
          <table:table-cell table:number-columns-repeated="8"/>
          <table:table-cell office:value-type="float" office:value="1.15" calcext:value-type="float">
            <text:p>1.15</text:p>
          </table:table-cell>
          <table:table-cell office:value-type="float" office:value="223.66945245885" calcext:value-type="float">
            <text:p>223.66945245885</text:p>
          </table:table-cell>
          <table:table-cell office:value-type="float" office:value="224" calcext:value-type="float">
            <text:p>224</text:p>
          </table:table-cell>
          <table:table-cell office:value-type="float" office:value="0.33054754114994" calcext:value-type="float">
            <text:p>0.3305475411499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2" calcext:value-type="float">
            <text:p>1.12</text:p>
          </table:table-cell>
          <table:table-cell office:value-type="float" office:value="225.595035066852" calcext:value-type="float">
            <text:p>225.595035066852</text:p>
          </table:table-cell>
          <table:table-cell office:value-type="float" office:value="226" calcext:value-type="float">
            <text:p>226</text:p>
          </table:table-cell>
          <table:table-cell office:value-type="float" office:value="0.404964933147909" calcext:value-type="float">
            <text:p>0.404964933147909</text:p>
          </table:table-cell>
          <table:table-cell table:number-columns-repeated="8"/>
          <table:table-cell office:value-type="float" office:value="1.16" calcext:value-type="float">
            <text:p>1.16</text:p>
          </table:table-cell>
          <table:table-cell office:value-type="float" office:value="225.56664555625" calcext:value-type="float">
            <text:p>225.56664555625</text:p>
          </table:table-cell>
          <table:table-cell office:value-type="float" office:value="226" calcext:value-type="float">
            <text:p>226</text:p>
          </table:table-cell>
          <table:table-cell office:value-type="float" office:value="0.433354443749835" calcext:value-type="float">
            <text:p>0.43335444374983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3" calcext:value-type="float">
            <text:p>1.13</text:p>
          </table:table-cell>
          <table:table-cell office:value-type="float" office:value="227.549178976851" calcext:value-type="float">
            <text:p>227.549178976851</text:p>
          </table:table-cell>
          <table:table-cell office:value-type="float" office:value="228" calcext:value-type="float">
            <text:p>228</text:p>
          </table:table-cell>
          <table:table-cell office:value-type="float" office:value="0.450821023148791" calcext:value-type="float">
            <text:p>0.450821023148791</text:p>
          </table:table-cell>
          <table:table-cell table:number-columns-repeated="8"/>
          <table:table-cell office:value-type="float" office:value="1.17" calcext:value-type="float">
            <text:p>1.17</text:p>
          </table:table-cell>
          <table:table-cell office:value-type="float" office:value="227.46383865365" calcext:value-type="float">
            <text:p>227.46383865365</text:p>
          </table:table-cell>
          <table:table-cell office:value-type="float" office:value="228" calcext:value-type="float">
            <text:p>228</text:p>
          </table:table-cell>
          <table:table-cell office:value-type="float" office:value="0.536161346349729" calcext:value-type="float">
            <text:p>0.53616134634972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4" calcext:value-type="float">
            <text:p>1.14</text:p>
          </table:table-cell>
          <table:table-cell office:value-type="float" office:value="229.50332288685" calcext:value-type="float">
            <text:p>229.50332288685</text:p>
          </table:table-cell>
          <table:table-cell office:value-type="float" office:value="230" calcext:value-type="float">
            <text:p>230</text:p>
          </table:table-cell>
          <table:table-cell office:value-type="float" office:value="0.496677113149588" calcext:value-type="float">
            <text:p>0.496677113149588</text:p>
          </table:table-cell>
          <table:table-cell table:number-columns-repeated="8"/>
          <table:table-cell office:value-type="float" office:value="1.18" calcext:value-type="float">
            <text:p>1.18</text:p>
          </table:table-cell>
          <table:table-cell office:value-type="float" office:value="229.36103175105" calcext:value-type="float">
            <text:p>229.36103175105</text:p>
          </table:table-cell>
          <table:table-cell office:value-type="float" office:value="230" calcext:value-type="float">
            <text:p>230</text:p>
          </table:table-cell>
          <table:table-cell office:value-type="float" office:value="0.638968248949624" calcext:value-type="float">
            <text:p>0.638968248949624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5" calcext:value-type="float">
            <text:p>1.15</text:p>
          </table:table-cell>
          <table:table-cell office:value-type="float" office:value="231.457466796849" calcext:value-type="float">
            <text:p>231.457466796849</text:p>
          </table:table-cell>
          <table:table-cell office:value-type="float" office:value="232" calcext:value-type="float">
            <text:p>232</text:p>
          </table:table-cell>
          <table:table-cell office:value-type="float" office:value="0.542533203150498" calcext:value-type="float">
            <text:p>0.542533203150498</text:p>
          </table:table-cell>
          <table:table-cell table:number-columns-repeated="8"/>
          <table:table-cell office:value-type="float" office:value="1.19" calcext:value-type="float">
            <text:p>1.19</text:p>
          </table:table-cell>
          <table:table-cell office:value-type="float" office:value="231.25822484845" calcext:value-type="float">
            <text:p>231.25822484845</text:p>
          </table:table-cell>
          <table:table-cell office:value-type="float" office:value="232" calcext:value-type="float">
            <text:p>232</text:p>
          </table:table-cell>
          <table:table-cell office:value-type="float" office:value="0.741775151549518" calcext:value-type="float">
            <text:p>0.74177515154951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6" calcext:value-type="float">
            <text:p>1.16</text:p>
          </table:table-cell>
          <table:table-cell office:value-type="float" office:value="233.411610706849" calcext:value-type="float">
            <text:p>233.411610706849</text:p>
          </table:table-cell>
          <table:table-cell office:value-type="float" office:value="234" calcext:value-type="float">
            <text:p>234</text:p>
          </table:table-cell>
          <table:table-cell office:value-type="float" office:value="0.588389293151323" calcext:value-type="float">
            <text:p>0.588389293151323</text:p>
          </table:table-cell>
          <table:table-cell table:number-columns-repeated="8"/>
          <table:table-cell office:value-type="float" office:value="1.2" calcext:value-type="float">
            <text:p>1.2</text:p>
          </table:table-cell>
          <table:table-cell office:value-type="float" office:value="233.155417945851" calcext:value-type="float">
            <text:p>233.155417945851</text:p>
          </table:table-cell>
          <table:table-cell office:value-type="float" office:value="234" calcext:value-type="float">
            <text:p>234</text:p>
          </table:table-cell>
          <table:table-cell office:value-type="float" office:value="0.844582054149413" calcext:value-type="float">
            <text:p>0.8445820541494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office:value-type="float" office:value="235.365754616848" calcext:value-type="float">
            <text:p>235.365754616848</text:p>
          </table:table-cell>
          <table:table-cell office:value-type="float" office:value="236" calcext:value-type="float">
            <text:p>236</text:p>
          </table:table-cell>
          <table:table-cell office:value-type="float" office:value="0.634245383152177" calcext:value-type="float">
            <text:p>0.634245383152177</text:p>
          </table:table-cell>
          <table:table-cell table:number-columns-repeated="8"/>
          <table:table-cell office:value-type="float" office:value="1.21" calcext:value-type="float">
            <text:p>1.21</text:p>
          </table:table-cell>
          <table:table-cell office:value-type="float" office:value="235.052611043251" calcext:value-type="float">
            <text:p>235.052611043251</text:p>
          </table:table-cell>
          <table:table-cell office:value-type="float" office:value="236" calcext:value-type="float">
            <text:p>236</text:p>
          </table:table-cell>
          <table:table-cell office:value-type="float" office:value="0.947388956749307" calcext:value-type="float">
            <text:p>0.94738895674930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7" calcext:value-type="float">
            <text:p>1.17</text:p>
          </table:table-cell>
          <table:table-cell office:value-type="float" office:value="235.365754616848" calcext:value-type="float">
            <text:p>235.365754616848</text:p>
          </table:table-cell>
          <table:table-cell office:value-type="float" office:value="238" calcext:value-type="float">
            <text:p>238</text:p>
          </table:table-cell>
          <table:table-cell office:value-type="float" office:value="2.63424538315218" calcext:value-type="float">
            <text:p>2.63424538315218</text:p>
          </table:table-cell>
          <table:table-cell table:number-columns-repeated="8"/>
          <table:table-cell office:value-type="float" office:value="1.22" calcext:value-type="float">
            <text:p>1.22</text:p>
          </table:table-cell>
          <table:table-cell office:value-type="float" office:value="236.949804140651" calcext:value-type="float">
            <text:p>236.949804140651</text:p>
          </table:table-cell>
          <table:table-cell office:value-type="float" office:value="238" calcext:value-type="float">
            <text:p>238</text:p>
          </table:table-cell>
          <table:table-cell office:value-type="float" office:value="1.0501958593492" calcext:value-type="float">
            <text:p>1.0501958593492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8" calcext:value-type="float">
            <text:p>1.18</text:p>
          </table:table-cell>
          <table:table-cell office:value-type="float" office:value="237.319898526847" calcext:value-type="float">
            <text:p>237.319898526847</text:p>
          </table:table-cell>
          <table:table-cell office:value-type="float" office:value="240" calcext:value-type="float">
            <text:p>240</text:p>
          </table:table-cell>
          <table:table-cell office:value-type="float" office:value="2.680101473153" calcext:value-type="float">
            <text:p>2.680101473153</text:p>
          </table:table-cell>
          <table:table-cell table:number-columns-repeated="8"/>
          <table:table-cell office:value-type="float" office:value="1.23" calcext:value-type="float">
            <text:p>1.23</text:p>
          </table:table-cell>
          <table:table-cell office:value-type="float" office:value="238.846997238051" calcext:value-type="float">
            <text:p>238.846997238051</text:p>
          </table:table-cell>
          <table:table-cell office:value-type="float" office:value="240" calcext:value-type="float">
            <text:p>240</text:p>
          </table:table-cell>
          <table:table-cell office:value-type="float" office:value="1.1530027619491" calcext:value-type="float">
            <text:p>1.153002761949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19" calcext:value-type="float">
            <text:p>1.19</text:p>
          </table:table-cell>
          <table:table-cell office:value-type="float" office:value="239.274042436846" calcext:value-type="float">
            <text:p>239.274042436846</text:p>
          </table:table-cell>
          <table:table-cell office:value-type="float" office:value="242" calcext:value-type="float">
            <text:p>242</text:p>
          </table:table-cell>
          <table:table-cell office:value-type="float" office:value="2.72595756315386" calcext:value-type="float">
            <text:p>2.72595756315386</text:p>
          </table:table-cell>
          <table:table-cell table:number-columns-repeated="8"/>
          <table:table-cell office:value-type="float" office:value="1.24" calcext:value-type="float">
            <text:p>1.24</text:p>
          </table:table-cell>
          <table:table-cell office:value-type="float" office:value="240.744190335451" calcext:value-type="float">
            <text:p>240.744190335451</text:p>
          </table:table-cell>
          <table:table-cell office:value-type="float" office:value="242" calcext:value-type="float">
            <text:p>242</text:p>
          </table:table-cell>
          <table:table-cell office:value-type="float" office:value="1.25580966454899" calcext:value-type="float">
            <text:p>1.2558096645489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" calcext:value-type="float">
            <text:p>1.2</text:p>
          </table:table-cell>
          <table:table-cell office:value-type="float" office:value="241.228186346845" calcext:value-type="float">
            <text:p>241.228186346845</text:p>
          </table:table-cell>
          <table:table-cell office:value-type="float" office:value="244" calcext:value-type="float">
            <text:p>244</text:p>
          </table:table-cell>
          <table:table-cell office:value-type="float" office:value="2.77181365315471" calcext:value-type="float">
            <text:p>2.77181365315471</text:p>
          </table:table-cell>
          <table:table-cell table:number-columns-repeated="8"/>
          <table:table-cell office:value-type="float" office:value="1.25" calcext:value-type="float">
            <text:p>1.25</text:p>
          </table:table-cell>
          <table:table-cell office:value-type="float" office:value="242.641383432851" calcext:value-type="float">
            <text:p>242.641383432851</text:p>
          </table:table-cell>
          <table:table-cell office:value-type="float" office:value="244" calcext:value-type="float">
            <text:p>244</text:p>
          </table:table-cell>
          <table:table-cell office:value-type="float" office:value="1.35861656714889" calcext:value-type="float">
            <text:p>1.358616567148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1" calcext:value-type="float">
            <text:p>1.21</text:p>
          </table:table-cell>
          <table:table-cell office:value-type="float" office:value="243.182330256844" calcext:value-type="float">
            <text:p>243.182330256844</text:p>
          </table:table-cell>
          <table:table-cell office:value-type="float" office:value="246" calcext:value-type="float">
            <text:p>246</text:p>
          </table:table-cell>
          <table:table-cell office:value-type="float" office:value="2.81766974315553" calcext:value-type="float">
            <text:p>2.81766974315553</text:p>
          </table:table-cell>
          <table:table-cell table:number-columns-repeated="8"/>
          <table:table-cell office:value-type="float" office:value="1.25" calcext:value-type="float">
            <text:p>1.25</text:p>
          </table:table-cell>
          <table:table-cell office:value-type="float" office:value="242.641383432851" calcext:value-type="float">
            <text:p>242.641383432851</text:p>
          </table:table-cell>
          <table:table-cell office:value-type="float" office:value="246" calcext:value-type="float">
            <text:p>246</text:p>
          </table:table-cell>
          <table:table-cell office:value-type="float" office:value="3.35861656714889" calcext:value-type="float">
            <text:p>3.35861656714889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2" calcext:value-type="float">
            <text:p>1.22</text:p>
          </table:table-cell>
          <table:table-cell office:value-type="float" office:value="245.136474166844" calcext:value-type="float">
            <text:p>245.136474166844</text:p>
          </table:table-cell>
          <table:table-cell office:value-type="float" office:value="248" calcext:value-type="float">
            <text:p>248</text:p>
          </table:table-cell>
          <table:table-cell office:value-type="float" office:value="2.86352583315639" calcext:value-type="float">
            <text:p>2.86352583315639</text:p>
          </table:table-cell>
          <table:table-cell table:number-columns-repeated="8"/>
          <table:table-cell office:value-type="float" office:value="1.26" calcext:value-type="float">
            <text:p>1.26</text:p>
          </table:table-cell>
          <table:table-cell office:value-type="float" office:value="244.538576530251" calcext:value-type="float">
            <text:p>244.538576530251</text:p>
          </table:table-cell>
          <table:table-cell office:value-type="float" office:value="248" calcext:value-type="float">
            <text:p>248</text:p>
          </table:table-cell>
          <table:table-cell office:value-type="float" office:value="3.46142346974881" calcext:value-type="float">
            <text:p>3.4614234697488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3" calcext:value-type="float">
            <text:p>1.23</text:p>
          </table:table-cell>
          <table:table-cell office:value-type="float" office:value="247.090618076843" calcext:value-type="float">
            <text:p>247.090618076843</text:p>
          </table:table-cell>
          <table:table-cell office:value-type="float" office:value="250" calcext:value-type="float">
            <text:p>250</text:p>
          </table:table-cell>
          <table:table-cell office:value-type="float" office:value="2.90938192315721" calcext:value-type="float">
            <text:p>2.90938192315721</text:p>
          </table:table-cell>
          <table:table-cell table:number-columns-repeated="8"/>
          <table:table-cell office:value-type="float" office:value="1.27" calcext:value-type="float">
            <text:p>1.27</text:p>
          </table:table-cell>
          <table:table-cell office:value-type="float" office:value="246.435769627651" calcext:value-type="float">
            <text:p>246.435769627651</text:p>
          </table:table-cell>
          <table:table-cell office:value-type="float" office:value="250" calcext:value-type="float">
            <text:p>250</text:p>
          </table:table-cell>
          <table:table-cell office:value-type="float" office:value="3.5642303723487" calcext:value-type="float">
            <text:p>3.564230372348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4" calcext:value-type="float">
            <text:p>1.24</text:p>
          </table:table-cell>
          <table:table-cell office:value-type="float" office:value="249.044761986842" calcext:value-type="float">
            <text:p>249.044761986842</text:p>
          </table:table-cell>
          <table:table-cell office:value-type="float" office:value="252" calcext:value-type="float">
            <text:p>252</text:p>
          </table:table-cell>
          <table:table-cell office:value-type="float" office:value="2.95523801315807" calcext:value-type="float">
            <text:p>2.95523801315807</text:p>
          </table:table-cell>
          <table:table-cell table:number-columns-repeated="8"/>
          <table:table-cell office:value-type="float" office:value="1.3" calcext:value-type="float">
            <text:p>1.3</text:p>
          </table:table-cell>
          <table:table-cell office:value-type="float" office:value="252.127348919852" calcext:value-type="float">
            <text:p>252.127348919852</text:p>
          </table:table-cell>
          <table:table-cell office:value-type="float" office:value="252" calcext:value-type="float">
            <text:p>252</text:p>
          </table:table-cell>
          <table:table-cell office:value-type="float" office:value="-0.127348919851613" calcext:value-type="float">
            <text:p>-0.127348919851613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.27" calcext:value-type="float">
            <text:p>1.27</text:p>
          </table:table-cell>
          <table:table-cell office:value-type="float" office:value="254.907193716839" calcext:value-type="float">
            <text:p>254.907193716839</text:p>
          </table:table-cell>
          <table:table-cell office:value-type="float" office:value="254" calcext:value-type="float">
            <text:p>254</text:p>
          </table:table-cell>
          <table:table-cell office:value-type="float" office:value="-0.907193716839402" calcext:value-type="float">
            <text:p>-0.907193716839402</text:p>
          </table:table-cell>
          <table:table-cell table:number-columns-repeated="8"/>
          <table:table-cell office:value-type="float" office:value="1.32" calcext:value-type="float">
            <text:p>1.32</text:p>
          </table:table-cell>
          <table:table-cell office:value-type="float" office:value="255.921735114652" calcext:value-type="float">
            <text:p>255.921735114652</text:p>
          </table:table-cell>
          <table:table-cell office:value-type="float" office:value="254" calcext:value-type="float">
            <text:p>254</text:p>
          </table:table-cell>
          <table:table-cell office:value-type="float" office:value="-1.92173511465182" calcext:value-type="float">
            <text:p>-1.9217351146518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 style:data-style-name="N2" text:time-value="13:57:38.2680272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7T14:06:22.455674271</dc:date>
    <meta:editing-duration>PT16M29S</meta:editing-duration>
    <meta:editing-cycles>2</meta:editing-cycles>
    <meta:generator>LibreOffice/6.4.4.2$Linux_X86_64 LibreOffice_project/40$Build-2</meta:generator>
    <meta:document-statistic meta:table-count="1" meta:cell-count="254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peed_ramp.A1:speed_ramp.C119" chart:data-source-has-labels="column" svg:x="0.32cm" svg:y="0.18cm" svg:width="12.508cm" svg:height="8.64cm">
          <chartooo:coordinate-region svg:x="1.047cm" svg:y="0.301cm" svg:width="11.781cm" svg:height="7.517cm"/>
          <chart:axis chart:dimension="x" chart:name="primary-x" chart:style-name="ch4" chartooo:axis-type="auto">
            <chartooo:date-scale/>
            <chart:categories table:cell-range-address="speed_ramp.A1:speed_ramp.A1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peed_ramp.B1:speed_ramp.B119" chart:class="chart:line">
            <chart:data-point chart:repeated="119"/>
          </chart:series>
          <chart:series chart:style-name="ch7" chart:values-cell-range-address="speed_ramp.C1:speed_ramp.C119" chart:class="chart:line">
            <chart:data-point chart:repeated="1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18">
                <text:p>18</text:p>
                <draw:g>
                  <svg:desc>speed_ramp.A1:speed_ramp.A119</svg:desc>
                </draw:g>
              </table:table-cell>
              <table:table-cell office:value-type="float" office:value="0.03">
                <text:p>0.03</text:p>
                <draw:g>
                  <svg:desc>speed_ramp.B1:speed_ramp.B119</svg:desc>
                </draw:g>
              </table:table-cell>
              <table:table-cell office:value-type="float" office:value="0.04">
                <text:p>0.04</text:p>
                <draw:g>
                  <svg:desc>speed_ramp.C1:speed_ramp.C119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5">
                <text:p>0.0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6">
                <text:p>0.06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8">
                <text:p>0.08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9">
                <text:p>0.09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1">
                <text:p>0.1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1">
                <text:p>0.1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13">
                <text:p>0.13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14">
                <text:p>0.14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15">
                <text:p>0.15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16">
                <text:p>0.16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">
                <text:p>0.17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18">
                <text:p>0.18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19">
                <text:p>0.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">
                <text:p>0.2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21">
                <text:p>0.21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2">
                <text:p>0.22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3">
                <text:p>0.23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24">
                <text:p>0.24</text:p>
              </table:table-cell>
              <table:table-cell office:value-type="float" office:value="0.26">
                <text:p>0.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25">
                <text:p>0.25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26">
                <text:p>0.26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7">
                <text:p>0.27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28">
                <text:p>0.2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">
                <text:p>0.29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3">
                <text:p>0.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31">
                <text:p>0.3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2">
                <text:p>0.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34">
                <text:p>0.3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35">
                <text:p>0.35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36">
                <text:p>0.36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37">
                <text:p>0.3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8">
                <text:p>0.38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39">
                <text:p>0.3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4">
                <text:p>0.4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41">
                <text:p>0.41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42">
                <text:p>0.4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43">
                <text:p>0.43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44">
                <text:p>0.44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45">
                <text:p>0.4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46">
                <text:p>0.4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47">
                <text:p>0.47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8">
                <text:p>0.4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49">
                <text:p>0.49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">
                <text:p>0.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51">
                <text:p>0.51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52">
                <text:p>0.5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3">
                <text:p>0.5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54">
                <text:p>0.5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55">
                <text:p>0.55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56">
                <text:p>0.56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7">
                <text:p>0.57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58">
                <text:p>0.58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">
                <text:p>0.6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6">
                <text:p>0.6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1">
                <text:p>0.61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62">
                <text:p>0.6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4">
                <text:p>0.64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5">
                <text:p>0.65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6">
                <text:p>0.6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67">
                <text:p>0.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9">
                <text:p>0.69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">
                <text:p>0.7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1">
                <text:p>0.71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72">
                <text:p>0.72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3">
                <text:p>0.7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4">
                <text:p>0.74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5">
                <text:p>0.75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6">
                <text:p>0.76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7">
                <text:p>0.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8">
                <text:p>0.78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9">
                <text:p>0.7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">
                <text:p>0.8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1">
                <text:p>0.8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2">
                <text:p>0.8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3">
                <text:p>0.8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4">
                <text:p>0.84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5">
                <text:p>0.8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86">
                <text:p>0.86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87">
                <text:p>0.8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8">
                <text:p>0.8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89">
                <text:p>0.89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9">
                <text:p>0.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1">
                <text:p>0.91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92">
                <text:p>0.92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93">
                <text:p>0.9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94">
                <text:p>0.94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95">
                <text:p>0.9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96">
                <text:p>0.96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8">
                <text:p>0.9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99">
                <text:p>0.99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.01">
                <text:p>1.0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.02">
                <text:p>1.0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.03">
                <text:p>1.0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.04">
                <text:p>1.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.05">
                <text:p>1.0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.06">
                <text:p>1.0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.07">
                <text:p>1.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.08">
                <text:p>1.0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.09">
                <text:p>1.0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.1">
                <text:p>1.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.11">
                <text:p>1.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.12">
                <text:p>1.1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.13">
                <text:p>1.1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.14">
                <text:p>1.1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.15">
                <text:p>1.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.16">
                <text:p>1.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.17">
                <text:p>1.1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.17">
                <text:p>1.1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.18">
                <text:p>1.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.19">
                <text:p>1.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.2">
                <text:p>1.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.21">
                <text:p>1.2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.22">
                <text:p>1.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3">
                <text:p>1.2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.24">
                <text:p>1.2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.27">
                <text:p>1.27</text:p>
              </table:table-cell>
              <table:table-cell office:value-type="float" office:value="1.32">
                <text:p>1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